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f99" officeooo:paragraph-rsid="0016ff99"/>
    </style:style>
    <style:style style:name="T1" style:family="text">
      <style:text-properties officeooo:rsid="001808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lts of running netstet on port 9001 <text:span text:style-name="T1">BOTH AMORY and BITCOIN-QT running</text:span></text:p>
      <text:p text:style-name="P1"/>
      <text:p text:style-name="P1">user@user-pc:~$ netstat 9001</text:p>
      <text:p text:style-name="P1"/>
      <text:p text:style-name="P1">Active Internet connections (w/o servers)</text:p>
      <text:p text:style-name="P1">Proto Recv-Q Send-Q Local Address <text:s text:c="10"/>Foreign Address <text:s text:c="8"/>State <text:s text:c="5"/></text:p>
      <text:p text:style-name="P1">tcp <text:s text:c="7"/>0 <text:s text:c="5"/>0 user-pc:34616 <text:s text:c="10"/>ec2-3-15-176-134.u:8333 ESTABLISHED</text:p>
      <text:p text:style-name="P1">tcp <text:s text:c="7"/>0 <text:s text:c="5"/>0 user-pc:53814 <text:s text:c="10"/>13.107.21.200:https <text:s text:c="4"/>TIME_WAIT <text:s/></text:p>
      <text:p text:style-name="P1">tcp <text:s text:c="7"/>0 <text:s text:c="5"/>0 user-pc:55956 <text:s text:c="10"/>32.12.117.34.bc.g:https ESTABLISHED</text:p>
      <text:p text:style-name="P1">tcp <text:s text:c="7"/>0 <text:s text:c="5"/>0 user-pc:42398 <text:s text:c="10"/>204.68.111.106:https <text:s text:c="3"/>TIME_WAIT <text:s/></text:p>
      <text:p text:style-name="P1">tcp <text:s text:c="7"/>0 <text:s text:c="5"/>0 user-pc:36816 <text:s text:c="10"/>a23-3-118-15.depl:https ESTABLISHED</text:p>
      <text:p text:style-name="P1">tcp <text:s text:c="7"/>0 <text:s text:c="5"/>0 user-pc:47684 <text:s text:c="10"/>lfbn-mon-1-565-253:8333 ESTABLISHED</text:p>
      <text:p text:style-name="P1">tcp <text:s text:c="7"/>0 <text:s text:c="5"/>0 user-pc:40820 <text:s text:c="10"/>ec2-3-216-211-240:https ESTABLISHED</text:p>
      <text:p text:style-name="P1">tcp <text:s text:c="7"/>0 <text:s text:c="5"/>0 user-pc:49614 <text:s text:c="10"/>104.22.5.207:https <text:s text:c="5"/>ESTABLISHED</text:p>
      <text:p text:style-name="P1">tcp <text:s text:c="7"/>0 <text:s text:c="5"/>0 user-pc:39308 <text:s text:c="10"/>84-27-155-17.cable:8333 ESTABLISHED</text:p>
      <text:p text:style-name="P1">tcp <text:s text:c="7"/>0 <text:s text:c="5"/>0 user-pc:54458 <text:s text:c="10"/>a172-232-7-195.dep:http TIME_WAIT <text:s/></text:p>
      <text:p text:style-name="P1">tcp <text:s text:c="7"/>0 <text:s text:c="5"/>0 user-pc:48752 <text:s text:c="10"/>72.21.91.29:http <text:s text:c="7"/>TIME_WAIT <text:s/></text:p>
      <text:p text:style-name="P1">tcp <text:s text:c="7"/>0 <text:s text:c="5"/>0 user-pc:53156 <text:s text:c="10"/>static.163.98.76.1:8333 ESTABLISHED</text:p>
      <text:p text:style-name="P1">tcp <text:s text:c="7"/>0 <text:s text:c="3"/>169 user-pc:53148 <text:s text:c="10"/>47.94.243.77:8333 <text:s text:c="6"/>ESTABLISHED</text:p>
      <text:p text:style-name="P1">tcp <text:s text:c="7"/>0 <text:s text:c="5"/>0 user-pc:47640 <text:s text:c="10"/>lga34s32-in-f10.1:https TIME_WAIT <text:s/></text:p>
      <text:p text:style-name="P1">tcp <text:s text:c="7"/>0 <text:s text:c="5"/>0 user-pc:48856 <text:s text:c="10"/>104.16.248.249:https <text:s text:c="3"/>ESTABLISHED</text:p>
      <text:p text:style-name="P1">tcp <text:s text:c="7"/>0 <text:s text:c="5"/>0 user-pc:48748 <text:s text:c="10"/>72.21.91.29:http <text:s text:c="7"/>TIME_WAIT <text:s/></text:p>
      <text:p text:style-name="P1">tcp <text:s text:c="7"/>0 <text:s text:c="5"/>0 user-pc:40744 <text:s text:c="10"/>ec2-3-216-211-240:https TIME_WAIT <text:s/></text:p>
      <text:p text:style-name="P1">tcp <text:s text:c="7"/>0 <text:s text:c="5"/>0 user-pc:47566 <text:s text:c="10"/>h-94-254-64-144.A4:8333 ESTABLISHED</text:p>
      <text:p text:style-name="P1">tcp <text:s text:c="7"/>0 <text:s text:c="5"/>0 user-pc:48746 <text:s text:c="10"/>72.21.91.29:http <text:s text:c="7"/>TIME_WAIT <text:s/></text:p>
      <text:p text:style-name="P1">tcp <text:s text:c="7"/>0 <text:s text:c="5"/>0 user-pc:44088 <text:s text:c="10"/>customer.worldstre:8333 ESTABLISHED</text:p>
      <text:p text:style-name="P1">tcp <text:s text:c="7"/>0 <text:s text:c="5"/>0 user-pc:35590 <text:s text:c="10"/>stackoverflow.com:https ESTABLISHED</text:p>
      <text:p text:style-name="P1">tcp <text:s text:c="7"/>0 <text:s text:c="5"/>0 user-pc:44918 <text:s text:c="10"/>178-85-97-102.dyna:8333 ESTABLISHED</text:p>
      <text:p text:style-name="P1">tcp <text:s text:c="7"/>0 <text:s text:c="5"/>0 localhost:47776 <text:s text:c="8"/>localhost:63501 <text:s text:c="8"/>ESTABLISHED</text:p>
      <text:p text:style-name="P1">tcp <text:s text:c="7"/>0 <text:s text:c="5"/>0 user-pc:57002 <text:s text:c="10"/>151.101.65.69:https <text:s text:c="4"/>ESTABLISHED</text:p>
      <text:p text:style-name="P1">tcp <text:s text:c="7"/>0 <text:s text:c="5"/>0 user-pc:33242 <text:s text:c="10"/>ec2-35-82-218-35.:https ESTABLISHED</text:p>
      <text:p text:style-name="P1">tcp <text:s text:c="7"/>0 <text:s text:c="5"/>0 user-pc:48882 <text:s text:c="10"/>72.21.91.70:https <text:s text:c="6"/>ESTABLISHED</text:p>
      <text:p text:style-name="P1">tcp <text:s text:c="7"/>0 <text:s text:c="5"/>0 user-pc:42600 <text:s text:c="10"/>195.136.152.164:8333 <text:s text:c="3"/>ESTABLISHED</text:p>
      <text:p text:style-name="P1">tcp <text:s text:c="7"/>0 <text:s text:c="5"/>0 user-pc:42500 <text:s text:c="10"/>104.16.19.94:https <text:s text:c="5"/>TIME_WAIT <text:s/></text:p>
      <text:p text:style-name="P1">tcp <text:s text:c="7"/>0 <text:s text:c="5"/>0 user-pc:42282 <text:s text:c="10"/>e2.ycpi.vip.nya.y:https ESTABLISHED</text:p>
      <text:p text:style-name="P1">tcp <text:s text:c="7"/>0 <text:s text:c="5"/>0 user-pc:48780 <text:s text:c="10"/>104.16.248.249:https <text:s text:c="3"/>TIME_WAIT <text:s/></text:p>
      <text:p text:style-name="P1">tcp <text:s text:c="7"/>0 <text:s text:c="5"/>0 user-pc:39024 <text:s text:c="10"/>server.top-passwo:https TIME_WAIT <text:s/></text:p>
      <text:p text:style-name="P1">tcp <text:s text:c="7"/>0 <text:s text:c="5"/>0 localhost:63501 <text:s text:c="8"/>localhost:47718 <text:s text:c="8"/>TIME_WAIT <text:s/></text:p>
      <text:p text:style-name="P1">tcp <text:s text:c="7"/>0 <text:s text:c="5"/>0 user-pc:60306 <text:s text:c="10"/>gost.wgops.com:8333 <text:s text:c="4"/>ESTABLISHED</text:p>
      <text:p text:style-name="P1">tcp <text:s text:c="7"/>0 <text:s text:c="5"/>0 user-pc:38716 <text:s text:c="10"/>a173-223-236-190.:https ESTABLISHED</text:p>
      <text:p text:style-name="P1">tcp <text:s text:c="7"/>0 <text:s text:c="5"/>0 localhost:63501 <text:s text:c="8"/>localhost:47694 <text:s text:c="8"/>TIME_WAIT <text:s/></text:p>
      <text:p text:style-name="P1">tcp <text:s text:c="7"/>0 <text:s text:c="5"/>0 user-pc:48750 <text:s text:c="10"/>72.21.91.29:http <text:s text:c="7"/>TIME_WAIT <text:s/></text:p>
      <text:p text:style-name="P1">tcp <text:s text:c="7"/>0 <text:s text:c="5"/>0 user-pc:60378 <text:s text:c="10"/>192.0.73.2:https <text:s text:c="7"/>ESTABLISHED</text:p>
      <text:p text:style-name="P1">tcp <text:s text:c="7"/>0 <text:s text:c="5"/>0 localhost:8333 <text:s text:c="9"/>localhost:44498 <text:s text:c="8"/>ESTABLISHED</text:p>
      <text:p text:style-name="P1">tcp <text:s text:c="7"/>0 <text:s text:c="5"/>0 user-pc:48744 <text:s text:c="10"/>72.21.91.29:http <text:s text:c="7"/>TIME_WAIT <text:s/></text:p>
      <text:p text:style-name="P1">tcp <text:s text:c="7"/>0 <text:s text:c="5"/>0 user-pc:45656 <text:s text:c="10"/>52.149.246.39:https <text:s text:c="4"/>TIME_WAIT <text:s/></text:p>
      <text:p text:style-name="P1">tcp <text:s text:c="7"/>0 <text:s text:c="5"/>0 user-pc:54318 <text:s text:c="10"/>104.18.14.218:https <text:s text:c="4"/>TIME_WAIT <text:s/></text:p>
      <text:p text:style-name="P1">tcp <text:s text:c="7"/>0 <text:s text:c="5"/>0 user-pc:53892 <text:s text:c="10"/>13.107.21.200:https <text:s text:c="4"/>ESTABLISHED</text:p>
      <text:p text:style-name="P1">tcp <text:s text:c="7"/>0 <text:s text:c="5"/>0 user-pc:49534 <text:s text:c="10"/>104.22.5.207:https <text:s text:c="5"/>TIME_WAIT <text:s/></text:p>
      <text:p text:style-name="P1"><text:soft-page-break/>tcp <text:s text:c="7"/>0 <text:s text:c="5"/>0 localhost:63501 <text:s text:c="8"/>localhost:47776 <text:s text:c="8"/>ESTABLISHED</text:p>
      <text:p text:style-name="P1">tcp <text:s text:c="7"/>0 <text:s text:c="5"/>0 localhost:44498 <text:s text:c="8"/>localhost:8333 <text:s text:c="9"/>ESTABLISHED</text:p>
      <text:p text:style-name="P1">tcp <text:s text:c="7"/>0 <text:s text:c="5"/>0 user-pc:51618 <text:s text:c="10"/>151.101.208.193:https <text:s text:c="2"/>ESTABLISHED</text:p>
      <text:p text:style-name="P1">udp <text:s text:c="7"/>0 <text:s text:c="5"/>0 user-pc:bootpc <text:s text:c="9"/>G3100.myfiosgate:bootps ESTABLISHED</text:p>
      <text:p text:style-name="P1">Active UNIX domain sockets (w/o servers)</text:p>
      <text:p text:style-name="P1">Proto RefCnt Flags <text:s text:c="6"/>Type <text:s text:c="6"/>State <text:s text:c="8"/>I-Node <text:s text:c="2"/>Path</text:p>
      <text:p text:style-name="P1">unix <text:s/>2 <text:s text:c="5"/>[ ] <text:s text:c="8"/>DGRAM <text:s text:c="19"/>40955 <text:s text:c="3"/>/run/user/1000/systemd/notify</text:p>
      <text:p text:style-name="P1">unix <text:s/>2 <text:s text:c="5"/>[ ] <text:s text:c="8"/>DGRAM <text:s text:c="19"/>16327 <text:s text:c="3"/>/run/wpa_supplicant/wlp0s20f3</text:p>
      <text:p text:style-name="P1">unix <text:s/>4 <text:s text:c="5"/>[ ] <text:s text:c="8"/>DGRAM <text:s text:c="19"/>26712 <text:s text:c="3"/>/run/systemd/notify</text:p>
      <text:p text:style-name="P1">unix <text:s/>2 <text:s text:c="5"/>[ ] <text:s text:c="8"/>DGRAM <text:s text:c="19"/>26727 <text:s text:c="3"/>/run/systemd/journal/syslog</text:p>
      <text:p text:style-name="P1">unix <text:s/>20 <text:s text:c="4"/>[ ] <text:s text:c="8"/>DGRAM <text:s text:c="19"/>26737 <text:s text:c="3"/>/run/systemd/journal/dev-log</text:p>
      <text:p text:style-name="P1">unix <text:s/>8 <text:s text:c="5"/>[ ] <text:s text:c="8"/>DGRAM <text:s text:c="19"/>26741 <text:s text:c="3"/>/run/systemd/journal/socket</text:p>
      <text:p text:style-name="P1">unix <text:s/>2 <text:s text:c="5"/>[ ] <text:s text:c="8"/>STREAM <text:s text:c="4"/>CONNECTED <text:s text:c="4"/>60930 <text:s text:c="3"/></text:p>
      <text:p text:style-name="P1">unix <text:s/>3 <text:s text:c="5"/>[ ] <text:s text:c="8"/>STREAM <text:s text:c="4"/>CONNECTED <text:s text:c="4"/>51684 <text:s text:c="3"/>/run/systemd/journal/stdout</text:p>
      <text:p text:style-name="P1">unix <text:s/>3 <text:s text:c="5"/>[ ] <text:s text:c="8"/>STREAM <text:s text:c="4"/>CONNECTED <text:s text:c="4"/>40467 <text:s text:c="3"/>/run/dbus/system_bus_socket</text:p>
      <text:p text:style-name="P1">unix <text:s/>3 <text:s text:c="5"/>[ ] <text:s text:c="8"/>STREAM <text:s text:c="4"/>CONNECTED <text:s text:c="4"/>39047 <text:s text:c="3"/></text:p>
      <text:p text:style-name="P1">unix <text:s/>3 <text:s text:c="5"/>[ ] <text:s text:c="8"/>STREAM <text:s text:c="4"/>CONNECTED <text:s text:c="4"/>22920 <text:s text:c="3"/>/run/systemd/journal/stdout</text:p>
      <text:p text:style-name="P1">unix <text:s/>3 <text:s text:c="5"/>[ ] <text:s text:c="8"/>STREAM <text:s text:c="4"/>CONNECTED <text:s text:c="4"/>78589 <text:s text:c="3"/></text:p>
      <text:p text:style-name="P1">unix <text:s/>3 <text:s text:c="5"/>[ ] <text:s text:c="8"/>STREAM <text:s text:c="4"/>CONNECTED <text:s text:c="4"/>63522 <text:s text:c="3"/></text:p>
      <text:p text:style-name="P1">unix <text:s/>3 <text:s text:c="5"/>[ ] <text:s text:c="8"/>SEQPACKET <text:s/>CONNECTED <text:s text:c="4"/>93178 <text:s text:c="3"/></text:p>
      <text:p text:style-name="P1">unix <text:s/>3 <text:s text:c="5"/>[ ] <text:s text:c="8"/>STREAM <text:s text:c="4"/>CONNECTED <text:s text:c="4"/>93882 <text:s text:c="3"/></text:p>
      <text:p text:style-name="P1">unix <text:s/>3 <text:s text:c="5"/>[ ] <text:s text:c="8"/>STREAM <text:s text:c="4"/>CONNECTED <text:s text:c="4"/>57454 <text:s text:c="3"/>/run/user/1000/bus</text:p>
      <text:p text:style-name="P1">unix <text:s/>3 <text:s text:c="5"/>[ ] <text:s text:c="8"/>STREAM <text:s text:c="4"/>CONNECTED <text:s text:c="4"/>23338 <text:s text:c="3"/></text:p>
      <text:p text:style-name="P1">unix <text:s/>3 <text:s text:c="5"/>[ ] <text:s text:c="8"/>STREAM <text:s text:c="4"/>CONNECTED <text:s text:c="4"/>59586 <text:s text:c="3"/></text:p>
      <text:p text:style-name="P1">unix <text:s/>3 <text:s text:c="5"/>[ ] <text:s text:c="8"/>STREAM <text:s text:c="4"/>CONNECTED <text:s text:c="4"/>46230 <text:s text:c="3"/></text:p>
      <text:p text:style-name="P1">unix <text:s/>3 <text:s text:c="5"/>[ ] <text:s text:c="8"/>STREAM <text:s text:c="4"/>CONNECTED <text:s text:c="4"/>88534 <text:s text:c="3"/>@/dbus-vfs-daemon/socket-Oob2oi8u</text:p>
      <text:p text:style-name="P1">unix <text:s/>2 <text:s text:c="5"/>[ ] <text:s text:c="8"/>DGRAM <text:s text:c="19"/>54276 <text:s text:c="3"/></text:p>
      <text:p text:style-name="P1">unix <text:s/>3 <text:s text:c="5"/>[ ] <text:s text:c="8"/>STREAM <text:s text:c="4"/>CONNECTED <text:s text:c="4"/>38327 <text:s text:c="3"/>/run/systemd/journal/stdout</text:p>
      <text:p text:style-name="P1">unix <text:s/>3 <text:s text:c="5"/>[ ] <text:s text:c="8"/>STREAM <text:s text:c="4"/>CONNECTED <text:s text:c="4"/>60818 <text:s text:c="3"/></text:p>
      <text:p text:style-name="P1">unix <text:s/>3 <text:s text:c="5"/>[ ] <text:s text:c="8"/>STREAM <text:s text:c="4"/>CONNECTED <text:s text:c="4"/>23465 <text:s text:c="3"/>@/tmp/dbus-YoFd7DSF5A</text:p>
      <text:p text:style-name="P1">unix <text:s/>3 <text:s text:c="5"/>[ ] <text:s text:c="8"/>STREAM <text:s text:c="4"/>CONNECTED <text:s text:c="4"/>55440 <text:s text:c="3"/>/run/dbus/system_bus_socket</text:p>
      <text:p text:style-name="P1">unix <text:s/>3 <text:s text:c="5"/>[ ] <text:s text:c="8"/>STREAM <text:s text:c="4"/>CONNECTED <text:s text:c="4"/>51829 <text:s text:c="3"/></text:p>
      <text:p text:style-name="P1">unix <text:s/>3 <text:s text:c="5"/>[ ] <text:s text:c="8"/>STREAM <text:s text:c="4"/>CONNECTED <text:s text:c="4"/>46287 <text:s text:c="3"/></text:p>
      <text:p text:style-name="P1">unix <text:s/>3 <text:s text:c="5"/>[ ] <text:s text:c="8"/>STREAM <text:s text:c="4"/>CONNECTED <text:s text:c="4"/>41904 <text:s text:c="3"/>/run/user/1000/bus</text:p>
      <text:p text:style-name="P1">unix <text:s/>3 <text:s text:c="5"/>[ ] <text:s text:c="8"/>STREAM <text:s text:c="4"/>CONNECTED <text:s text:c="4"/>57373 <text:s text:c="3"/>/run/systemd/journal/stdout</text:p>
      <text:p text:style-name="P1">unix <text:s/>3 <text:s text:c="5"/>[ ] <text:s text:c="8"/>STREAM <text:s text:c="4"/>CONNECTED <text:s text:c="4"/>38757 <text:s text:c="3"/>/run/systemd/journal/stdout</text:p>
      <text:p text:style-name="P1">unix <text:s/>3 <text:s text:c="5"/>[ ] <text:s text:c="8"/>STREAM <text:s text:c="4"/>CONNECTED <text:s text:c="4"/>23203 <text:s text:c="3"/>/run/dbus/system_bus_socket</text:p>
      <text:p text:style-name="P1">unix <text:s/>2 <text:s text:c="5"/>[ ] <text:s text:c="8"/>DGRAM <text:s text:c="19"/>87032 <text:s text:c="3"/></text:p>
      <text:p text:style-name="P1">unix <text:s/>3 <text:s text:c="5"/>[ ] <text:s text:c="8"/>STREAM <text:s text:c="4"/>CONNECTED <text:s text:c="4"/>60938 <text:s text:c="3"/></text:p>
      <text:p text:style-name="P1">unix <text:s/>3 <text:s text:c="5"/>[ ] <text:s text:c="8"/>STREAM <text:s text:c="4"/>CONNECTED <text:s text:c="4"/>47888 <text:s text:c="3"/></text:p>
      <text:p text:style-name="P1">unix <text:s/>3 <text:s text:c="5"/>[ ] <text:s text:c="8"/>STREAM <text:s text:c="4"/>CONNECTED <text:s text:c="4"/>38362 <text:s text:c="3"/></text:p>
      <text:p text:style-name="P1">unix <text:s/>3 <text:s text:c="5"/>[ ] <text:s text:c="8"/>STREAM <text:s text:c="4"/>CONNECTED <text:s text:c="4"/>48996 <text:s text:c="3"/></text:p>
      <text:p text:style-name="P1">unix <text:s/>3 <text:s text:c="5"/>[ ] <text:s text:c="8"/>STREAM <text:s text:c="4"/>CONNECTED <text:s text:c="4"/>78855 <text:s text:c="3"/></text:p>
      <text:p text:style-name="P1">unix <text:s/>3 <text:s text:c="5"/>[ ] <text:s text:c="8"/>STREAM <text:s text:c="4"/>CONNECTED <text:s text:c="4"/>46655 <text:s text:c="3"/></text:p>
      <text:p text:style-name="P1">unix <text:s/>3 <text:s text:c="5"/>[ ] <text:s text:c="8"/>STREAM <text:s text:c="4"/>CONNECTED <text:s text:c="4"/>51832 <text:s text:c="3"/></text:p>
      <text:p text:style-name="P1">unix <text:s/>3 <text:s text:c="5"/>[ ] <text:s text:c="8"/>STREAM <text:s text:c="4"/>CONNECTED <text:s text:c="4"/>57366 <text:s text:c="3"/>/run/user/1000/bus</text:p>
      <text:p text:style-name="P1">unix <text:s/>3 <text:s text:c="5"/>[ ] <text:s text:c="8"/>STREAM <text:s text:c="4"/>CONNECTED <text:s text:c="4"/>36678 <text:s text:c="3"/></text:p>
      <text:p text:style-name="P1">unix <text:s/>3 <text:s text:c="5"/>[ ] <text:s text:c="8"/>SEQPACKET <text:s/>CONNECTED <text:s text:c="4"/>55786 <text:s text:c="3"/></text:p>
      <text:p text:style-name="P1">unix <text:s/>3 <text:s text:c="5"/>[ ] <text:s text:c="8"/>STREAM <text:s text:c="4"/>CONNECTED <text:s text:c="4"/>51292 <text:s text:c="3"/>/run/dbus/system_bus_socket</text:p>
      <text:p text:style-name="P1"><text:soft-page-break/>unix <text:s/>2 <text:s text:c="5"/>[ ] <text:s text:c="8"/>DGRAM <text:s text:c="19"/>31328 <text:s text:c="3"/></text:p>
      <text:p text:style-name="P1">unix <text:s/>3 <text:s text:c="5"/>[ ] <text:s text:c="8"/>STREAM <text:s text:c="4"/>CONNECTED <text:s text:c="4"/>75851 <text:s text:c="3"/>/run/user/1000/pulse/native</text:p>
      <text:p text:style-name="P1">unix <text:s/>3 <text:s text:c="5"/>[ ] <text:s text:c="8"/>STREAM <text:s text:c="4"/>CONNECTED <text:s text:c="4"/>60528 <text:s text:c="3"/></text:p>
      <text:p text:style-name="P1">unix <text:s/>3 <text:s text:c="5"/>[ ] <text:s text:c="8"/>STREAM <text:s text:c="4"/>CONNECTED <text:s text:c="4"/>58720 <text:s text:c="3"/></text:p>
      <text:p text:style-name="P1">unix <text:s/>3 <text:s text:c="5"/>[ ] <text:s text:c="8"/>STREAM <text:s text:c="4"/>CONNECTED <text:s text:c="4"/>21493 <text:s text:c="3"/></text:p>
      <text:p text:style-name="P1">unix <text:s/>3 <text:s text:c="5"/>[ ] <text:s text:c="8"/>STREAM <text:s text:c="4"/>CONNECTED <text:s text:c="4"/>49079 <text:s text:c="3"/></text:p>
      <text:p text:style-name="P1">unix <text:s/>3 <text:s text:c="5"/>[ ] <text:s text:c="8"/>SEQPACKET <text:s/>CONNECTED <text:s text:c="4"/>93177 <text:s text:c="3"/></text:p>
      <text:p text:style-name="P1">unix <text:s/>3 <text:s text:c="5"/>[ ] <text:s text:c="8"/>STREAM <text:s text:c="4"/>CONNECTED <text:s text:c="4"/>51924 <text:s text:c="3"/>/run/user/1000/bus</text:p>
      <text:p text:style-name="P1">unix <text:s/>3 <text:s text:c="5"/>[ ] <text:s text:c="8"/>STREAM <text:s text:c="4"/>CONNECTED <text:s text:c="4"/>56446 <text:s text:c="3"/></text:p>
      <text:p text:style-name="P1">unix <text:s/>3 <text:s text:c="5"/>[ ] <text:s text:c="8"/>STREAM <text:s text:c="4"/>CONNECTED <text:s text:c="4"/>56433 <text:s text:c="3"/>/run/systemd/journal/stdout</text:p>
      <text:p text:style-name="P1">unix <text:s/>3 <text:s text:c="5"/>[ ] <text:s text:c="8"/>SEQPACKET <text:s/>CONNECTED <text:s text:c="4"/>55782 <text:s text:c="3"/></text:p>
      <text:p text:style-name="P1">unix <text:s/>3 <text:s text:c="5"/>[ ] <text:s text:c="8"/>STREAM <text:s text:c="4"/>CONNECTED <text:s text:c="4"/>45899 <text:s text:c="3"/>/run/dbus/system_bus_socket</text:p>
      <text:p text:style-name="P1">unix <text:s/>3 <text:s text:c="5"/>[ ] <text:s text:c="8"/>STREAM <text:s text:c="4"/>CONNECTED <text:s text:c="4"/>60953 <text:s text:c="3"/></text:p>
      <text:p text:style-name="P1">unix <text:s/>3 <text:s text:c="5"/>[ ] <text:s text:c="8"/>STREAM <text:s text:c="4"/>CONNECTED <text:s text:c="4"/>52947 <text:s text:c="3"/>/run/systemd/journal/stdout</text:p>
      <text:p text:style-name="P1">unix <text:s/>3 <text:s text:c="5"/>[ ] <text:s text:c="8"/>STREAM <text:s text:c="4"/>CONNECTED <text:s text:c="4"/>58815 <text:s text:c="3"/></text:p>
      <text:p text:style-name="P1">unix <text:s/>3 <text:s text:c="5"/>[ ] <text:s text:c="8"/>STREAM <text:s text:c="4"/>CONNECTED <text:s text:c="4"/>46301 <text:s text:c="3"/>/run/user/1000/bus</text:p>
      <text:p text:style-name="P1">unix <text:s/>3 <text:s text:c="5"/>[ ] <text:s text:c="8"/>STREAM <text:s text:c="4"/>CONNECTED <text:s text:c="4"/>78860 <text:s text:c="3"/></text:p>
      <text:p text:style-name="P1">unix <text:s/>3 <text:s text:c="5"/>[ ] <text:s text:c="8"/>STREAM <text:s text:c="4"/>CONNECTED <text:s text:c="4"/>63167 <text:s text:c="3"/>/run/systemd/journal/stdout</text:p>
      <text:p text:style-name="P1">unix <text:s/>3 <text:s text:c="5"/>[ ] <text:s text:c="8"/>STREAM <text:s text:c="4"/>CONNECTED <text:s text:c="4"/>23358 <text:s text:c="3"/></text:p>
      <text:p text:style-name="P1">unix <text:s/>3 <text:s text:c="5"/>[ ] <text:s text:c="8"/>STREAM <text:s text:c="4"/>CONNECTED <text:s text:c="4"/>56442 <text:s text:c="3"/></text:p>
      <text:p text:style-name="P1">unix <text:s/>3 <text:s text:c="5"/>[ ] <text:s text:c="8"/>STREAM <text:s text:c="4"/>CONNECTED <text:s text:c="4"/>52793 <text:s text:c="3"/>/run/user/1000/bus</text:p>
      <text:p text:style-name="P1">unix <text:s/>3 <text:s text:c="5"/>[ ] <text:s text:c="8"/>STREAM <text:s text:c="4"/>CONNECTED <text:s text:c="4"/>77757 <text:s text:c="3"/>/run/user/1000/bus</text:p>
      <text:p text:style-name="P1">unix <text:s/>3 <text:s text:c="5"/>[ ] <text:s text:c="8"/>STREAM <text:s text:c="4"/>CONNECTED <text:s text:c="4"/>44027 <text:s text:c="3"/></text:p>
      <text:p text:style-name="P1">unix <text:s/>3 <text:s text:c="5"/>[ ] <text:s text:c="8"/>STREAM <text:s text:c="4"/>CONNECTED <text:s text:c="4"/>18852 <text:s text:c="3"/></text:p>
      <text:p text:style-name="P1">unix <text:s/>3 <text:s text:c="5"/>[ ] <text:s text:c="8"/>STREAM <text:s text:c="4"/>CONNECTED <text:s text:c="4"/>31399 <text:s text:c="3"/></text:p>
      <text:p text:style-name="P1">unix <text:s/>3 <text:s text:c="5"/>[ ] <text:s text:c="8"/>STREAM <text:s text:c="4"/>CONNECTED <text:s text:c="4"/>60954 <text:s text:c="3"/></text:p>
      <text:p text:style-name="P1">unix <text:s/>3 <text:s text:c="5"/>[ ] <text:s text:c="8"/>STREAM <text:s text:c="4"/>CONNECTED <text:s text:c="4"/>38857 <text:s text:c="3"/>/run/user/1000/bus</text:p>
      <text:p text:style-name="P1">unix <text:s/>3 <text:s text:c="5"/>[ ] <text:s text:c="8"/>STREAM <text:s text:c="4"/>CONNECTED <text:s text:c="4"/>50036 <text:s text:c="3"/>/run/dbus/system_bus_socket</text:p>
      <text:p text:style-name="P1">unix <text:s/>2 <text:s text:c="5"/>[ ] <text:s text:c="8"/>STREAM <text:s text:c="4"/>CONNECTED <text:s text:c="4"/>104062 <text:s text:c="2"/></text:p>
      <text:p text:style-name="P1">unix <text:s/>3 <text:s text:c="5"/>[ ] <text:s text:c="8"/>STREAM <text:s text:c="4"/>CONNECTED <text:s text:c="4"/>67254 <text:s text:c="3"/></text:p>
      <text:p text:style-name="P1">unix <text:s/>3 <text:s text:c="5"/>[ ] <text:s text:c="8"/>STREAM <text:s text:c="4"/>CONNECTED <text:s text:c="4"/>59652 <text:s text:c="3"/>@/tmp/dbus-YoFd7DSF5A</text:p>
      <text:p text:style-name="P1">unix <text:s/>3 <text:s text:c="5"/>[ ] <text:s text:c="8"/>STREAM <text:s text:c="4"/>CONNECTED <text:s text:c="4"/>19179 <text:s text:c="3"/></text:p>
      <text:p text:style-name="P1">unix <text:s/>3 <text:s text:c="5"/>[ ] <text:s text:c="8"/>STREAM <text:s text:c="4"/>CONNECTED <text:s text:c="4"/>92671 <text:s text:c="3"/></text:p>
      <text:p text:style-name="P1">unix <text:s/>3 <text:s text:c="5"/>[ ] <text:s text:c="8"/>STREAM <text:s text:c="4"/>CONNECTED <text:s text:c="4"/>46686 <text:s text:c="3"/></text:p>
      <text:p text:style-name="P1">unix <text:s/>3 <text:s text:c="5"/>[ ] <text:s text:c="8"/>STREAM <text:s text:c="4"/>CONNECTED <text:s text:c="4"/>23339 <text:s text:c="3"/></text:p>
      <text:p text:style-name="P1">unix <text:s/>3 <text:s text:c="5"/>[ ] <text:s text:c="8"/>STREAM <text:s text:c="4"/>CONNECTED <text:s text:c="4"/>52795 <text:s text:c="3"/>/run/systemd/journal/stdout</text:p>
      <text:p text:style-name="P1">unix <text:s/>3 <text:s text:c="5"/>[ ] <text:s text:c="8"/>STREAM <text:s text:c="4"/>CONNECTED <text:s text:c="4"/>59585 <text:s text:c="3"/></text:p>
      <text:p text:style-name="P1">unix <text:s/>2 <text:s text:c="5"/>[ ] <text:s text:c="8"/>STREAM <text:s text:c="4"/>CONNECTED <text:s text:c="4"/>55788 <text:s text:c="3"/></text:p>
      <text:p text:style-name="P1">unix <text:s/>3 <text:s text:c="5"/>[ ] <text:s text:c="8"/>STREAM <text:s text:c="4"/>CONNECTED <text:s text:c="4"/>28222 <text:s text:c="3"/></text:p>
      <text:p text:style-name="P1">unix <text:s/>3 <text:s text:c="5"/>[ ] <text:s text:c="8"/>STREAM <text:s text:c="4"/>CONNECTED <text:s text:c="4"/>58834 <text:s text:c="3"/></text:p>
      <text:p text:style-name="P1">unix <text:s/>3 <text:s text:c="5"/>[ ] <text:s text:c="8"/>STREAM <text:s text:c="4"/>CONNECTED <text:s text:c="4"/>39735 <text:s text:c="3"/></text:p>
      <text:p text:style-name="P1">unix <text:s/>3 <text:s text:c="5"/>[ ] <text:s text:c="8"/>STREAM <text:s text:c="4"/>CONNECTED <text:s text:c="4"/>48984 <text:s text:c="3"/></text:p>
      <text:p text:style-name="P1">unix <text:s/>3 <text:s text:c="5"/>[ ] <text:s text:c="8"/>STREAM <text:s text:c="4"/>CONNECTED <text:s text:c="4"/>60255 <text:s text:c="3"/></text:p>
      <text:p text:style-name="P1">unix <text:s/>3 <text:s text:c="5"/>[ ] <text:s text:c="8"/>STREAM <text:s text:c="4"/>CONNECTED <text:s text:c="4"/>63169 <text:s text:c="3"/>/run/user/1000/wayland-0</text:p>
      <text:p text:style-name="P1">unix <text:s/>3 <text:s text:c="5"/>[ ] <text:s text:c="8"/>STREAM <text:s text:c="4"/>CONNECTED <text:s text:c="4"/>41924 <text:s text:c="3"/>/run/user/1000/bus</text:p>
      <text:p text:style-name="P1">unix <text:s/>3 <text:s text:c="5"/>[ ] <text:s text:c="8"/>STREAM <text:s text:c="4"/>CONNECTED <text:s text:c="4"/>56431 <text:s text:c="3"/></text:p>
      <text:p text:style-name="P1">unix <text:s/>3 <text:s text:c="5"/>[ ] <text:s text:c="8"/>SEQPACKET <text:s/>CONNECTED <text:s text:c="4"/>55785 <text:s text:c="3"/></text:p>
      <text:p text:style-name="P1">unix <text:s/>3 <text:s text:c="5"/>[ ] <text:s text:c="8"/>STREAM <text:s text:c="4"/>CONNECTED <text:s text:c="4"/>51830 <text:s text:c="3"/>/run/user/1000/bus</text:p>
      <text:p text:style-name="P1">unix <text:s/>3 <text:s text:c="5"/>[ ] <text:s text:c="8"/>STREAM <text:s text:c="4"/>CONNECTED <text:s text:c="4"/>35679 <text:s text:c="3"/>/run/dbus/system_bus_socket</text:p>
      <text:p text:style-name="P1"><text:soft-page-break/>unix <text:s/>2 <text:s text:c="5"/>[ ] <text:s text:c="8"/>DGRAM <text:s text:c="19"/>28214 <text:s text:c="3"/></text:p>
      <text:p text:style-name="P1">unix <text:s/>3 <text:s text:c="5"/>[ ] <text:s text:c="8"/>STREAM <text:s text:c="4"/>CONNECTED <text:s text:c="4"/>81127 <text:s text:c="3"/></text:p>
      <text:p text:style-name="P1">unix <text:s/>3 <text:s text:c="5"/>[ ] <text:s text:c="8"/>STREAM <text:s text:c="4"/>CONNECTED <text:s text:c="4"/>75140 <text:s text:c="3"/></text:p>
      <text:p text:style-name="P1">unix <text:s/>3 <text:s text:c="5"/>[ ] <text:s text:c="8"/>STREAM <text:s text:c="4"/>CONNECTED <text:s text:c="4"/>56437 <text:s text:c="3"/>/run/systemd/journal/stdout</text:p>
      <text:p text:style-name="P1">unix <text:s/>3 <text:s text:c="5"/>[ ] <text:s text:c="8"/>STREAM <text:s text:c="4"/>CONNECTED <text:s text:c="4"/>58763 <text:s text:c="3"/></text:p>
      <text:p text:style-name="P1">unix <text:s/>3 <text:s text:c="5"/>[ ] <text:s text:c="8"/>STREAM <text:s text:c="4"/>CONNECTED <text:s text:c="4"/>44784 <text:s text:c="3"/></text:p>
      <text:p text:style-name="P1">unix <text:s/>2 <text:s text:c="5"/>[ ] <text:s text:c="8"/>DGRAM <text:s text:c="19"/>36297 <text:s text:c="3"/></text:p>
      <text:p text:style-name="P1">unix <text:s/>3 <text:s text:c="5"/>[ ] <text:s text:c="8"/>SEQPACKET <text:s/>CONNECTED <text:s text:c="4"/>104067 <text:s text:c="2"/></text:p>
      <text:p text:style-name="P1">unix <text:s/>3 <text:s text:c="5"/>[ ] <text:s text:c="8"/>STREAM <text:s text:c="4"/>CONNECTED <text:s text:c="4"/>48932 <text:s text:c="3"/></text:p>
      <text:p text:style-name="P1">unix <text:s/>3 <text:s text:c="5"/>[ ] <text:s text:c="8"/>STREAM <text:s text:c="4"/>CONNECTED <text:s text:c="4"/>74056 <text:s text:c="3"/>@/tmp/.ICE-unix/2189</text:p>
      <text:p text:style-name="P1">unix <text:s/>3 <text:s text:c="5"/>[ ] <text:s text:c="8"/>STREAM <text:s text:c="4"/>CONNECTED <text:s text:c="4"/>59647 <text:s text:c="3"/>@/tmp/dbus-YoFd7DSF5A</text:p>
      <text:p text:style-name="P1">unix <text:s/>3 <text:s text:c="5"/>[ ] <text:s text:c="8"/>STREAM <text:s text:c="4"/>CONNECTED <text:s text:c="4"/>46198 <text:s text:c="3"/></text:p>
      <text:p text:style-name="P1">unix <text:s/>3 <text:s text:c="5"/>[ ] <text:s text:c="8"/>DGRAM <text:s text:c="19"/>28038 <text:s text:c="3"/></text:p>
      <text:p text:style-name="P1">unix <text:s/>3 <text:s text:c="5"/>[ ] <text:s text:c="8"/>STREAM <text:s text:c="4"/>CONNECTED <text:s text:c="4"/>55480 <text:s text:c="3"/></text:p>
      <text:p text:style-name="P1">unix <text:s/>3 <text:s text:c="5"/>[ ] <text:s text:c="8"/>STREAM <text:s text:c="4"/>CONNECTED <text:s text:c="4"/>77501 <text:s text:c="3"/>/run/dbus/system_bus_socket</text:p>
      <text:p text:style-name="P1">unix <text:s/>3 <text:s text:c="5"/>[ ] <text:s text:c="8"/>SEQPACKET <text:s/>CONNECTED <text:s text:c="4"/>60935 <text:s text:c="3"/></text:p>
      <text:p text:style-name="P1">unix <text:s/>3 <text:s text:c="5"/>[ ] <text:s text:c="8"/>STREAM <text:s text:c="4"/>CONNECTED <text:s text:c="4"/>58830 <text:s text:c="3"/></text:p>
      <text:p text:style-name="P1">unix <text:s/>3 <text:s text:c="5"/>[ ] <text:s text:c="8"/>STREAM <text:s text:c="4"/>CONNECTED <text:s text:c="4"/>56435 <text:s text:c="3"/>/run/systemd/journal/stdout</text:p>
      <text:p text:style-name="P1">unix <text:s/>3 <text:s text:c="5"/>[ ] <text:s text:c="8"/>SEQPACKET <text:s/>CONNECTED <text:s text:c="4"/>108128 <text:s text:c="2"/></text:p>
      <text:p text:style-name="P1">unix <text:s/>3 <text:s text:c="5"/>[ ] <text:s text:c="8"/>STREAM <text:s text:c="4"/>CONNECTED <text:s text:c="4"/>55166 <text:s text:c="3"/>/run/user/1000/bus</text:p>
      <text:p text:style-name="P1">unix <text:s/>3 <text:s text:c="5"/>[ ] <text:s text:c="8"/>SEQPACKET <text:s/>CONNECTED <text:s text:c="4"/>91790 <text:s text:c="3"/></text:p>
      <text:p text:style-name="P1">unix <text:s/>3 <text:s text:c="5"/>[ ] <text:s text:c="8"/>STREAM <text:s text:c="4"/>CONNECTED <text:s text:c="4"/>77156 <text:s text:c="3"/>/run/user/1000/bus</text:p>
      <text:p text:style-name="P1">unix <text:s/>3 <text:s text:c="5"/>[ ] <text:s text:c="8"/>STREAM <text:s text:c="4"/>CONNECTED <text:s text:c="4"/>59635 <text:s text:c="3"/>/run/systemd/journal/stdout</text:p>
      <text:p text:style-name="P1">unix <text:s/>3 <text:s text:c="5"/>[ ] <text:s text:c="8"/>STREAM <text:s text:c="4"/>CONNECTED <text:s text:c="4"/>23320 <text:s text:c="3"/></text:p>
      <text:p text:style-name="P1">unix <text:s/>3 <text:s text:c="5"/>[ ] <text:s text:c="8"/>STREAM <text:s text:c="4"/>CONNECTED <text:s text:c="4"/>53249 <text:s text:c="3"/>/run/user/1000/bus</text:p>
      <text:p text:style-name="P1">unix <text:s/>3 <text:s text:c="5"/>[ ] <text:s text:c="8"/>STREAM <text:s text:c="4"/>CONNECTED <text:s text:c="4"/>89401 <text:s text:c="3"/></text:p>
      <text:p text:style-name="P1">unix <text:s/>3 <text:s text:c="5"/>[ ] <text:s text:c="8"/>STREAM <text:s text:c="4"/>CONNECTED <text:s text:c="4"/>59669 <text:s text:c="3"/>@/home/user/.cache/ibus/dbus-84BVNK2K</text:p>
      <text:p text:style-name="P1">unix <text:s/>3 <text:s text:c="5"/>[ ] <text:s text:c="8"/>STREAM <text:s text:c="4"/>CONNECTED <text:s text:c="4"/>47884 <text:s text:c="3"/></text:p>
      <text:p text:style-name="P1">unix <text:s/>2 <text:s text:c="5"/>[ ] <text:s text:c="8"/>DGRAM <text:s text:c="19"/>36299 <text:s text:c="3"/></text:p>
      <text:p text:style-name="P1">unix <text:s/>3 <text:s text:c="5"/>[ ] <text:s text:c="8"/>STREAM <text:s text:c="4"/>CONNECTED <text:s text:c="4"/>107598 <text:s text:c="2"/></text:p>
      <text:p text:style-name="P1">unix <text:s/>3 <text:s text:c="5"/>[ ] <text:s text:c="8"/>STREAM <text:s text:c="4"/>CONNECTED <text:s text:c="4"/>55767 <text:s text:c="3"/>@/tmp/.ICE-unix/2189</text:p>
      <text:p text:style-name="P1">unix <text:s/>3 <text:s text:c="5"/>[ ] <text:s text:c="8"/>STREAM <text:s text:c="4"/>CONNECTED <text:s text:c="4"/>61502 <text:s text:c="3"/>/run/user/1000/pulse/native</text:p>
      <text:p text:style-name="P1">unix <text:s/>3 <text:s text:c="5"/>[ ] <text:s text:c="8"/>STREAM <text:s text:c="4"/>CONNECTED <text:s text:c="4"/>55161 <text:s text:c="3"/>/run/user/1000/bus</text:p>
      <text:p text:style-name="P1">unix <text:s/>3 <text:s text:c="5"/>[ ] <text:s text:c="8"/>DGRAM <text:s text:c="19"/>28039 <text:s text:c="3"/></text:p>
      <text:p text:style-name="P1">unix <text:s/>3 <text:s text:c="5"/>[ ] <text:s text:c="8"/>STREAM <text:s text:c="4"/>CONNECTED <text:s text:c="4"/>87024 <text:s text:c="3"/></text:p>
      <text:p text:style-name="P1">unix <text:s/>3 <text:s text:c="5"/>[ ] <text:s text:c="8"/>STREAM <text:s text:c="4"/>CONNECTED <text:s text:c="4"/>43476 <text:s text:c="3"/></text:p>
      <text:p text:style-name="P1">unix <text:s/>3 <text:s text:c="5"/>[ ] <text:s text:c="8"/>STREAM <text:s text:c="4"/>CONNECTED <text:s text:c="4"/>19061 <text:s text:c="3"/></text:p>
      <text:p text:style-name="P1">unix <text:s/>2 <text:s text:c="5"/>[ ] <text:s text:c="8"/>DGRAM <text:s text:c="19"/>28067 <text:s text:c="3"/></text:p>
      <text:p text:style-name="P1">unix <text:s/>2 <text:s text:c="5"/>[ ] <text:s text:c="8"/>DGRAM <text:s text:c="19"/>29298 <text:s text:c="3"/></text:p>
      <text:p text:style-name="P1">unix <text:s/>3 <text:s text:c="5"/>[ ] <text:s text:c="8"/>STREAM <text:s text:c="4"/>CONNECTED <text:s text:c="4"/>84922 <text:s text:c="3"/>@/dbus-vfs-daemon/socket-VWMSfUW9</text:p>
      <text:p text:style-name="P1">unix <text:s/>3 <text:s text:c="5"/>[ ] <text:s text:c="8"/>STREAM <text:s text:c="4"/>CONNECTED <text:s text:c="4"/>52946 <text:s text:c="3"/>/run/systemd/journal/stdout</text:p>
      <text:p text:style-name="P1">unix <text:s/>2 <text:s text:c="5"/>[ ] <text:s text:c="8"/>DGRAM <text:s text:c="19"/>47886 <text:s text:c="3"/></text:p>
      <text:p text:style-name="P1">unix <text:s/>3 <text:s text:c="5"/>[ ] <text:s text:c="8"/>STREAM <text:s text:c="4"/>CONNECTED <text:s text:c="4"/>51766 <text:s text:c="3"/>/run/dbus/system_bus_socket</text:p>
      <text:p text:style-name="P1">unix <text:s/>3 <text:s text:c="5"/>[ ] <text:s text:c="8"/>SEQPACKET <text:s/>CONNECTED <text:s text:c="4"/>91791 <text:s text:c="3"/></text:p>
      <text:p text:style-name="P1">unix <text:s/>3 <text:s text:c="5"/>[ ] <text:s text:c="8"/>STREAM <text:s text:c="4"/>CONNECTED <text:s text:c="4"/>91520 <text:s text:c="3"/></text:p>
      <text:p text:style-name="P1">unix <text:s/>3 <text:s text:c="5"/>[ ] <text:s text:c="8"/>STREAM <text:s text:c="4"/>CONNECTED <text:s text:c="4"/>52862 <text:s text:c="3"/>@/tmp/.X11-unix/X1</text:p>
      <text:p text:style-name="P1">unix <text:s/>3 <text:s text:c="5"/>[ ] <text:s text:c="8"/>STREAM <text:s text:c="4"/>CONNECTED <text:s text:c="4"/>37728 <text:s text:c="3"/>/run/systemd/journal/stdout</text:p>
      <text:p text:style-name="P1">unix <text:s/>3 <text:s text:c="5"/>[ ] <text:s text:c="8"/>STREAM <text:s text:c="4"/>CONNECTED <text:s text:c="4"/>40900 <text:s text:c="3"/></text:p>
      <text:p text:style-name="P1">unix <text:s/>3 <text:s text:c="5"/>[ ] <text:s text:c="8"/>STREAM <text:s text:c="4"/>CONNECTED <text:s text:c="4"/>29456 <text:s text:c="3"/></text:p>
      <text:p text:style-name="P1"><text:soft-page-break/>unix <text:s/>3 <text:s text:c="5"/>[ ] <text:s text:c="8"/>STREAM <text:s text:c="4"/>CONNECTED <text:s text:c="4"/>89402 <text:s text:c="3"/></text:p>
      <text:p text:style-name="P1">unix <text:s/>3 <text:s text:c="5"/>[ ] <text:s text:c="8"/>STREAM <text:s text:c="4"/>CONNECTED <text:s text:c="4"/>55409 <text:s text:c="3"/>/run/dbus/system_bus_socket</text:p>
      <text:p text:style-name="P1">unix <text:s/>3 <text:s text:c="5"/>[ ] <text:s text:c="8"/>STREAM <text:s text:c="4"/>CONNECTED <text:s text:c="4"/>49965 <text:s text:c="3"/>/run/systemd/journal/stdout</text:p>
      <text:p text:style-name="P1">unix <text:s/>3 <text:s text:c="5"/>[ ] <text:s text:c="8"/>STREAM <text:s text:c="4"/>CONNECTED <text:s text:c="4"/>108131 <text:s text:c="2"/></text:p>
      <text:p text:style-name="P1">unix <text:s/>3 <text:s text:c="5"/>[ ] <text:s text:c="8"/>STREAM <text:s text:c="4"/>CONNECTED <text:s text:c="4"/>48993 <text:s text:c="3"/></text:p>
      <text:p text:style-name="P1">unix <text:s/>2 <text:s text:c="5"/>[ ] <text:s text:c="8"/>STREAM <text:s text:c="4"/>CONNECTED <text:s text:c="4"/>93172 <text:s text:c="3"/></text:p>
      <text:p text:style-name="P1">unix <text:s/>3 <text:s text:c="5"/>[ ] <text:s text:c="8"/>STREAM <text:s text:c="4"/>CONNECTED <text:s text:c="4"/>91792 <text:s text:c="3"/></text:p>
      <text:p text:style-name="P1">unix <text:s/>3 <text:s text:c="5"/>[ ] <text:s text:c="8"/>STREAM <text:s text:c="4"/>CONNECTED <text:s text:c="4"/>81881 <text:s text:c="3"/>/run/user/1000/wayland-0</text:p>
      <text:p text:style-name="P1">unix <text:s/>3 <text:s text:c="5"/>[ ] <text:s text:c="8"/>STREAM <text:s text:c="4"/>CONNECTED <text:s text:c="4"/>51756 <text:s text:c="3"/></text:p>
      <text:p text:style-name="P1">unix <text:s/>3 <text:s text:c="5"/>[ ] <text:s text:c="8"/>STREAM <text:s text:c="4"/>CONNECTED <text:s text:c="4"/>51514 <text:s text:c="3"/>/run/systemd/journal/stdout</text:p>
      <text:p text:style-name="P1">unix <text:s/>3 <text:s text:c="5"/>[ ] <text:s text:c="8"/>STREAM <text:s text:c="4"/>CONNECTED <text:s text:c="4"/>36691 <text:s text:c="3"/></text:p>
      <text:p text:style-name="P1">unix <text:s/>2 <text:s text:c="5"/>[ ] <text:s text:c="8"/>DGRAM <text:s text:c="19"/>28034 <text:s text:c="3"/></text:p>
      <text:p text:style-name="P1">unix <text:s/>3 <text:s text:c="5"/>[ ] <text:s text:c="8"/>STREAM <text:s text:c="4"/>CONNECTED <text:s text:c="4"/>53438 <text:s text:c="3"/>/run/user/1000/bus</text:p>
      <text:p text:style-name="P1">unix <text:s/>3 <text:s text:c="5"/>[ ] <text:s text:c="8"/>STREAM <text:s text:c="4"/>CONNECTED <text:s text:c="4"/>44030 <text:s text:c="3"/></text:p>
      <text:p text:style-name="P1">unix <text:s/>3 <text:s text:c="5"/>[ ] <text:s text:c="8"/>STREAM <text:s text:c="4"/>CONNECTED <text:s text:c="4"/>29377 <text:s text:c="3"/></text:p>
      <text:p text:style-name="P1">unix <text:s/>3 <text:s text:c="5"/>[ ] <text:s text:c="8"/>STREAM <text:s text:c="4"/>CONNECTED <text:s text:c="4"/>113814 <text:s text:c="2"/></text:p>
      <text:p text:style-name="P1">unix <text:s/>3 <text:s text:c="5"/>[ ] <text:s text:c="8"/>STREAM <text:s text:c="4"/>CONNECTED <text:s text:c="4"/>62907 <text:s text:c="3"/>/run/user/1000/pulse/native</text:p>
      <text:p text:style-name="P1">unix <text:s/>3 <text:s text:c="5"/>[ ] <text:s text:c="8"/>SEQPACKET <text:s/>CONNECTED <text:s text:c="4"/>108129 <text:s text:c="2"/></text:p>
      <text:p text:style-name="P1">unix <text:s/>3 <text:s text:c="5"/>[ ] <text:s text:c="8"/>STREAM <text:s text:c="4"/>CONNECTED <text:s text:c="4"/>52999 <text:s text:c="3"/>@/tmp/.X11-unix/X0</text:p>
      <text:p text:style-name="P1">unix <text:s/>3 <text:s text:c="5"/>[ ] <text:s text:c="8"/>STREAM <text:s text:c="4"/>CONNECTED <text:s text:c="4"/>39060 <text:s text:c="3"/>/run/dbus/system_bus_socket</text:p>
      <text:p text:style-name="P1">unix <text:s/>3 <text:s text:c="5"/>[ ] <text:s text:c="8"/>STREAM <text:s text:c="4"/>CONNECTED <text:s text:c="4"/>46739 <text:s text:c="3"/></text:p>
      <text:p text:style-name="P1">unix <text:s/>3 <text:s text:c="5"/>[ ] <text:s text:c="8"/>STREAM <text:s text:c="4"/>CONNECTED <text:s text:c="4"/>46289 <text:s text:c="3"/>/run/user/1000/bus</text:p>
      <text:p text:style-name="P1">unix <text:s/>3 <text:s text:c="5"/>[ ] <text:s text:c="8"/>STREAM <text:s text:c="4"/>CONNECTED <text:s text:c="4"/>56471 <text:s text:c="3"/></text:p>
      <text:p text:style-name="P1">unix <text:s/>2 <text:s text:c="5"/>[ ] <text:s text:c="8"/>STREAM <text:s text:c="4"/>CONNECTED <text:s text:c="4"/>75844 <text:s text:c="3"/></text:p>
      <text:p text:style-name="P1">unix <text:s/>3 <text:s text:c="5"/>[ ] <text:s text:c="8"/>STREAM <text:s text:c="4"/>CONNECTED <text:s text:c="4"/>55174 <text:s text:c="3"/></text:p>
      <text:p text:style-name="P1">unix <text:s/>3 <text:s text:c="5"/>[ ] <text:s text:c="8"/>STREAM <text:s text:c="4"/>CONNECTED <text:s text:c="4"/>39251 <text:s text:c="3"/></text:p>
      <text:p text:style-name="P1">unix <text:s/>3 <text:s text:c="5"/>[ ] <text:s text:c="8"/>STREAM <text:s text:c="4"/>CONNECTED <text:s text:c="4"/>31599 <text:s text:c="3"/></text:p>
      <text:p text:style-name="P1">unix <text:s/>3 <text:s text:c="5"/>[ ] <text:s text:c="8"/>SEQPACKET <text:s/>CONNECTED <text:s text:c="4"/>60949 <text:s text:c="3"/></text:p>
      <text:p text:style-name="P1">unix <text:s/>3 <text:s text:c="5"/>[ ] <text:s text:c="8"/>STREAM <text:s text:c="4"/>CONNECTED <text:s text:c="4"/>39733 <text:s text:c="3"/>/run/dbus/system_bus_socket</text:p>
      <text:p text:style-name="P1">unix <text:s/>2 <text:s text:c="5"/>[ ] <text:s text:c="8"/>STREAM <text:s text:c="4"/>CONNECTED <text:s text:c="4"/>108123 <text:s text:c="2"/></text:p>
      <text:p text:style-name="P1">unix <text:s/>3 <text:s text:c="5"/>[ ] <text:s text:c="8"/>STREAM <text:s text:c="4"/>CONNECTED <text:s text:c="4"/>78590 <text:s text:c="3"/></text:p>
      <text:p text:style-name="P1">unix <text:s/>3 <text:s text:c="5"/>[ ] <text:s text:c="8"/>STREAM <text:s text:c="4"/>CONNECTED <text:s text:c="4"/>46685 <text:s text:c="3"/></text:p>
      <text:p text:style-name="P1">unix <text:s/>3 <text:s text:c="5"/>[ ] <text:s text:c="8"/>STREAM <text:s text:c="4"/>CONNECTED <text:s text:c="4"/>53434 <text:s text:c="3"/>@/home/user/.cache/ibus/dbus-84BVNK2K</text:p>
      <text:p text:style-name="P1">unix <text:s/>3 <text:s text:c="5"/>[ ] <text:s text:c="8"/>STREAM <text:s text:c="4"/>CONNECTED <text:s text:c="4"/>23464 <text:s text:c="3"/>@/tmp/dbus-YoFd7DSF5A</text:p>
      <text:p text:style-name="P1">unix <text:s/>3 <text:s text:c="5"/>[ ] <text:s text:c="8"/>STREAM <text:s text:c="4"/>CONNECTED <text:s text:c="4"/>46291 <text:s text:c="3"/>/run/user/1000/bus</text:p>
      <text:p text:style-name="P1">unix <text:s/>3 <text:s text:c="5"/>[ ] <text:s text:c="8"/>STREAM <text:s text:c="4"/>CONNECTED <text:s text:c="4"/>39370 <text:s text:c="3"/></text:p>
      <text:p text:style-name="P1">unix <text:s/>3 <text:s text:c="5"/>[ ] <text:s text:c="8"/>SEQPACKET <text:s/>CONNECTED <text:s text:c="4"/>60948 <text:s text:c="3"/></text:p>
      <text:p text:style-name="P1">unix <text:s/>3 <text:s text:c="5"/>[ ] <text:s text:c="8"/>STREAM <text:s text:c="4"/>CONNECTED <text:s text:c="4"/>39787 <text:s text:c="3"/></text:p>
      <text:p text:style-name="P1">unix <text:s/>3 <text:s text:c="5"/>[ ] <text:s text:c="8"/>STREAM <text:s text:c="4"/>CONNECTED <text:s text:c="4"/>47840 <text:s text:c="3"/></text:p>
      <text:p text:style-name="P1">unix <text:s/>3 <text:s text:c="5"/>[ ] <text:s text:c="8"/>STREAM <text:s text:c="4"/>CONNECTED <text:s text:c="4"/>37130 <text:s text:c="3"/></text:p>
      <text:p text:style-name="P1">unix <text:s/>3 <text:s text:c="5"/>[ ] <text:s text:c="8"/>STREAM <text:s text:c="4"/>CONNECTED <text:s text:c="4"/>48979 <text:s text:c="3"/></text:p>
      <text:p text:style-name="P1">unix <text:s/>3 <text:s text:c="5"/>[ ] <text:s text:c="8"/>STREAM <text:s text:c="4"/>CONNECTED <text:s text:c="4"/>63166 <text:s text:c="3"/>/run/systemd/journal/stdout</text:p>
      <text:p text:style-name="P1">unix <text:s/>3 <text:s text:c="5"/>[ ] <text:s text:c="8"/>STREAM <text:s text:c="4"/>CONNECTED <text:s text:c="4"/>56477 <text:s text:c="3"/></text:p>
      <text:p text:style-name="P1">unix <text:s/>3 <text:s text:c="5"/>[ ] <text:s text:c="8"/>STREAM <text:s text:c="4"/>CONNECTED <text:s text:c="4"/>49980 <text:s text:c="3"/></text:p>
      <text:p text:style-name="P1">unix <text:s/>3 <text:s text:c="5"/>[ ] <text:s text:c="8"/>DGRAM <text:s text:c="19"/>28037 <text:s text:c="3"/></text:p>
      <text:p text:style-name="P1">unix <text:s/>3 <text:s text:c="5"/>[ ] <text:s text:c="8"/>SEQPACKET <text:s/>CONNECTED <text:s text:c="4"/>75847 <text:s text:c="3"/></text:p>
      <text:p text:style-name="P1">unix <text:s/>3 <text:s text:c="5"/>[ ] <text:s text:c="8"/>STREAM <text:s text:c="4"/>CONNECTED <text:s text:c="4"/>37746 <text:s text:c="3"/>/run/user/1000/bus</text:p>
      <text:p text:style-name="P1">unix <text:s/>3 <text:s text:c="5"/>[ ] <text:s text:c="8"/>STREAM <text:s text:c="4"/>CONNECTED <text:s text:c="4"/>43962 <text:s text:c="3"/></text:p>
      <text:p text:style-name="P1">unix <text:s/>3 <text:s text:c="5"/>[ ] <text:s text:c="8"/>STREAM <text:s text:c="4"/>CONNECTED <text:s text:c="4"/>29314 <text:s text:c="3"/></text:p>
      <text:p text:style-name="P1"><text:soft-page-break/>unix <text:s/>3 <text:s text:c="5"/>[ ] <text:s text:c="8"/>STREAM <text:s text:c="4"/>CONNECTED <text:s text:c="4"/>60872 <text:s text:c="3"/></text:p>
      <text:p text:style-name="P1">unix <text:s/>3 <text:s text:c="5"/>[ ] <text:s text:c="8"/>STREAM <text:s text:c="4"/>CONNECTED <text:s text:c="4"/>58816 <text:s text:c="3"/></text:p>
      <text:p text:style-name="P1">unix <text:s/>2 <text:s text:c="5"/>[ ] <text:s text:c="8"/>DGRAM <text:s text:c="19"/>39046 <text:s text:c="3"/></text:p>
      <text:p text:style-name="P1">unix <text:s/>3 <text:s text:c="5"/>[ ] <text:s text:c="8"/>STREAM <text:s text:c="4"/>CONNECTED <text:s text:c="4"/>39056 <text:s text:c="3"/>/run/dbus/system_bus_socket</text:p>
      <text:p text:style-name="P1">unix <text:s/>3 <text:s text:c="5"/>[ ] <text:s text:c="8"/>STREAM <text:s text:c="4"/>CONNECTED <text:s text:c="4"/>51687 <text:s text:c="3"/>/run/systemd/journal/stdout</text:p>
      <text:p text:style-name="P1">unix <text:s/>3 <text:s text:c="5"/>[ ] <text:s text:c="8"/>STREAM <text:s text:c="4"/>CONNECTED <text:s text:c="4"/>45639 <text:s text:c="3"/>/run/dbus/system_bus_socket</text:p>
      <text:p text:style-name="P1">unix <text:s/>3 <text:s text:c="5"/>[ ] <text:s text:c="8"/>STREAM <text:s text:c="4"/>CONNECTED <text:s text:c="4"/>78851 <text:s text:c="3"/>/run/user/1000/wayland-0</text:p>
      <text:p text:style-name="P1">unix <text:s/>3 <text:s text:c="5"/>[ ] <text:s text:c="8"/>STREAM <text:s text:c="4"/>CONNECTED <text:s text:c="4"/>51760 <text:s text:c="3"/></text:p>
      <text:p text:style-name="P1">unix <text:s/>3 <text:s text:c="5"/>[ ] <text:s text:c="8"/>STREAM <text:s text:c="4"/>CONNECTED <text:s text:c="4"/>46253 <text:s text:c="3"/></text:p>
      <text:p text:style-name="P1">unix <text:s/>3 <text:s text:c="5"/>[ ] <text:s text:c="8"/>STREAM <text:s text:c="4"/>CONNECTED <text:s text:c="4"/>56361 <text:s text:c="3"/></text:p>
      <text:p text:style-name="P1">unix <text:s/>3 <text:s text:c="5"/>[ ] <text:s text:c="8"/>STREAM <text:s text:c="4"/>CONNECTED <text:s text:c="4"/>39049 <text:s text:c="3"/>/run/dbus/system_bus_socket</text:p>
      <text:p text:style-name="P1">unix <text:s/>2 <text:s text:c="5"/>[ ] <text:s text:c="8"/>DGRAM <text:s text:c="19"/>54361 <text:s text:c="3"/></text:p>
      <text:p text:style-name="P1">unix <text:s/>3 <text:s text:c="5"/>[ ] <text:s text:c="8"/>STREAM <text:s text:c="4"/>CONNECTED <text:s text:c="4"/>39059 <text:s text:c="3"/>/run/dbus/system_bus_socket</text:p>
      <text:p text:style-name="P1">unix <text:s/>3 <text:s text:c="5"/>[ ] <text:s text:c="8"/>STREAM <text:s text:c="4"/>CONNECTED <text:s text:c="4"/>29387 <text:s text:c="3"/>/run/systemd/journal/stdout</text:p>
      <text:p text:style-name="P1">unix <text:s/>3 <text:s text:c="5"/>[ ] <text:s text:c="8"/>STREAM <text:s text:c="4"/>CONNECTED <text:s text:c="4"/>28080 <text:s text:c="3"/>/run/systemd/journal/stdout</text:p>
      <text:p text:style-name="P1">unix <text:s/>3 <text:s text:c="5"/>[ ] <text:s text:c="8"/>STREAM <text:s text:c="4"/>CONNECTED <text:s text:c="4"/>88529 <text:s text:c="3"/>/run/user/1000/wayland-0</text:p>
      <text:p text:style-name="P1">unix <text:s/>3 <text:s text:c="5"/>[ ] <text:s text:c="8"/>STREAM <text:s text:c="4"/>CONNECTED <text:s text:c="4"/>60919 <text:s text:c="3"/></text:p>
      <text:p text:style-name="P1">unix <text:s/>3 <text:s text:c="5"/>[ ] <text:s text:c="8"/>STREAM <text:s text:c="4"/>CONNECTED <text:s text:c="4"/>52859 <text:s text:c="3"/>/run/user/1000/wayland-0</text:p>
      <text:p text:style-name="P1">unix <text:s/>3 <text:s text:c="5"/>[ ] <text:s text:c="8"/>STREAM <text:s text:c="4"/>CONNECTED <text:s text:c="4"/>42137 <text:s text:c="3"/></text:p>
      <text:p text:style-name="P1">unix <text:s/>3 <text:s text:c="5"/>[ ] <text:s text:c="8"/>STREAM <text:s text:c="4"/>CONNECTED <text:s text:c="4"/>75935 <text:s text:c="3"/>/run/systemd/journal/stdout</text:p>
      <text:p text:style-name="P1">unix <text:s/>3 <text:s text:c="5"/>[ ] <text:s text:c="8"/>STREAM <text:s text:c="4"/>CONNECTED <text:s text:c="4"/>63523 <text:s text:c="3"/></text:p>
      <text:p text:style-name="P1">unix <text:s/>2 <text:s text:c="5"/>[ ] <text:s text:c="8"/>DGRAM <text:s text:c="19"/>36441 <text:s text:c="3"/></text:p>
      <text:p text:style-name="P1">unix <text:s/>3 <text:s text:c="5"/>[ ] <text:s text:c="8"/>STREAM <text:s text:c="4"/>CONNECTED <text:s text:c="4"/>92670 <text:s text:c="3"/></text:p>
      <text:p text:style-name="P1">unix <text:s/>3 <text:s text:c="5"/>[ ] <text:s text:c="8"/>STREAM <text:s text:c="4"/>CONNECTED <text:s text:c="4"/>73300 <text:s text:c="3"/>/run/user/1000/bus</text:p>
      <text:p text:style-name="P1">unix <text:s/>3 <text:s text:c="5"/>[ ] <text:s text:c="8"/>STREAM <text:s text:c="4"/>CONNECTED <text:s text:c="4"/>70911 <text:s text:c="3"/></text:p>
      <text:p text:style-name="P1">unix <text:s/>3 <text:s text:c="5"/>[ ] <text:s text:c="8"/>STREAM <text:s text:c="4"/>CONNECTED <text:s text:c="4"/>46689 <text:s text:c="3"/></text:p>
      <text:p text:style-name="P1">unix <text:s/>3 <text:s text:c="5"/>[ ] <text:s text:c="8"/>STREAM <text:s text:c="4"/>CONNECTED <text:s text:c="4"/>59646 <text:s text:c="3"/>@/tmp/dbus-YoFd7DSF5A</text:p>
      <text:p text:style-name="P1">unix <text:s/>3 <text:s text:c="5"/>[ ] <text:s text:c="8"/>STREAM <text:s text:c="4"/>CONNECTED <text:s text:c="4"/>23348 <text:s text:c="3"/></text:p>
      <text:p text:style-name="P1">unix <text:s/>3 <text:s text:c="5"/>[ ] <text:s text:c="8"/>SEQPACKET <text:s/>CONNECTED <text:s text:c="4"/>55792 <text:s text:c="3"/></text:p>
      <text:p text:style-name="P1">unix <text:s/>3 <text:s text:c="5"/>[ ] <text:s text:c="8"/>STREAM <text:s text:c="4"/>CONNECTED <text:s text:c="4"/>55176 <text:s text:c="3"/></text:p>
      <text:p text:style-name="P1">unix <text:s/>3 <text:s text:c="5"/>[ ] <text:s text:c="8"/>STREAM <text:s text:c="4"/>CONNECTED <text:s text:c="4"/>57457 <text:s text:c="3"/>/run/user/1000/bus</text:p>
      <text:p text:style-name="P1">unix <text:s/>3 <text:s text:c="5"/>[ ] <text:s text:c="8"/>STREAM <text:s text:c="4"/>CONNECTED <text:s text:c="4"/>48053 <text:s text:c="3"/></text:p>
      <text:p text:style-name="P1">unix <text:s/>3 <text:s text:c="5"/>[ ] <text:s text:c="8"/>STREAM <text:s text:c="4"/>CONNECTED <text:s text:c="4"/>36433 <text:s text:c="3"/>/run/systemd/journal/stdout</text:p>
      <text:p text:style-name="P1">unix <text:s/>3 <text:s text:c="5"/>[ ] <text:s text:c="8"/>STREAM <text:s text:c="4"/>CONNECTED <text:s text:c="4"/>39055 <text:s text:c="3"/>/run/dbus/system_bus_socket</text:p>
      <text:p text:style-name="P1">unix <text:s/>3 <text:s text:c="5"/>[ ] <text:s text:c="8"/>STREAM <text:s text:c="4"/>CONNECTED <text:s text:c="4"/>28027 <text:s text:c="3"/></text:p>
      <text:p text:style-name="P1">unix <text:s/>3 <text:s text:c="5"/>[ ] <text:s text:c="8"/>STREAM <text:s text:c="4"/>CONNECTED <text:s text:c="4"/>51856 <text:s text:c="3"/>/run/user/1000/bus</text:p>
      <text:p text:style-name="P1">unix <text:s/>3 <text:s text:c="5"/>[ ] <text:s text:c="8"/>STREAM <text:s text:c="4"/>CONNECTED <text:s text:c="4"/>18873 <text:s text:c="3"/></text:p>
      <text:p text:style-name="P1">unix <text:s/>3 <text:s text:c="5"/>[ ] <text:s text:c="8"/>STREAM <text:s text:c="4"/>CONNECTED <text:s text:c="4"/>93883 <text:s text:c="3"/></text:p>
      <text:p text:style-name="P1">unix <text:s/>2 <text:s text:c="5"/>[ ] <text:s text:c="8"/>DGRAM <text:s text:c="19"/>23454 <text:s text:c="3"/></text:p>
      <text:p text:style-name="P1">unix <text:s/>3 <text:s text:c="5"/>[ ] <text:s text:c="8"/>STREAM <text:s text:c="4"/>CONNECTED <text:s text:c="4"/>56434 <text:s text:c="3"/></text:p>
      <text:p text:style-name="P1">unix <text:s/>3 <text:s text:c="5"/>[ ] <text:s text:c="8"/>STREAM <text:s text:c="4"/>CONNECTED <text:s text:c="4"/>55399 <text:s text:c="3"/>/run/systemd/journal/stdout</text:p>
      <text:p text:style-name="P1">unix <text:s/>3 <text:s text:c="5"/>[ ] <text:s text:c="8"/>STREAM <text:s text:c="4"/>CONNECTED <text:s text:c="4"/>50126 <text:s text:c="3"/>/run/user/1000/bus</text:p>
      <text:p text:style-name="P1">unix <text:s/>3 <text:s text:c="5"/>[ ] <text:s text:c="8"/>STREAM <text:s text:c="4"/>CONNECTED <text:s text:c="4"/>55479 <text:s text:c="3"/></text:p>
      <text:p text:style-name="P1">unix <text:s/>3 <text:s text:c="5"/>[ ] <text:s text:c="8"/>STREAM <text:s text:c="4"/>CONNECTED <text:s text:c="4"/>44020 <text:s text:c="3"/></text:p>
      <text:p text:style-name="P1">unix <text:s/>3 <text:s text:c="5"/>[ ] <text:s text:c="8"/>STREAM <text:s text:c="4"/>CONNECTED <text:s text:c="4"/>60443 <text:s text:c="3"/></text:p>
      <text:p text:style-name="P1">unix <text:s/>3 <text:s text:c="5"/>[ ] <text:s text:c="8"/>STREAM <text:s text:c="4"/>CONNECTED <text:s text:c="4"/>51685 <text:s text:c="3"/>/run/systemd/journal/stdout</text:p>
      <text:p text:style-name="P1">unix <text:s/>2 <text:s text:c="5"/>[ ] <text:s text:c="8"/>DGRAM <text:s text:c="19"/>37129 <text:s text:c="3"/></text:p>
      <text:p text:style-name="P1">unix <text:s/>3 <text:s text:c="5"/>[ ] <text:s text:c="8"/>STREAM <text:s text:c="4"/>CONNECTED <text:s text:c="4"/>38758 <text:s text:c="3"/>/run/systemd/journal/stdout</text:p>
      <text:p text:style-name="P1">unix <text:s/>3 <text:s text:c="5"/>[ ] <text:s text:c="8"/>STREAM <text:s text:c="4"/>CONNECTED <text:s text:c="4"/>74055 <text:s text:c="3"/>@/tmp/dbus-YoFd7DSF5A</text:p>
      <text:p text:style-name="P1"><text:soft-page-break/>unix <text:s/>3 <text:s text:c="5"/>[ ] <text:s text:c="8"/>STREAM <text:s text:c="4"/>CONNECTED <text:s text:c="4"/>46688 <text:s text:c="3"/></text:p>
      <text:p text:style-name="P1">unix <text:s/>3 <text:s text:c="5"/>[ ] <text:s text:c="8"/>STREAM <text:s text:c="4"/>CONNECTED <text:s text:c="4"/>58841 <text:s text:c="3"/>/run/user/1000/bus</text:p>
      <text:p text:style-name="P1">unix <text:s/>3 <text:s text:c="5"/>[ ] <text:s text:c="8"/>STREAM <text:s text:c="4"/>CONNECTED <text:s text:c="4"/>59644 <text:s text:c="3"/></text:p>
      <text:p text:style-name="P1">unix <text:s/>3 <text:s text:c="5"/>[ ] <text:s text:c="8"/>STREAM <text:s text:c="4"/>CONNECTED <text:s text:c="4"/>41928 <text:s text:c="3"/>/run/dbus/system_bus_socket</text:p>
      <text:p text:style-name="P1">unix <text:s/>3 <text:s text:c="5"/>[ ] <text:s text:c="8"/>STREAM <text:s text:c="4"/>CONNECTED <text:s text:c="4"/>55478 <text:s text:c="3"/></text:p>
      <text:p text:style-name="P1">unix <text:s/>3 <text:s text:c="5"/>[ ] <text:s text:c="8"/>STREAM <text:s text:c="4"/>CONNECTED <text:s text:c="4"/>44026 <text:s text:c="3"/></text:p>
      <text:p text:style-name="P1">unix <text:s/>3 <text:s text:c="5"/>[ ] <text:s text:c="8"/>STREAM <text:s text:c="4"/>CONNECTED <text:s text:c="4"/>36413 <text:s text:c="3"/>/run/systemd/journal/stdout</text:p>
      <text:p text:style-name="P1">unix <text:s/>3 <text:s text:c="5"/>[ ] <text:s text:c="8"/>STREAM <text:s text:c="4"/>CONNECTED <text:s text:c="4"/>21485 <text:s text:c="3"/>/run/systemd/journal/stdout</text:p>
      <text:p text:style-name="P1">unix <text:s/>3 <text:s text:c="5"/>[ ] <text:s text:c="8"/>STREAM <text:s text:c="4"/>CONNECTED <text:s text:c="4"/>75274 <text:s text:c="3"/>@/tmp/dbus-YoFd7DSF5A</text:p>
      <text:p text:style-name="P1">unix <text:s/>3 <text:s text:c="5"/>[ ] <text:s text:c="8"/>STREAM <text:s text:c="4"/>CONNECTED <text:s text:c="4"/>58831 <text:s text:c="3"/></text:p>
      <text:p text:style-name="P1">unix <text:s/>3 <text:s text:c="5"/>[ ] <text:s text:c="8"/>STREAM <text:s text:c="4"/>CONNECTED <text:s text:c="4"/>60529 <text:s text:c="3"/></text:p>
      <text:p text:style-name="P1">unix <text:s/>2 <text:s text:c="5"/>[ ] <text:s text:c="8"/>STREAM <text:s text:c="4"/>CONNECTED <text:s text:c="4"/>107610 <text:s text:c="2"/></text:p>
      <text:p text:style-name="P1">unix <text:s/>3 <text:s text:c="5"/>[ ] <text:s text:c="8"/>STREAM <text:s text:c="4"/>CONNECTED <text:s text:c="4"/>48931 <text:s text:c="3"/></text:p>
      <text:p text:style-name="P1">unix <text:s/>3 <text:s text:c="5"/>[ ] <text:s text:c="8"/>STREAM <text:s text:c="4"/>CONNECTED <text:s text:c="4"/>88554 <text:s text:c="3"/>/run/user/1000/bus</text:p>
      <text:p text:style-name="P1">unix <text:s/>3 <text:s text:c="5"/>[ ] <text:s text:c="8"/>STREAM <text:s text:c="4"/>CONNECTED <text:s text:c="4"/>61708 <text:s text:c="3"/>/run/user/1000/bus</text:p>
      <text:p text:style-name="P1">unix <text:s/>3 <text:s text:c="5"/>[ ] <text:s text:c="8"/>STREAM <text:s text:c="4"/>CONNECTED <text:s text:c="4"/>56443 <text:s text:c="3"/>/run/dbus/system_bus_socket</text:p>
      <text:p text:style-name="P1">unix <text:s/>3 <text:s text:c="5"/>[ ] <text:s text:c="8"/>STREAM <text:s text:c="4"/>CONNECTED <text:s text:c="4"/>57458 <text:s text:c="3"/>/run/user/1000/bus</text:p>
      <text:p text:style-name="P1">unix <text:s/>3 <text:s text:c="5"/>[ ] <text:s text:c="8"/>STREAM <text:s text:c="4"/>CONNECTED <text:s text:c="4"/>36689 <text:s text:c="3"/></text:p>
      <text:p text:style-name="P1">unix <text:s/>3 <text:s text:c="5"/>[ ] <text:s text:c="8"/>STREAM <text:s text:c="4"/>CONNECTED <text:s text:c="4"/>28061 <text:s text:c="3"/></text:p>
      <text:p text:style-name="P1">unix <text:s/>3 <text:s text:c="5"/>[ ] <text:s text:c="8"/>STREAM <text:s text:c="4"/>CONNECTED <text:s text:c="4"/>41986 <text:s text:c="3"/>/run/systemd/journal/stdout</text:p>
      <text:p text:style-name="P1">unix <text:s/>3 <text:s text:c="5"/>[ ] <text:s text:c="8"/>STREAM <text:s text:c="4"/>CONNECTED <text:s text:c="4"/>38318 <text:s text:c="3"/>/run/systemd/journal/stdout</text:p>
      <text:p text:style-name="P1">unix <text:s/>3 <text:s text:c="5"/>[ ] <text:s text:c="8"/>STREAM <text:s text:c="4"/>CONNECTED <text:s text:c="4"/>77500 <text:s text:c="3"/>/run/dbus/system_bus_socket</text:p>
      <text:p text:style-name="P1">unix <text:s/>3 <text:s text:c="5"/>[ ] <text:s text:c="8"/>SEQPACKET <text:s/>CONNECTED <text:s text:c="4"/>60936 <text:s text:c="3"/></text:p>
      <text:p text:style-name="P1">unix <text:s/>3 <text:s text:c="5"/>[ ] <text:s text:c="8"/>STREAM <text:s text:c="4"/>CONNECTED <text:s text:c="4"/>58810 <text:s text:c="3"/></text:p>
      <text:p text:style-name="P1">unix <text:s/>3 <text:s text:c="5"/>[ ] <text:s text:c="8"/>STREAM <text:s text:c="4"/>CONNECTED <text:s text:c="4"/>48473 <text:s text:c="3"/>/run/user/1000/bus</text:p>
      <text:p text:style-name="P1">unix <text:s/>3 <text:s text:c="5"/>[ ] <text:s text:c="8"/>STREAM <text:s text:c="4"/>CONNECTED <text:s text:c="4"/>48983 <text:s text:c="3"/></text:p>
      <text:p text:style-name="P1">unix <text:s/>3 <text:s text:c="5"/>[ ] <text:s text:c="8"/>SEQPACKET <text:s/>CONNECTED <text:s text:c="4"/>46653 <text:s text:c="3"/></text:p>
      <text:p text:style-name="P1">unix <text:s/>3 <text:s text:c="5"/>[ ] <text:s text:c="8"/>STREAM <text:s text:c="4"/>CONNECTED <text:s text:c="4"/>51836 <text:s text:c="3"/></text:p>
      <text:p text:style-name="P1">unix <text:s/>3 <text:s text:c="5"/>[ ] <text:s text:c="8"/>STREAM <text:s text:c="4"/>CONNECTED <text:s text:c="4"/>58820 <text:s text:c="3"/>/run/user/1000/wayland-0</text:p>
      <text:p text:style-name="P1">unix <text:s/>3 <text:s text:c="5"/>[ ] <text:s text:c="8"/>STREAM <text:s text:c="4"/>CONNECTED <text:s text:c="4"/>60281 <text:s text:c="3"/>/run/systemd/journal/stdout</text:p>
      <text:p text:style-name="P1">unix <text:s/>3 <text:s text:c="5"/>[ ] <text:s text:c="8"/>SEQPACKET <text:s/>CONNECTED <text:s text:c="4"/>55791 <text:s text:c="3"/></text:p>
      <text:p text:style-name="P1">unix <text:s/>3 <text:s text:c="5"/>[ ] <text:s text:c="8"/>STREAM <text:s text:c="4"/>CONNECTED <text:s text:c="4"/>18975 <text:s text:c="3"/></text:p>
      <text:p text:style-name="P1">unix <text:s/>3 <text:s text:c="5"/>[ ] <text:s text:c="8"/>STREAM <text:s text:c="4"/>CONNECTED <text:s text:c="4"/>41912 <text:s text:c="3"/>/run/user/1000/bus</text:p>
      <text:p text:style-name="P1">unix <text:s/>3 <text:s text:c="5"/>[ ] <text:s text:c="8"/>STREAM <text:s text:c="4"/>CONNECTED <text:s text:c="4"/>56441 <text:s text:c="3"/>/run/systemd/journal/stdout</text:p>
      <text:p text:style-name="P1">unix <text:s/>3 <text:s text:c="5"/>[ ] <text:s text:c="8"/>STREAM <text:s text:c="4"/>CONNECTED <text:s text:c="4"/>63526 <text:s text:c="3"/></text:p>
      <text:p text:style-name="P1">unix <text:s/>3 <text:s text:c="5"/>[ ] <text:s text:c="8"/>STREAM <text:s text:c="4"/>CONNECTED <text:s text:c="4"/>78857 <text:s text:c="3"/></text:p>
      <text:p text:style-name="P1">unix <text:s/>3 <text:s text:c="5"/>[ ] <text:s text:c="8"/>STREAM <text:s text:c="4"/>CONNECTED <text:s text:c="4"/>60314 <text:s text:c="3"/>/run/systemd/journal/stdout</text:p>
      <text:p text:style-name="P1">unix <text:s/>3 <text:s text:c="5"/>[ ] <text:s text:c="8"/>STREAM <text:s text:c="4"/>CONNECTED <text:s text:c="4"/>58823 <text:s text:c="3"/>/run/user/1000/wayland-0</text:p>
      <text:p text:style-name="P1">unix <text:s/>3 <text:s text:c="5"/>[ ] <text:s text:c="8"/>STREAM <text:s text:c="4"/>CONNECTED <text:s text:c="4"/>59633 <text:s text:c="3"/></text:p>
      <text:p text:style-name="P1">unix <text:s/>3 <text:s text:c="5"/>[ ] <text:s text:c="8"/>STREAM <text:s text:c="4"/>CONNECTED <text:s text:c="4"/>46231 <text:s text:c="3"/></text:p>
      <text:p text:style-name="P1">unix <text:s/>3 <text:s text:c="5"/>[ ] <text:s text:c="8"/>STREAM <text:s text:c="4"/>CONNECTED <text:s text:c="4"/>23225 <text:s text:c="3"/>/run/dbus/system_bus_socket</text:p>
      <text:p text:style-name="P1">unix <text:s/>3 <text:s text:c="5"/>[ ] <text:s text:c="8"/>STREAM <text:s text:c="4"/>CONNECTED <text:s text:c="4"/>55468 <text:s text:c="3"/></text:p>
      <text:p text:style-name="P1">unix <text:s/>3 <text:s text:c="5"/>[ ] <text:s text:c="8"/>STREAM <text:s text:c="4"/>CONNECTED <text:s text:c="4"/>54337 <text:s text:c="3"/></text:p>
      <text:p text:style-name="P1">unix <text:s/>3 <text:s text:c="5"/>[ ] <text:s text:c="8"/>STREAM <text:s text:c="4"/>CONNECTED <text:s text:c="4"/>60487 <text:s text:c="3"/></text:p>
      <text:p text:style-name="P1">unix <text:s/>2 <text:s text:c="5"/>[ ] <text:s text:c="8"/>DGRAM <text:s text:c="19"/>45050 <text:s text:c="3"/></text:p>
      <text:p text:style-name="P1">unix <text:s/>3 <text:s text:c="5"/>[ ] <text:s text:c="8"/>STREAM <text:s text:c="4"/>CONNECTED <text:s text:c="4"/>44024 <text:s text:c="3"/>/run/systemd/journal/stdout</text:p>
      <text:p text:style-name="P1">unix <text:s/>3 <text:s text:c="5"/>[ ] <text:s text:c="8"/>STREAM <text:s text:c="4"/>CONNECTED <text:s text:c="4"/>48937 <text:s text:c="3"/></text:p>
      <text:p text:style-name="P1">unix <text:s/>2 <text:s text:c="5"/>[ ] <text:s text:c="8"/>DGRAM <text:s text:c="19"/>19355 <text:s text:c="3"/></text:p>
      <text:p text:style-name="P1">unix <text:s/>3 <text:s text:c="5"/>[ ] <text:s text:c="8"/>STREAM <text:s text:c="4"/>CONNECTED <text:s text:c="4"/>78856 <text:s text:c="3"/></text:p>
      <text:p text:style-name="P1"><text:soft-page-break/>unix <text:s/>3 <text:s text:c="5"/>[ ] <text:s text:c="8"/>STREAM <text:s text:c="4"/>CONNECTED <text:s text:c="4"/>73360 <text:s text:c="3"/></text:p>
      <text:p text:style-name="P1">unix <text:s/>3 <text:s text:c="5"/>[ ] <text:s text:c="8"/>STREAM <text:s text:c="4"/>CONNECTED <text:s text:c="4"/>56470 <text:s text:c="3"/></text:p>
      <text:p text:style-name="P1">unix <text:s/>3 <text:s text:c="5"/>[ ] <text:s text:c="8"/>STREAM <text:s text:c="4"/>CONNECTED <text:s text:c="4"/>48977 <text:s text:c="3"/>/run/user/1000/bus</text:p>
      <text:p text:style-name="P1">unix <text:s/>3 <text:s text:c="5"/>[ ] <text:s text:c="8"/>STREAM <text:s text:c="4"/>CONNECTED <text:s text:c="4"/>37744 <text:s text:c="3"/>/run/user/1000/bus</text:p>
      <text:p text:style-name="P1">unix <text:s/>3 <text:s text:c="5"/>[ ] <text:s text:c="8"/>STREAM <text:s text:c="4"/>CONNECTED <text:s text:c="4"/>29553 <text:s text:c="3"/></text:p>
      <text:p text:style-name="P1">unix <text:s/>3 <text:s text:c="5"/>[ ] <text:s text:c="8"/>STREAM <text:s text:c="4"/>CONNECTED <text:s text:c="4"/>55175 <text:s text:c="3"/></text:p>
      <text:p text:style-name="P1">unix <text:s/>3 <text:s text:c="5"/>[ ] <text:s text:c="8"/>STREAM <text:s text:c="4"/>CONNECTED <text:s text:c="4"/>60871 <text:s text:c="3"/></text:p>
      <text:p text:style-name="P1">unix <text:s/>3 <text:s text:c="5"/>[ ] <text:s text:c="8"/>STREAM <text:s text:c="4"/>CONNECTED <text:s text:c="4"/>51686 <text:s text:c="3"/>/run/systemd/journal/stdout</text:p>
      <text:p text:style-name="P1">unix <text:s/>2 <text:s text:c="5"/>[ ] <text:s text:c="8"/>DGRAM <text:s text:c="19"/>44791 <text:s text:c="3"/></text:p>
      <text:p text:style-name="P1">unix <text:s/>3 <text:s text:c="5"/>[ ] <text:s text:c="8"/>STREAM <text:s text:c="4"/>CONNECTED <text:s text:c="4"/>107597 <text:s text:c="2"/></text:p>
      <text:p text:style-name="P1">unix <text:s/>3 <text:s text:c="5"/>[ ] <text:s text:c="8"/>STREAM <text:s text:c="4"/>CONNECTED <text:s text:c="4"/>53432 <text:s text:c="3"/>/run/user/1000/bus</text:p>
      <text:p text:style-name="P1">unix <text:s/>3 <text:s text:c="5"/>[ ] <text:s text:c="8"/>STREAM <text:s text:c="4"/>CONNECTED <text:s text:c="4"/>91518 <text:s text:c="3"/></text:p>
      <text:p text:style-name="P1">unix <text:s/>2 <text:s text:c="5"/>[ ] <text:s text:c="8"/>STREAM <text:s text:c="4"/>CONNECTED <text:s text:c="4"/>46649 <text:s text:c="3"/></text:p>
      <text:p text:style-name="P1">unix <text:s/>3 <text:s text:c="5"/>[ ] <text:s text:c="8"/>STREAM <text:s text:c="4"/>CONNECTED <text:s text:c="4"/>48986 <text:s text:c="3"/>/run/dbus/system_bus_socket</text:p>
      <text:p text:style-name="P1">unix <text:s/>3 <text:s text:c="5"/>[ ] <text:s text:c="8"/>STREAM <text:s text:c="4"/>CONNECTED <text:s text:c="4"/>23349 <text:s text:c="3"/></text:p>
      <text:p text:style-name="P1">unix <text:s/>3 <text:s text:c="5"/>[ ] <text:s text:c="8"/>STREAM <text:s text:c="4"/>CONNECTED <text:s text:c="4"/>19455 <text:s text:c="3"/>/run/user/1000/bus</text:p>
      <text:p text:style-name="P1">unix <text:s/>2 <text:s text:c="5"/>[ ] <text:s text:c="8"/>DGRAM <text:s text:c="19"/>43879 <text:s text:c="3"/></text:p>
      <text:p text:style-name="P1">unix <text:s/>3 <text:s text:c="5"/>[ ] <text:s text:c="8"/>SEQPACKET <text:s/>CONNECTED <text:s text:c="4"/>55783 <text:s text:c="3"/></text:p>
      <text:p text:style-name="P1">unix <text:s/>3 <text:s text:c="5"/>[ ] <text:s text:c="8"/>STREAM <text:s text:c="4"/>CONNECTED <text:s text:c="4"/>31530 <text:s text:c="3"/></text:p>
      <text:p text:style-name="P1">unix <text:s/>3 <text:s text:c="5"/>[ ] <text:s text:c="8"/>STREAM <text:s text:c="4"/>CONNECTED <text:s text:c="4"/>39940 <text:s text:c="3"/></text:p>
      <text:p text:style-name="P1">unix <text:s/>3 <text:s text:c="5"/>[ ] <text:s text:c="8"/>STREAM <text:s text:c="4"/>CONNECTED <text:s text:c="4"/>39050 <text:s text:c="3"/>/run/dbus/system_bus_socket</text:p>
      <text:p text:style-name="P1">unix <text:s/>2 <text:s text:c="5"/>[ ] <text:s text:c="8"/>STREAM <text:s text:c="4"/>CONNECTED <text:s text:c="4"/>60943 <text:s text:c="3"/></text:p>
      <text:p text:style-name="P1">unix <text:s/>3 <text:s text:c="5"/>[ ] <text:s text:c="8"/>STREAM <text:s text:c="4"/>CONNECTED <text:s text:c="4"/>58808 <text:s text:c="3"/>/run/systemd/journal/stdout</text:p>
      <text:p text:style-name="P1">unix <text:s/>3 <text:s text:c="5"/>[ ] <text:s text:c="8"/>STREAM <text:s text:c="4"/>CONNECTED <text:s text:c="4"/>63529 <text:s text:c="3"/></text:p>
      <text:p text:style-name="P1">unix <text:s/>2 <text:s text:c="5"/>[ ] <text:s text:c="8"/>STREAM <text:s text:c="4"/>CONNECTED <text:s text:c="4"/>91785 <text:s text:c="3"/></text:p>
      <text:p text:style-name="P1">unix <text:s/>3 <text:s text:c="5"/>[ ] <text:s text:c="8"/>STREAM <text:s text:c="4"/>CONNECTED <text:s text:c="4"/>46684 <text:s text:c="3"/></text:p>
      <text:p text:style-name="P1">unix <text:s/>3 <text:s text:c="5"/>[ ] <text:s text:c="8"/>STREAM <text:s text:c="4"/>CONNECTED <text:s text:c="4"/>19448 <text:s text:c="3"/>/run/user/1000/bus</text:p>
      <text:p text:style-name="P1">unix <text:s/>3 <text:s text:c="5"/>[ ] <text:s text:c="8"/>STREAM <text:s text:c="4"/>CONNECTED <text:s text:c="4"/>79612 <text:s text:c="3"/></text:p>
      <text:p text:style-name="P1">unix <text:s/>3 <text:s text:c="5"/>[ ] <text:s text:c="8"/>STREAM <text:s text:c="4"/>CONNECTED <text:s text:c="4"/>57907 <text:s text:c="3"/>@/tmp/.X11-unix/X1</text:p>
      <text:p text:style-name="P1">unix <text:s/>3 <text:s text:c="5"/>[ ] <text:s text:c="8"/>STREAM <text:s text:c="4"/>CONNECTED <text:s text:c="4"/>39920 <text:s text:c="3"/></text:p>
      <text:p text:style-name="P1">unix <text:s/>3 <text:s text:c="5"/>[ ] <text:s text:c="8"/>STREAM <text:s text:c="4"/>CONNECTED <text:s text:c="4"/>75936 <text:s text:c="3"/>/run/systemd/journal/stdout</text:p>
      <text:p text:style-name="P1">unix <text:s/>3 <text:s text:c="5"/>[ ] <text:s text:c="8"/>STREAM <text:s text:c="4"/>CONNECTED <text:s text:c="4"/>58819 <text:s text:c="3"/>/run/user/1000/wayland-0</text:p>
      <text:p text:style-name="P1">unix <text:s/>3 <text:s text:c="5"/>[ ] <text:s text:c="8"/>STREAM <text:s text:c="4"/>CONNECTED <text:s text:c="4"/>63787 <text:s text:c="3"/>/run/systemd/journal/stdout</text:p>
      <text:p text:style-name="P1">unix <text:s/>3 <text:s text:c="5"/>[ ] <text:s text:c="8"/>STREAM <text:s text:c="4"/>CONNECTED <text:s text:c="4"/>59666 <text:s text:c="3"/></text:p>
      <text:p text:style-name="P1">unix <text:s/>3 <text:s text:c="5"/>[ ] <text:s text:c="8"/>STREAM <text:s text:c="4"/>CONNECTED <text:s text:c="4"/>55162 <text:s text:c="3"/>/run/user/1000/bus</text:p>
      <text:p text:style-name="P1">unix <text:s/>3 <text:s text:c="5"/>[ ] <text:s text:c="8"/>STREAM <text:s text:c="4"/>CONNECTED <text:s text:c="4"/>23319 <text:s text:c="3"/></text:p>
      <text:p text:style-name="P1">unix <text:s/>3 <text:s text:c="5"/>[ ] <text:s text:c="8"/>STREAM <text:s text:c="4"/>CONNECTED <text:s text:c="4"/>46292 <text:s text:c="3"/>/run/user/1000/bus</text:p>
      <text:p text:style-name="P1">unix <text:s/>3 <text:s text:c="5"/>[ ] <text:s text:c="8"/>STREAM <text:s text:c="4"/>CONNECTED <text:s text:c="4"/>19449 <text:s text:c="3"/>/run/user/1000/bus</text:p>
      <text:p text:style-name="P1">unix <text:s/>3 <text:s text:c="5"/>[ ] <text:s text:c="8"/>STREAM <text:s text:c="4"/>CONNECTED <text:s text:c="4"/>23202 <text:s text:c="3"/>/run/dbus/system_bus_socket</text:p>
      <text:p text:style-name="P1">unix <text:s/>3 <text:s text:c="5"/>[ ] <text:s text:c="8"/>STREAM <text:s text:c="4"/>CONNECTED <text:s text:c="4"/>36432 <text:s text:c="3"/>/run/systemd/journal/stdout</text:p>
      <text:p text:style-name="P1">unix <text:s/>3 <text:s text:c="5"/>[ ] <text:s text:c="8"/>STREAM <text:s text:c="4"/>CONNECTED <text:s text:c="4"/>52477 <text:s text:c="3"/>/run/systemd/journal/stdout</text:p>
      <text:p text:style-name="P1">unix <text:s/>3 <text:s text:c="5"/>[ ] <text:s text:c="8"/>STREAM <text:s text:c="4"/>CONNECTED <text:s text:c="4"/>48031 <text:s text:c="3"/></text:p>
      <text:p text:style-name="P1">unix <text:s/>3 <text:s text:c="5"/>[ ] <text:s text:c="8"/>STREAM <text:s text:c="4"/>CONNECTED <text:s text:c="4"/>46226 <text:s text:c="3"/></text:p>
      <text:p text:style-name="P1">unix <text:s/>3 <text:s text:c="5"/>[ ] <text:s text:c="8"/>STREAM <text:s text:c="4"/>CONNECTED <text:s text:c="4"/>48513 <text:s text:c="3"/></text:p>
      <text:p text:style-name="P1">unix <text:s/>3 <text:s text:c="5"/>[ ] <text:s text:c="8"/>STREAM <text:s text:c="4"/>CONNECTED <text:s text:c="4"/>62898 <text:s text:c="3"/>/run/dbus/system_bus_socket</text:p>
      <text:p text:style-name="P1">unix <text:s/>3 <text:s text:c="5"/>[ ] <text:s text:c="8"/>STREAM <text:s text:c="4"/>CONNECTED <text:s text:c="4"/>57906 <text:s text:c="3"/>/run/dbus/system_bus_socket</text:p>
      <text:p text:style-name="P1">unix <text:s/>3 <text:s text:c="5"/>[ ] <text:s text:c="8"/>STREAM <text:s text:c="4"/>CONNECTED <text:s text:c="4"/>41923 <text:s text:c="3"/>/run/user/1000/bus</text:p>
      <text:p text:style-name="P1">unix <text:s/>3 <text:s text:c="5"/>[ ] <text:s text:c="8"/>STREAM <text:s text:c="4"/>CONNECTED <text:s text:c="4"/>23314 <text:s text:c="3"/>/run/user/1000/bus</text:p>
      <text:p text:style-name="P1">unix <text:s/>3 <text:s text:c="5"/>[ ] <text:s text:c="8"/>STREAM <text:s text:c="4"/>CONNECTED <text:s text:c="4"/>50335 <text:s text:c="3"/>/run/user/1000/bus</text:p>
      <text:p text:style-name="P1"><text:soft-page-break/>unix <text:s/>3 <text:s text:c="5"/>[ ] <text:s text:c="8"/>STREAM <text:s text:c="4"/>CONNECTED <text:s text:c="4"/>57915 <text:s text:c="3"/>/run/user/1000/bus</text:p>
      <text:p text:style-name="P1">unix <text:s/>3 <text:s text:c="5"/>[ ] <text:s text:c="8"/>STREAM <text:s text:c="4"/>CONNECTED <text:s text:c="4"/>51285 <text:s text:c="3"/>/run/dbus/system_bus_socket</text:p>
      <text:p text:style-name="P1">unix <text:s/>3 <text:s text:c="5"/>[ ] <text:s text:c="8"/>STREAM <text:s text:c="4"/>CONNECTED <text:s text:c="4"/>23197 <text:s text:c="3"/>/run/dbus/system_bus_socket</text:p>
      <text:p text:style-name="P1">unix <text:s/>3 <text:s text:c="5"/>[ ] <text:s text:c="8"/>STREAM <text:s text:c="4"/>CONNECTED <text:s text:c="4"/>60256 <text:s text:c="3"/></text:p>
      <text:p text:style-name="P1">unix <text:s/>3 <text:s text:c="5"/>[ ] <text:s text:c="8"/>STREAM <text:s text:c="4"/>CONNECTED <text:s text:c="4"/>60486 <text:s text:c="3"/></text:p>
      <text:p text:style-name="P1">unix <text:s/>3 <text:s text:c="5"/>[ ] <text:s text:c="8"/>STREAM <text:s text:c="4"/>CONNECTED <text:s text:c="4"/>38855 <text:s text:c="3"/>/run/dbus/system_bus_socket</text:p>
      <text:p text:style-name="P1">unix <text:s/>3 <text:s text:c="5"/>[ ] <text:s text:c="8"/>STREAM <text:s text:c="4"/>CONNECTED <text:s text:c="4"/>48970 <text:s text:c="3"/></text:p>
      <text:p text:style-name="P1">unix <text:s/>3 <text:s text:c="5"/>[ ] <text:s text:c="8"/>STREAM <text:s text:c="4"/>CONNECTED <text:s text:c="4"/>61632 <text:s text:c="3"/>@/tmp/dbus-YoFd7DSF5A</text:p>
      <text:p text:style-name="P1">unix <text:s/>3 <text:s text:c="5"/>[ ] <text:s text:c="8"/>STREAM <text:s text:c="4"/>CONNECTED <text:s text:c="4"/>51855 <text:s text:c="3"/></text:p>
      <text:p text:style-name="P1">unix <text:s/>3 <text:s text:c="5"/>[ ] <text:s text:c="8"/>STREAM <text:s text:c="4"/>CONNECTED <text:s text:c="4"/>57374 <text:s text:c="3"/>/run/systemd/journal/stdout</text:p>
      <text:p text:style-name="P1">unix <text:s/>3 <text:s text:c="5"/>[ ] <text:s text:c="8"/>STREAM <text:s text:c="4"/>CONNECTED <text:s text:c="4"/>23312 <text:s text:c="3"/>/run/user/1000/bus</text:p>
      <text:p text:style-name="P1">unix <text:s/>3 <text:s text:c="5"/>[ ] <text:s text:c="8"/>STREAM <text:s text:c="4"/>CONNECTED <text:s text:c="4"/>29552 <text:s text:c="3"/></text:p>
      <text:p text:style-name="P1">unix <text:s/>3 <text:s text:c="5"/>[ ] <text:s text:c="8"/>SEQPACKET <text:s/>CONNECTED <text:s text:c="4"/>75848 <text:s text:c="3"/></text:p>
      <text:p text:style-name="P1">unix <text:s/>3 <text:s text:c="5"/>[ ] <text:s text:c="8"/>STREAM <text:s text:c="4"/>CONNECTED <text:s text:c="4"/>41914 <text:s text:c="3"/>/run/user/1000/bus</text:p>
      <text:p text:style-name="P1">unix <text:s/>3 <text:s text:c="5"/>[ ] <text:s text:c="8"/>STREAM <text:s text:c="4"/>CONNECTED <text:s text:c="4"/>28215 <text:s text:c="3"/></text:p>
      <text:p text:style-name="P1">unix <text:s/>3 <text:s text:c="5"/>[ ] <text:s text:c="8"/>STREAM <text:s text:c="4"/>CONNECTED <text:s text:c="4"/>31327 <text:s text:c="3"/></text:p>
      <text:p text:style-name="P1">unix <text:s/>3 <text:s text:c="5"/>[ ] <text:s text:c="8"/>STREAM <text:s text:c="4"/>CONNECTED <text:s text:c="4"/>60937 <text:s text:c="3"/></text:p>
      <text:p text:style-name="P1">unix <text:s/>3 <text:s text:c="5"/>[ ] <text:s text:c="8"/>STREAM <text:s text:c="4"/>CONNECTED <text:s text:c="4"/>51287 <text:s text:c="3"/>/run/dbus/system_bus_socket</text:p>
      <text:p text:style-name="P1">unix <text:s/>3 <text:s text:c="5"/>[ ] <text:s text:c="8"/>STREAM <text:s text:c="4"/>CONNECTED <text:s text:c="4"/>39589 <text:s text:c="3"/></text:p>
      <text:p text:style-name="P1">unix <text:s/>3 <text:s text:c="5"/>[ ] <text:s text:c="8"/>STREAM <text:s text:c="4"/>CONNECTED <text:s text:c="4"/>39048 <text:s text:c="3"/></text:p>
      <text:p text:style-name="P1">unix <text:s/>3 <text:s text:c="5"/>[ ] <text:s text:c="8"/>SEQPACKET <text:s/>CONNECTED <text:s text:c="4"/>104068 <text:s text:c="2"/></text:p>
      <text:p text:style-name="P1">unix <text:s/>3 <text:s text:c="5"/>[ ] <text:s text:c="8"/>SEQPACKET <text:s/>CONNECTED <text:s text:c="4"/>46654 <text:s text:c="3"/></text:p>
      <text:p text:style-name="P1">unix <text:s/>3 <text:s text:c="5"/>[ ] <text:s text:c="8"/>STREAM <text:s text:c="4"/>CONNECTED <text:s text:c="4"/>51827 <text:s text:c="3"/></text:p>
      <text:p text:style-name="P1">unix <text:s/>3 <text:s text:c="5"/>[ ] <text:s text:c="8"/>STREAM <text:s text:c="4"/>CONNECTED <text:s text:c="4"/>56376 <text:s text:c="3"/></text:p>
      <text:p text:style-name="P1">unix <text:s/>3 <text:s text:c="5"/>[ ] <text:s text:c="8"/>STREAM <text:s text:c="4"/>CONNECTED <text:s text:c="4"/>36789 <text:s text:c="3"/></text:p>
      <text:p text:style-name="P1">unix <text:s/>3 <text:s text:c="5"/>[ ] <text:s text:c="8"/>STREAM <text:s text:c="4"/>CONNECTED <text:s text:c="4"/>87019 <text:s text:c="3"/></text:p>
      <text:p text:style-name="P1">unix <text:s/>3 <text:s text:c="5"/>[ ] <text:s text:c="8"/>STREAM <text:s text:c="4"/>CONNECTED <text:s text:c="4"/>65265 <text:s text:c="3"/></text:p>
      <text:p text:style-name="P1">unix <text:s/>3 <text:s text:c="5"/>[ ] <text:s text:c="8"/>STREAM <text:s text:c="4"/>CONNECTED <text:s text:c="4"/>38320 <text:s text:c="3"/>/run/systemd/journal/stdout</text:p>
      <text:p text:style-name="P1">unix <text:s/>3 <text:s text:c="5"/>[ ] <text:s text:c="8"/>STREAM <text:s text:c="4"/>CONNECTED <text:s text:c="4"/>113813 <text:s text:c="2"/></text:p>
      <text:p text:style-name="P1">unix <text:s/>3 <text:s text:c="5"/>[ ] <text:s text:c="8"/>STREAM <text:s text:c="4"/>CONNECTED <text:s text:c="4"/>56436 <text:s text:c="3"/>/run/systemd/journal/stdout</text:p>
      <text:p text:style-name="P1">unix <text:s/>2 <text:s text:c="5"/>[ ] <text:s text:c="8"/>DGRAM <text:s text:c="19"/>48035 <text:s text:c="3"/></text:p>
      <text:p text:style-name="P1">unix <text:s/>3 <text:s text:c="5"/>[ ] <text:s text:c="8"/>STREAM <text:s text:c="4"/>CONNECTED <text:s text:c="4"/>108130 <text:s text:c="2"/></text:p>
      <text:p text:style-name="P1">unix <text:s/>3 <text:s text:c="5"/>[ ] <text:s text:c="8"/>STREAM <text:s text:c="4"/>CONNECTED <text:s text:c="4"/>23463 <text:s text:c="3"/>@/home/user/.cache/ibus/dbus-84BVNK2K</text:p>
      <text:p text:style-name="P1">unix <text:s/>3 <text:s text:c="5"/>[ ] <text:s text:c="8"/>STREAM <text:s text:c="4"/>CONNECTED <text:s text:c="4"/>59806 <text:s text:c="3"/></text:p>
      <text:p text:style-name="P1">unix <text:s/>3 <text:s text:c="5"/>[ ] <text:s text:c="8"/>STREAM <text:s text:c="4"/>CONNECTED <text:s text:c="4"/>53433 <text:s text:c="3"/>@/home/user/.cache/ibus/dbus-84BVNK2K</text:p>
      <text:p text:style-name="P1">unix <text:s/>3 <text:s text:c="5"/>[ ] <text:s text:c="8"/>STREAM <text:s text:c="4"/>CONNECTED <text:s text:c="4"/>46259 <text:s text:c="3"/></text:p>
      <text:p text:style-name="P1">unix <text:s/>3 <text:s text:c="5"/>[ ] <text:s text:c="8"/>STREAM <text:s text:c="4"/>CONNECTED <text:s text:c="4"/>56360 <text:s text:c="3"/></text:p>
      <text:p text:style-name="P1">unix <text:s/>2 <text:s text:c="5"/>[ ] <text:s text:c="8"/>STREAM <text:s text:c="4"/>CONNECTED <text:s text:c="4"/>81124 <text:s text:c="3"/></text:p>
      <text:p text:style-name="P1">unix <text:s/>3 <text:s text:c="5"/>[ ] <text:s text:c="8"/>STREAM <text:s text:c="4"/>CONNECTED <text:s text:c="4"/>55498 <text:s text:c="3"/></text:p>
      <text:p text:style-name="P1">unix <text:s/>3 <text:s text:c="5"/>[ ] <text:s text:c="8"/>STREAM <text:s text:c="4"/>CONNECTED <text:s text:c="4"/>40981 <text:s text:c="3"/>/run/systemd/journal/stdout</text:p>
      <text:p text:style-name="P1">unix <text:s/>3 <text:s text:c="5"/>[ ] <text:s text:c="8"/>STREAM <text:s text:c="4"/>CONNECTED <text:s text:c="4"/>41926 <text:s text:c="3"/>/run/dbus/system_bus_socket</text:p>
      <text:p text:style-name="P1">unix <text:s/>3 <text:s text:c="5"/>[ ] <text:s text:c="8"/>STREAM <text:s text:c="4"/>CONNECTED <text:s text:c="4"/>39877 <text:s text:c="3"/></text:p>
      <text:p text:style-name="P1">unix <text:s/>3 <text:s text:c="5"/>[ ] <text:s text:c="8"/>STREAM <text:s text:c="4"/>CONNECTED <text:s text:c="4"/>39595 <text:s text:c="3"/>/run/systemd/journal/stdout</text:p>
      <text:p text:style-name="P1">unix <text:s/>3 <text:s text:c="5"/>[ ] <text:s text:c="8"/>STREAM <text:s text:c="4"/>CONNECTED <text:s text:c="4"/>51857 <text:s text:c="3"/>/run/user/1000/bus</text:p>
      <text:p text:style-name="P1">unix <text:s/>3 <text:s text:c="5"/>[ ] <text:s text:c="8"/>STREAM <text:s text:c="4"/>CONNECTED <text:s text:c="4"/>77918 <text:s text:c="3"/>@/tmp/.X11-unix/X0</text:p>
      <text:p text:style-name="P1">unix <text:s/>3 <text:s text:c="5"/>[ ] <text:s text:c="8"/>STREAM <text:s text:c="4"/>CONNECTED <text:s text:c="4"/>60253 <text:s text:c="3"/></text:p>
      <text:p text:style-name="P1">unix <text:s/>3 <text:s text:c="5"/>[ ] <text:s text:c="8"/>STREAM <text:s text:c="4"/>CONNECTED <text:s text:c="4"/>57916 <text:s text:c="3"/>/run/user/1000/bus</text:p>
      <text:p text:style-name="P1">unix <text:s/>3 <text:s text:c="5"/>[ ] <text:s text:c="8"/>STREAM <text:s text:c="4"/>CONNECTED <text:s text:c="4"/>56472 <text:s text:c="3"/></text:p>
      <text:p text:style-name="P1">unix <text:s/>3 <text:s text:c="5"/>[ ] <text:s text:c="8"/>STREAM <text:s text:c="4"/>CONNECTED <text:s text:c="4"/>55410 <text:s text:c="3"/>/run/dbus/system_bus_socket</text:p>
      <text:p text:style-name="P1"><text:soft-page-break/>unix <text:s/>3 <text:s text:c="5"/>[ ] <text:s text:c="8"/>STREAM <text:s text:c="4"/>CONNECTED <text:s text:c="4"/>51513 <text:s text:c="3"/>/run/systemd/journal/stdout</text:p>
      <text:p text:style-name="P1">unix <text:s/>3 <text:s text:c="5"/>[ ] <text:s text:c="8"/>DGRAM <text:s text:c="19"/>28036 <text:s text:c="3"/></text:p>
      <text:p text:style-name="P1">unix <text:s/>3 <text:s text:c="5"/>[ ] <text:s text:c="8"/>STREAM <text:s text:c="4"/>CONNECTED <text:s text:c="4"/>51825 <text:s text:c="3"/>/run/user/1000/bus</text:p>
      <text:p text:style-name="P1">unix <text:s/>3 <text:s text:c="5"/>[ ] <text:s text:c="8"/>STREAM <text:s text:c="4"/>CONNECTED <text:s text:c="4"/>44029 <text:s text:c="3"/></text:p>
      <text:p text:style-name="P1">unix <text:s/>3 <text:s text:c="5"/>[ ] <text:s text:c="8"/>STREAM <text:s text:c="4"/>CONNECTED <text:s text:c="4"/>58809 <text:s text:c="3"/>/run/systemd/journal/stdout</text:p>
      <text:p text:style-name="P1">unix <text:s/>3 <text:s text:c="5"/>[ ] <text:s text:c="8"/>STREAM <text:s text:c="4"/>CONNECTED <text:s text:c="4"/>58806 <text:s text:c="3"/></text:p>
      <text:p text:style-name="P1">unix <text:s/>3 <text:s text:c="5"/>[ ] <text:s text:c="8"/>STREAM <text:s text:c="4"/>CONNECTED <text:s text:c="4"/>91793 <text:s text:c="3"/></text:p>
      <text:p text:style-name="P1">unix <text:s/>3 <text:s text:c="5"/>[ ] <text:s text:c="8"/>STREAM <text:s text:c="4"/>CONNECTED <text:s text:c="4"/>67253 <text:s text:c="3"/></text:p>
      <text:p text:style-name="P1">unix <text:s/>3 <text:s text:c="5"/>[ ] <text:s text:c="8"/>STREAM <text:s text:c="4"/>CONNECTED <text:s text:c="4"/>57455 <text:s text:c="3"/>/run/user/1000/bus</text:p>
      <text:p text:style-name="P1">unix <text:s/>3 <text:s text:c="5"/>[ ] <text:s text:c="8"/>STREAM <text:s text:c="4"/>CONNECTED <text:s text:c="4"/>46656 <text:s text:c="3"/></text:p>
      <text:p text:style-name="P1">unix <text:s/>3 <text:s text:c="5"/>[ ] <text:s text:c="8"/>STREAM <text:s text:c="4"/>CONNECTED <text:s text:c="4"/>51823 <text:s text:c="3"/></text:p>
      <text:p text:style-name="P1">unix <text:s/>3 <text:s text:c="5"/>[ ] <text:s text:c="8"/>STREAM <text:s text:c="4"/>CONNECTED <text:s text:c="4"/>56375 <text:s text:c="3"/></text:p>
      <text:p text:style-name="P1">unix <text:s/>3 <text:s text:c="5"/>[ ] <text:s text:c="8"/>STREAM <text:s text:c="4"/>CONNECTED <text:s text:c="4"/>36730 <text:s text:c="3"/></text:p>
      <text:p text:style-name="P1">unix <text:s/>3 <text:s text:c="5"/>[ ] <text:s text:c="8"/>STREAM <text:s text:c="4"/>CONNECTED <text:s text:c="4"/>57918 <text:s text:c="3"/>@/home/user/.cache/ibus/dbus-84BVNK2K</text:p>
      <text:p text:style-name="P1">unix <text:s/>3 <text:s text:c="5"/>[ ] <text:s text:c="8"/>STREAM <text:s text:c="4"/>CONNECTED <text:s text:c="4"/>29457 <text:s text:c="3"/>/run/systemd/journal/stdout</text:p>
      <text:p text:style-name="P1">unix <text:s/>2 <text:s text:c="5"/>[ ] <text:s text:c="8"/>DGRAM <text:s text:c="19"/>24817 <text:s text:c="3"/></text:p>
      <text:p text:style-name="P1">unix <text:s/>3 <text:s text:c="5"/>[ ] <text:s text:c="8"/>STREAM <text:s text:c="4"/>CONNECTED <text:s text:c="4"/>39393 <text:s text:c="3"/>/run/dbus/system_bus_socket</text:p>
      <text:p text:style-name="P1">unix <text:s/>3 <text:s text:c="5"/>[ ] <text:s text:c="8"/>STREAM <text:s text:c="4"/>CONNECTED <text:s text:c="4"/>52949 <text:s text:c="3"/>/run/systemd/journal/stdout</text:p>
      <text:p text:style-name="P1">unix <text:s/>3 <text:s text:c="5"/>[ ] <text:s text:c="8"/>STREAM <text:s text:c="4"/>CONNECTED <text:s text:c="4"/>51713 <text:s text:c="3"/></text:p>
      <text:p text:style-name="P1">unix <text:s/>3 <text:s text:c="5"/>[ ] <text:s text:c="8"/>STREAM <text:s text:c="4"/>CONNECTED <text:s text:c="4"/>43963 <text:s text:c="3"/></text:p>
      <text:p text:style-name="P1">unix <text:s/>3 <text:s text:c="5"/>[ ] <text:s text:c="8"/>STREAM <text:s text:c="4"/>CONNECTED <text:s text:c="4"/>48888 <text:s text:c="3"/>@/tmp/.ICE-unix/2189</text:p>
      <text:p text:style-name="P1">unix <text:s/>3 <text:s text:c="5"/>[ ] <text:s text:c="8"/>STREAM <text:s text:c="4"/>CONNECTED <text:s text:c="4"/>50402 <text:s text:c="3"/></text:p>
      <text:p text:style-name="P1">unix <text:s/>3 <text:s text:c="5"/>[ ] <text:s text:c="8"/>STREAM <text:s text:c="4"/>CONNECTED <text:s text:c="4"/>52475 <text:s text:c="3"/>/run/systemd/journal/stdout</text:p>
      <text:p text:style-name="P1">unix <text:s/>3 <text:s text:c="5"/>[ ] <text:s text:c="8"/>SEQPACKET <text:s/>CONNECTED <text:s text:c="4"/>95973 <text:s text:c="3"/></text:p>
      <text:p text:style-name="P1">unix <text:s/>3 <text:s text:c="5"/>[ ] <text:s text:c="8"/>STREAM <text:s text:c="4"/>CONNECTED <text:s text:c="4"/>46302 <text:s text:c="3"/>/run/user/1000/bus</text:p>
      <text:p text:style-name="P1">unix <text:s/>3 <text:s text:c="5"/>[ ] <text:s text:c="8"/>STREAM <text:s text:c="4"/>CONNECTED <text:s text:c="4"/>52474 <text:s text:c="3"/>/run/systemd/journal/stdout</text:p>
      <text:p text:style-name="P1">unix <text:s/>3 <text:s text:c="5"/>[ ] <text:s text:c="8"/>STREAM <text:s text:c="4"/>CONNECTED <text:s text:c="4"/>48457 <text:s text:c="3"/>/run/systemd/journal/stdout</text:p>
      <text:p text:style-name="P1">unix <text:s/>3 <text:s text:c="5"/>[ ] <text:s text:c="8"/>STREAM <text:s text:c="4"/>CONNECTED <text:s text:c="4"/>47561 <text:s text:c="3"/></text:p>
      <text:p text:style-name="P1">unix <text:s/>3 <text:s text:c="5"/>[ ] <text:s text:c="8"/>STREAM <text:s text:c="4"/>CONNECTED <text:s text:c="4"/>61580 <text:s text:c="3"/></text:p>
      <text:p text:style-name="P1">unix <text:s/>3 <text:s text:c="5"/>[ ] <text:s text:c="8"/>STREAM <text:s text:c="4"/>CONNECTED <text:s text:c="4"/>56440 <text:s text:c="3"/>/run/systemd/journal/stdout</text:p>
      <text:p text:style-name="P1">unix <text:s/>3 <text:s text:c="5"/>[ ] <text:s text:c="8"/>STREAM <text:s text:c="4"/>CONNECTED <text:s text:c="4"/>63168 <text:s text:c="3"/>/run/systemd/journal/stdout</text:p>
      <text:p text:style-name="P1">unix <text:s/>3 <text:s text:c="5"/>[ ] <text:s text:c="8"/>STREAM <text:s text:c="4"/>CONNECTED <text:s text:c="4"/>39730 <text:s text:c="3"/>/run/systemd/journal/stdout</text:p>
      <text:p text:style-name="P1">unix <text:s/>3 <text:s text:c="5"/>[ ] <text:s text:c="8"/>STREAM <text:s text:c="4"/>CONNECTED <text:s text:c="4"/>55368 <text:s text:c="3"/></text:p>
      <text:p text:style-name="P1">unix <text:s/>3 <text:s text:c="5"/>[ ] <text:s text:c="8"/>STREAM <text:s text:c="4"/>CONNECTED <text:s text:c="4"/>46743 <text:s text:c="3"/></text:p>
      <text:p text:style-name="P1">unix <text:s/>3 <text:s text:c="5"/>[ ] <text:s text:c="8"/>STREAM <text:s text:c="4"/>CONNECTED <text:s text:c="4"/>58928 <text:s text:c="3"/></text:p>
      <text:p text:style-name="P1">unix <text:s/>3 <text:s text:c="5"/>[ ] <text:s text:c="8"/>STREAM <text:s text:c="4"/>CONNECTED <text:s text:c="4"/>52839 <text:s text:c="3"/></text:p>
      <text:p text:style-name="P1">unix <text:s/>3 <text:s text:c="5"/>[ ] <text:s text:c="8"/>STREAM <text:s text:c="4"/>CONNECTED <text:s text:c="4"/>37809 <text:s text:c="3"/></text:p>
      <text:p text:style-name="P1">unix <text:s/>3 <text:s text:c="5"/>[ ] <text:s text:c="8"/>STREAM <text:s text:c="4"/>CONNECTED <text:s text:c="4"/>39038 <text:s text:c="3"/></text:p>
      <text:p text:style-name="P1">unix <text:s/>3 <text:s text:c="5"/>[ ] <text:s text:c="8"/>STREAM <text:s text:c="4"/>CONNECTED <text:s text:c="4"/>50528 <text:s text:c="3"/>@/dbus-vfs-daemon/socket-EcuVMgiJ</text:p>
      <text:p text:style-name="P1">unix <text:s/>3 <text:s text:c="5"/>[ ] <text:s text:c="8"/>DGRAM <text:s text:c="19"/>40957 <text:s text:c="3"/></text:p>
      <text:p text:style-name="P1">unix <text:s/>3 <text:s text:c="5"/>[ ] <text:s text:c="8"/>STREAM <text:s text:c="4"/>CONNECTED <text:s text:c="4"/>38755 <text:s text:c="3"/>/run/systemd/journal/stdout</text:p>
      <text:p text:style-name="P1">unix <text:s/>3 <text:s text:c="5"/>[ ] <text:s text:c="8"/>STREAM <text:s text:c="4"/>CONNECTED <text:s text:c="4"/>77759 <text:s text:c="3"/></text:p>
      <text:p text:style-name="P1">unix <text:s/>3 <text:s text:c="5"/>[ ] <text:s text:c="8"/>STREAM <text:s text:c="4"/>CONNECTED <text:s text:c="4"/>86254 <text:s text:c="3"/>/run/dbus/system_bus_socket</text:p>
      <text:p text:style-name="P1">unix <text:s/>3 <text:s text:c="5"/>[ ] <text:s text:c="8"/>STREAM <text:s text:c="4"/>CONNECTED <text:s text:c="4"/>53924 <text:s text:c="3"/></text:p>
      <text:p text:style-name="P1">unix <text:s/>3 <text:s text:c="5"/>[ ] <text:s text:c="8"/>STREAM <text:s text:c="4"/>CONNECTED <text:s text:c="4"/>73150 <text:s text:c="3"/>@/dbus-vfs-daemon/socket-skdF4x0N</text:p>
      <text:p text:style-name="P1">unix <text:s/>3 <text:s text:c="5"/>[ ] <text:s text:c="8"/>STREAM <text:s text:c="4"/>CONNECTED <text:s text:c="4"/>37821 <text:s text:c="3"/>/run/dbus/system_bus_socket</text:p>
      <text:p text:style-name="P1">unix <text:s/>3 <text:s text:c="5"/>[ ] <text:s text:c="8"/>STREAM <text:s text:c="4"/>CONNECTED <text:s text:c="4"/>36191 <text:s text:c="3"/></text:p>
      <text:p text:style-name="P1">unix <text:s/>3 <text:s text:c="5"/>[ ] <text:s text:c="8"/>STREAM <text:s text:c="4"/>CONNECTED <text:s text:c="4"/>39248 <text:s text:c="3"/></text:p>
      <text:p text:style-name="P1">unix <text:s/>3 <text:s text:c="5"/>[ ] <text:s text:c="8"/>STREAM <text:s text:c="4"/>CONNECTED <text:s text:c="4"/>29680 <text:s text:c="3"/></text:p>
      <text:p text:style-name="P1"><text:soft-page-break/>unix <text:s/>2 <text:s text:c="5"/>[ ] <text:s text:c="8"/>DGRAM <text:s text:c="19"/>40949 <text:s text:c="3"/></text:p>
      <text:p text:style-name="P1">unix <text:s/>3 <text:s text:c="5"/>[ ] <text:s text:c="8"/>STREAM <text:s text:c="4"/>CONNECTED <text:s text:c="4"/>39791 <text:s text:c="3"/>/run/dbus/system_bus_socket</text:p>
      <text:p text:style-name="P1">unix <text:s/>3 <text:s text:c="5"/>[ ] <text:s text:c="8"/>STREAM <text:s text:c="4"/>CONNECTED <text:s text:c="4"/>50043 <text:s text:c="3"/>/run/systemd/journal/stdout</text:p>
      <text:p text:style-name="P1">unix <text:s/>3 <text:s text:c="5"/>[ ] <text:s text:c="8"/>STREAM <text:s text:c="4"/>CONNECTED <text:s text:c="4"/>50020 <text:s text:c="3"/></text:p>
      <text:p text:style-name="P1">unix <text:s/>3 <text:s text:c="5"/>[ ] <text:s text:c="8"/>STREAM <text:s text:c="4"/>CONNECTED <text:s text:c="4"/>79977 <text:s text:c="3"/></text:p>
      <text:p text:style-name="P1">unix <text:s/>3 <text:s text:c="5"/>[ ] <text:s text:c="8"/>STREAM <text:s text:c="4"/>CONNECTED <text:s text:c="4"/>58837 <text:s text:c="3"/></text:p>
      <text:p text:style-name="P1">unix <text:s/>3 <text:s text:c="5"/>[ ] <text:s text:c="8"/>STREAM <text:s text:c="4"/>CONNECTED <text:s text:c="4"/>59649 <text:s text:c="3"/>@/tmp/dbus-YoFd7DSF5A</text:p>
      <text:p text:style-name="P1">unix <text:s/>3 <text:s text:c="5"/>[ ] <text:s text:c="8"/>STREAM <text:s text:c="4"/>CONNECTED <text:s text:c="4"/>41913 <text:s text:c="3"/>/run/user/1000/bus</text:p>
      <text:p text:style-name="P1">unix <text:s/>3 <text:s text:c="5"/>[ ] <text:s text:c="8"/>STREAM <text:s text:c="4"/>CONNECTED <text:s text:c="4"/>38717 <text:s text:c="3"/></text:p>
      <text:p text:style-name="P1">unix <text:s/>3 <text:s text:c="5"/>[ ] <text:s text:c="8"/>STREAM <text:s text:c="4"/>CONNECTED <text:s text:c="4"/>77148 <text:s text:c="3"/>/run/user/1000/bus</text:p>
      <text:p text:style-name="P1">unix <text:s/>3 <text:s text:c="5"/>[ ] <text:s text:c="8"/>STREAM <text:s text:c="4"/>CONNECTED <text:s text:c="4"/>53299 <text:s text:c="3"/></text:p>
      <text:p text:style-name="P1">unix <text:s/>3 <text:s text:c="5"/>[ ] <text:s text:c="8"/>STREAM <text:s text:c="4"/>CONNECTED <text:s text:c="4"/>55385 <text:s text:c="3"/></text:p>
      <text:p text:style-name="P1">unix <text:s/>3 <text:s text:c="5"/>[ ] <text:s text:c="8"/>STREAM <text:s text:c="4"/>CONNECTED <text:s text:c="4"/>52259 <text:s text:c="3"/>/run/user/1000/bus</text:p>
      <text:p text:style-name="P1">unix <text:s/>2 <text:s text:c="5"/>[ ] <text:s text:c="8"/>DGRAM <text:s text:c="19"/>52864 <text:s text:c="3"/></text:p>
      <text:p text:style-name="P1">unix <text:s/>3 <text:s text:c="5"/>[ ] <text:s text:c="8"/>STREAM <text:s text:c="4"/>CONNECTED <text:s text:c="4"/>46293 <text:s text:c="3"/>/run/user/1000/bus</text:p>
      <text:p text:style-name="P1">unix <text:s/>3 <text:s text:c="5"/>[ ] <text:s text:c="8"/>STREAM <text:s text:c="4"/>CONNECTED <text:s text:c="4"/>48516 <text:s text:c="3"/></text:p>
      <text:p text:style-name="P1">unix <text:s/>3 <text:s text:c="5"/>[ ] <text:s text:c="8"/>STREAM <text:s text:c="4"/>CONNECTED <text:s text:c="4"/>51268 <text:s text:c="3"/>/run/systemd/journal/stdout</text:p>
      <text:p text:style-name="P1">unix <text:s/>2 <text:s text:c="5"/>[ ] <text:s text:c="8"/>DGRAM <text:s text:c="19"/>37730 <text:s text:c="3"/></text:p>
      <text:p text:style-name="P1">unix <text:s/>3 <text:s text:c="5"/>[ ] <text:s text:c="8"/>STREAM <text:s text:c="4"/>CONNECTED <text:s text:c="4"/>21401 <text:s text:c="3"/></text:p>
      <text:p text:style-name="P1">unix <text:s/>3 <text:s text:c="5"/>[ ] <text:s text:c="8"/>STREAM <text:s text:c="4"/>CONNECTED <text:s text:c="4"/>83339 <text:s text:c="3"/></text:p>
      <text:p text:style-name="P1">unix <text:s/>3 <text:s text:c="5"/>[ ] <text:s text:c="8"/>STREAM <text:s text:c="4"/>CONNECTED <text:s text:c="4"/>38953 <text:s text:c="3"/></text:p>
      <text:p text:style-name="P1">unix <text:s/>3 <text:s text:c="5"/>[ ] <text:s text:c="8"/>STREAM <text:s text:c="4"/>CONNECTED <text:s text:c="4"/>40959 <text:s text:c="3"/></text:p>
      <text:p text:style-name="P1">unix <text:s/>3 <text:s text:c="5"/>[ ] <text:s text:c="8"/>DGRAM <text:s text:c="19"/>18103 <text:s text:c="3"/></text:p>
      <text:p text:style-name="P1">unix <text:s/>3 <text:s text:c="5"/>[ ] <text:s text:c="8"/>STREAM <text:s text:c="4"/>CONNECTED <text:s text:c="4"/>41915 <text:s text:c="3"/>/run/user/1000/bus</text:p>
      <text:p text:style-name="P1">unix <text:s/>3 <text:s text:c="5"/>[ ] <text:s text:c="8"/>STREAM <text:s text:c="4"/>CONNECTED <text:s text:c="4"/>39671 <text:s text:c="3"/>/run/systemd/journal/stdout</text:p>
      <text:p text:style-name="P1">unix <text:s/>3 <text:s text:c="5"/>[ ] <text:s text:c="8"/>STREAM <text:s text:c="4"/>CONNECTED <text:s text:c="4"/>74256 <text:s text:c="3"/></text:p>
      <text:p text:style-name="P1">unix <text:s/>3 <text:s text:c="5"/>[ ] <text:s text:c="8"/>STREAM <text:s text:c="4"/>CONNECTED <text:s text:c="4"/>77154 <text:s text:c="3"/>/run/user/1000/bus</text:p>
      <text:p text:style-name="P1">unix <text:s/>3 <text:s text:c="5"/>[ ] <text:s text:c="8"/>STREAM <text:s text:c="4"/>CONNECTED <text:s text:c="4"/>52855 <text:s text:c="3"/></text:p>
      <text:p text:style-name="P1">unix <text:s/>3 <text:s text:c="5"/>[ ] <text:s text:c="8"/>STREAM <text:s text:c="4"/>CONNECTED <text:s text:c="4"/>39594 <text:s text:c="3"/>/run/systemd/journal/stdout</text:p>
      <text:p text:style-name="P1">unix <text:s/>3 <text:s text:c="5"/>[ ] <text:s text:c="8"/>STREAM <text:s text:c="4"/>CONNECTED <text:s text:c="4"/>45828 <text:s text:c="3"/></text:p>
      <text:p text:style-name="P1">unix <text:s/>3 <text:s text:c="5"/>[ ] <text:s text:c="8"/>STREAM <text:s text:c="4"/>CONNECTED <text:s text:c="4"/>39058 <text:s text:c="3"/>/run/dbus/system_bus_socket</text:p>
      <text:p text:style-name="P1">unix <text:s/>3 <text:s text:c="5"/>[ ] <text:s text:c="8"/>STREAM <text:s text:c="4"/>CONNECTED <text:s text:c="4"/>39066 <text:s text:c="3"/>/run/dbus/system_bus_socket</text:p>
      <text:p text:style-name="P1">unix <text:s/>3 <text:s text:c="5"/>[ ] <text:s text:c="8"/>STREAM <text:s text:c="4"/>CONNECTED <text:s text:c="4"/>41796 <text:s text:c="3"/></text:p>
      <text:p text:style-name="P1">unix <text:s/>3 <text:s text:c="5"/>[ ] <text:s text:c="8"/>DGRAM <text:s text:c="19"/>40956 <text:s text:c="3"/></text:p>
      <text:p text:style-name="P1">unix <text:s/>2 <text:s text:c="5"/>[ ] <text:s text:c="8"/>DGRAM <text:s text:c="19"/>18100 <text:s text:c="3"/></text:p>
      <text:p text:style-name="P1">unix <text:s/>3 <text:s text:c="5"/>[ ] <text:s text:c="8"/>STREAM <text:s text:c="4"/>CONNECTED <text:s text:c="4"/>82340 <text:s text:c="3"/></text:p>
      <text:p text:style-name="P1">unix <text:s/>3 <text:s text:c="5"/>[ ] <text:s text:c="8"/>STREAM <text:s text:c="4"/>CONNECTED <text:s text:c="4"/>51920 <text:s text:c="3"/>/run/user/1000/bus</text:p>
      <text:p text:style-name="P1">unix <text:s/>3 <text:s text:c="5"/>[ ] <text:s text:c="8"/>STREAM <text:s text:c="4"/>CONNECTED <text:s text:c="4"/>23321 <text:s text:c="3"/>/run/user/1000/pulse/native</text:p>
      <text:p text:style-name="P1">unix <text:s/>3 <text:s text:c="5"/>[ ] <text:s text:c="8"/>STREAM <text:s text:c="4"/>CONNECTED <text:s text:c="4"/>53925 <text:s text:c="3"/></text:p>
      <text:p text:style-name="P1">unix <text:s/>3 <text:s text:c="5"/>[ ] <text:s text:c="8"/>STREAM <text:s text:c="4"/>CONNECTED <text:s text:c="4"/>59114 <text:s text:c="3"/></text:p>
      <text:p text:style-name="P1">unix <text:s/>3 <text:s text:c="5"/>[ ] <text:s text:c="8"/>STREAM <text:s text:c="4"/>CONNECTED <text:s text:c="4"/>58821 <text:s text:c="3"/>/run/user/1000/wayland-0</text:p>
      <text:p text:style-name="P1">unix <text:s/>3 <text:s text:c="5"/>[ ] <text:s text:c="8"/>STREAM <text:s text:c="4"/>CONNECTED <text:s text:c="4"/>57365 <text:s text:c="3"/></text:p>
      <text:p text:style-name="P1">unix <text:s/>3 <text:s text:c="5"/>[ ] <text:s text:c="8"/>STREAM <text:s text:c="4"/>CONNECTED <text:s text:c="4"/>40544 <text:s text:c="3"/></text:p>
      <text:p text:style-name="P1">unix <text:s/>3 <text:s text:c="5"/>[ ] <text:s text:c="8"/>STREAM <text:s text:c="4"/>CONNECTED <text:s text:c="4"/>46169 <text:s text:c="3"/></text:p>
      <text:p text:style-name="P1">unix <text:s/>3 <text:s text:c="5"/>[ ] <text:s text:c="8"/>STREAM <text:s text:c="4"/>CONNECTED <text:s text:c="4"/>77497 <text:s text:c="3"/></text:p>
      <text:p text:style-name="P1">unix <text:s/>3 <text:s text:c="5"/>[ ] <text:s text:c="8"/>STREAM <text:s text:c="4"/>CONNECTED <text:s text:c="4"/>57046 <text:s text:c="3"/></text:p>
      <text:p text:style-name="P1">unix <text:s/>3 <text:s text:c="5"/>[ ] <text:s text:c="8"/>STREAM <text:s text:c="4"/>CONNECTED <text:s text:c="4"/>23462 <text:s text:c="3"/>/run/systemd/journal/stdout</text:p>
      <text:p text:style-name="P1">unix <text:s/>3 <text:s text:c="5"/>[ ] <text:s text:c="8"/>STREAM <text:s text:c="4"/>CONNECTED <text:s text:c="4"/>55393 <text:s text:c="3"/></text:p>
      <text:p text:style-name="P1">unix <text:s/>3 <text:s text:c="5"/>[ ] <text:s text:c="8"/>STREAM <text:s text:c="4"/>CONNECTED <text:s text:c="4"/>53290 <text:s text:c="3"/></text:p>
      <text:p text:style-name="P1"><text:soft-page-break/>unix <text:s/>3 <text:s text:c="5"/>[ ] <text:s text:c="8"/>STREAM <text:s text:c="4"/>CONNECTED <text:s text:c="4"/>50239 <text:s text:c="3"/></text:p>
      <text:p text:style-name="P1">unix <text:s/>3 <text:s text:c="5"/>[ ] <text:s text:c="8"/>STREAM <text:s text:c="4"/>CONNECTED <text:s text:c="4"/>58351 <text:s text:c="3"/></text:p>
      <text:p text:style-name="P1">unix <text:s/>3 <text:s text:c="5"/>[ ] <text:s text:c="8"/>STREAM <text:s text:c="4"/>CONNECTED <text:s text:c="4"/>58836 <text:s text:c="3"/></text:p>
      <text:p text:style-name="P1">unix <text:s/>3 <text:s text:c="5"/>[ ] <text:s text:c="8"/>STREAM <text:s text:c="4"/>CONNECTED <text:s text:c="4"/>52857 <text:s text:c="3"/></text:p>
      <text:p text:style-name="P1">unix <text:s/>3 <text:s text:c="5"/>[ ] <text:s text:c="8"/>STREAM <text:s text:c="4"/>CONNECTED <text:s text:c="4"/>37743 <text:s text:c="3"/></text:p>
      <text:p text:style-name="P1">unix <text:s/>2 <text:s text:c="5"/>[ ] <text:s text:c="8"/>DGRAM <text:s text:c="19"/>21465 <text:s text:c="3"/></text:p>
      <text:p text:style-name="P1">unix <text:s/>3 <text:s text:c="5"/>[ ] <text:s text:c="8"/>STREAM <text:s text:c="4"/>CONNECTED <text:s text:c="4"/>22919 <text:s text:c="3"/>/run/systemd/journal/stdout</text:p>
      <text:p text:style-name="P1">unix <text:s/>3 <text:s text:c="5"/>[ ] <text:s text:c="8"/>STREAM <text:s text:c="4"/>CONNECTED <text:s text:c="4"/>51688 <text:s text:c="3"/>/run/user/1000/bus</text:p>
      <text:p text:style-name="P1">unix <text:s/>3 <text:s text:c="5"/>[ ] <text:s text:c="8"/>STREAM <text:s text:c="4"/>CONNECTED <text:s text:c="4"/>31329 <text:s text:c="3"/></text:p>
      <text:p text:style-name="P1">unix <text:s/>3 <text:s text:c="5"/>[ ] <text:s text:c="8"/>STREAM <text:s text:c="4"/>CONNECTED <text:s text:c="4"/>50446 <text:s text:c="3"/></text:p>
      <text:p text:style-name="P1">unix <text:s/>3 <text:s text:c="5"/>[ ] <text:s text:c="8"/>STREAM <text:s text:c="4"/>CONNECTED <text:s text:c="4"/>39726 <text:s text:c="3"/>/run/systemd/journal/stdout</text:p>
      <text:p text:style-name="P1">unix <text:s/>3 <text:s text:c="5"/>[ ] <text:s text:c="8"/>STREAM <text:s text:c="4"/>CONNECTED <text:s text:c="4"/>53251 <text:s text:c="3"/></text:p>
      <text:p text:style-name="P1">unix <text:s/>3 <text:s text:c="5"/>[ ] <text:s text:c="8"/>STREAM <text:s text:c="4"/>CONNECTED <text:s text:c="4"/>95116 <text:s text:c="3"/></text:p>
      <text:p text:style-name="P1">unix <text:s/>3 <text:s text:c="5"/>[ ] <text:s text:c="8"/>STREAM <text:s text:c="4"/>CONNECTED <text:s text:c="4"/>102835 <text:s text:c="2"/></text:p>
      <text:p text:style-name="P1">unix <text:s/>2 <text:s text:c="5"/>[ ] <text:s text:c="8"/>DGRAM <text:s text:c="19"/>82859 <text:s text:c="3"/></text:p>
      <text:p text:style-name="P1">unix <text:s/>3 <text:s text:c="5"/>[ ] <text:s text:c="8"/>STREAM <text:s text:c="4"/>CONNECTED <text:s text:c="4"/>52840 <text:s text:c="3"/></text:p>
      <text:p text:style-name="P1">unix <text:s/>3 <text:s text:c="5"/>[ ] <text:s text:c="8"/>STREAM <text:s text:c="4"/>CONNECTED <text:s text:c="4"/>36395 <text:s text:c="3"/></text:p>
      <text:p text:style-name="P1">unix <text:s/>3 <text:s text:c="5"/>[ ] <text:s text:c="8"/>DGRAM <text:s text:c="19"/>26714 <text:s text:c="3"/></text:p>
      <text:p text:style-name="P1">unix <text:s/>3 <text:s text:c="5"/>[ ] <text:s text:c="8"/>STREAM <text:s text:c="4"/>CONNECTED <text:s text:c="4"/>38630 <text:s text:c="3"/>/run/systemd/journal/stdout</text:p>
      <text:p text:style-name="P1">unix <text:s/>3 <text:s text:c="5"/>[ ] <text:s text:c="8"/>STREAM <text:s text:c="4"/>CONNECTED <text:s text:c="4"/>39057 <text:s text:c="3"/>/run/dbus/system_bus_socket</text:p>
      <text:p text:style-name="P1">unix <text:s/>3 <text:s text:c="5"/>[ ] <text:s text:c="8"/>STREAM <text:s text:c="4"/>CONNECTED <text:s text:c="4"/>62174 <text:s text:c="3"/></text:p>
      <text:p text:style-name="P1">unix <text:s/>3 <text:s text:c="5"/>[ ] <text:s text:c="8"/>STREAM <text:s text:c="4"/>CONNECTED <text:s text:c="4"/>41911 <text:s text:c="3"/>/run/user/1000/bus</text:p>
      <text:p text:style-name="P1">unix <text:s/>3 <text:s text:c="5"/>[ ] <text:s text:c="8"/>STREAM <text:s text:c="4"/>CONNECTED <text:s text:c="4"/>38756 <text:s text:c="3"/>/run/systemd/journal/stdout</text:p>
      <text:p text:style-name="P1">unix <text:s/>3 <text:s text:c="5"/>[ ] <text:s text:c="8"/>STREAM <text:s text:c="4"/>CONNECTED <text:s text:c="4"/>95976 <text:s text:c="3"/></text:p>
      <text:p text:style-name="P1">unix <text:s/>3 <text:s text:c="5"/>[ ] <text:s text:c="8"/>STREAM <text:s text:c="4"/>CONNECTED <text:s text:c="4"/>62709 <text:s text:c="3"/></text:p>
      <text:p text:style-name="P1">unix <text:s/>3 <text:s text:c="5"/>[ ] <text:s text:c="8"/>STREAM <text:s text:c="4"/>CONNECTED <text:s text:c="4"/>48988 <text:s text:c="3"/>/run/user/1000/pulse/native</text:p>
      <text:p text:style-name="P1">unix <text:s/>3 <text:s text:c="5"/>[ ] <text:s text:c="8"/>STREAM <text:s text:c="4"/>CONNECTED <text:s text:c="4"/>57368 <text:s text:c="3"/>/run/user/1000/bus</text:p>
      <text:p text:style-name="P1">unix <text:s/>3 <text:s text:c="5"/>[ ] <text:s text:c="8"/>STREAM <text:s text:c="4"/>CONNECTED <text:s text:c="4"/>39061 <text:s text:c="3"/>/run/dbus/system_bus_socket</text:p>
      <text:p text:style-name="P1">unix <text:s/>3 <text:s text:c="5"/>[ ] <text:s text:c="8"/>STREAM <text:s text:c="4"/>CONNECTED <text:s text:c="4"/>39051 <text:s text:c="3"/>/run/dbus/system_bus_socket</text:p>
      <text:p text:style-name="P1">unix <text:s/>3 <text:s text:c="5"/>[ ] <text:s text:c="8"/>STREAM <text:s text:c="4"/>CONNECTED <text:s text:c="4"/>24869 <text:s text:c="3"/>/run/systemd/journal/stdout</text:p>
      <text:p text:style-name="P1">unix <text:s/>3 <text:s text:c="5"/>[ ] <text:s text:c="8"/>STREAM <text:s text:c="4"/>CONNECTED <text:s text:c="4"/>61504 <text:s text:c="3"/></text:p>
      <text:p text:style-name="P1">unix <text:s/>3 <text:s text:c="5"/>[ ] <text:s text:c="8"/>STREAM <text:s text:c="4"/>CONNECTED <text:s text:c="4"/>38321 <text:s text:c="3"/></text:p>
      <text:p text:style-name="P1">unix <text:s/>3 <text:s text:c="5"/>[ ] <text:s text:c="8"/>DGRAM <text:s text:c="19"/>18102 <text:s text:c="3"/></text:p>
      <text:p text:style-name="P1">unix <text:s/>2 <text:s text:c="5"/>[ ] <text:s text:c="8"/>DGRAM <text:s text:c="19"/>55408 <text:s text:c="3"/></text:p>
      <text:p text:style-name="P1">unix <text:s/>3 <text:s text:c="5"/>[ ] <text:s text:c="8"/>STREAM <text:s text:c="4"/>CONNECTED <text:s text:c="4"/>50445 <text:s text:c="3"/></text:p>
      <text:p text:style-name="P1">unix <text:s/>3 <text:s text:c="5"/>[ ] <text:s text:c="8"/>STREAM <text:s text:c="4"/>CONNECTED <text:s text:c="4"/>19454 <text:s text:c="3"/></text:p>
      <text:p text:style-name="P1">unix <text:s/>3 <text:s text:c="5"/>[ ] <text:s text:c="8"/>STREAM <text:s text:c="4"/>CONNECTED <text:s text:c="4"/>82846 <text:s text:c="3"/>/run/user/1000/bus</text:p>
      <text:p text:style-name="P1">unix <text:s/>3 <text:s text:c="5"/>[ ] <text:s text:c="8"/>STREAM <text:s text:c="4"/>CONNECTED <text:s text:c="4"/>61710 <text:s text:c="3"/>/run/user/1000/bus</text:p>
      <text:p text:style-name="P1">unix <text:s/>3 <text:s text:c="5"/>[ ] <text:s text:c="8"/>STREAM <text:s text:c="4"/>CONNECTED <text:s text:c="4"/>58927 <text:s text:c="3"/></text:p>
      <text:p text:style-name="P1">unix <text:s/>3 <text:s text:c="5"/>[ ] <text:s text:c="8"/>STREAM <text:s text:c="4"/>CONNECTED <text:s text:c="4"/>53415 <text:s text:c="3"/></text:p>
      <text:p text:style-name="P1">unix <text:s/>3 <text:s text:c="5"/>[ ] <text:s text:c="8"/>STREAM <text:s text:c="4"/>CONNECTED <text:s text:c="4"/>52838 <text:s text:c="3"/></text:p>
      <text:p text:style-name="P1">unix <text:s/>3 <text:s text:c="5"/>[ ] <text:s text:c="8"/>STREAM <text:s text:c="4"/>CONNECTED <text:s text:c="4"/>53293 <text:s text:c="3"/>/run/user/1000/bus</text:p>
      <text:p text:style-name="P1">unix <text:s/>3 <text:s text:c="5"/>[ ] <text:s text:c="8"/>STREAM <text:s text:c="4"/>CONNECTED <text:s text:c="4"/>74484 <text:s text:c="3"/>/run/systemd/journal/stdout</text:p>
      <text:p text:style-name="P1">unix <text:s/>2 <text:s text:c="5"/>[ ] <text:s text:c="8"/>STREAM <text:s text:c="4"/>CONNECTED <text:s text:c="4"/>57039 <text:s text:c="3"/></text:p>
      <text:p text:style-name="P1">unix <text:s/>3 <text:s text:c="5"/>[ ] <text:s text:c="8"/>STREAM <text:s text:c="4"/>CONNECTED <text:s text:c="4"/>41929 <text:s text:c="3"/></text:p>
      <text:p text:style-name="P1">unix <text:s/>3 <text:s text:c="5"/>[ ] <text:s text:c="8"/>STREAM <text:s text:c="4"/>CONNECTED <text:s text:c="4"/>89152 <text:s text:c="3"/>/run/dbus/system_bus_socket</text:p>
      <text:p text:style-name="P1">unix <text:s/>3 <text:s text:c="5"/>[ ] <text:s text:c="8"/>STREAM <text:s text:c="4"/>CONNECTED <text:s text:c="4"/>55398 <text:s text:c="3"/>/run/systemd/journal/stdout</text:p>
      <text:p text:style-name="P1">unix <text:s/>3 <text:s text:c="5"/>[ ] <text:s text:c="8"/>STREAM <text:s text:c="4"/>CONNECTED <text:s text:c="4"/>53276 <text:s text:c="3"/></text:p>
      <text:p text:style-name="P1">unix <text:s/>3 <text:s text:c="5"/>[ ] <text:s text:c="8"/>STREAM <text:s text:c="4"/>CONNECTED <text:s text:c="4"/>95977 <text:s text:c="3"/></text:p>
      <text:p text:style-name="P1"><text:soft-page-break/>unix <text:s/>3 <text:s text:c="5"/>[ ] <text:s text:c="8"/>STREAM <text:s text:c="4"/>CONNECTED <text:s text:c="4"/>43980 <text:s text:c="3"/>@/tmp/dbus-9Cdi62HX</text:p>
      <text:p text:style-name="P1">unix <text:s/>2 <text:s text:c="5"/>[ ] <text:s text:c="8"/>STREAM <text:s text:c="4"/>CONNECTED <text:s text:c="4"/>43944 <text:s text:c="3"/>@/tmp/dbus-raGcyFVq</text:p>
      <text:p text:style-name="P1">unix <text:s/>3 <text:s text:c="5"/>[ ] <text:s text:c="8"/>STREAM <text:s text:c="4"/>CONNECTED <text:s text:c="4"/>16187 <text:s text:c="3"/></text:p>
      <text:p text:style-name="P1">unix <text:s/>3 <text:s text:c="5"/>[ ] <text:s text:c="8"/>STREAM <text:s text:c="4"/>CONNECTED <text:s text:c="4"/>41903 <text:s text:c="3"/></text:p>
      <text:p text:style-name="P1">unix <text:s/>3 <text:s text:c="5"/>[ ] <text:s text:c="8"/>STREAM <text:s text:c="4"/>CONNECTED <text:s text:c="4"/>50684 <text:s text:c="3"/></text:p>
      <text:p text:style-name="P1">unix <text:s/>3 <text:s text:c="5"/>[ ] <text:s text:c="8"/>STREAM <text:s text:c="4"/>CONNECTED <text:s text:c="4"/>57456 <text:s text:c="3"/>/run/user/1000/bus</text:p>
      <text:p text:style-name="P1">unix <text:s/>3 <text:s text:c="5"/>[ ] <text:s text:c="8"/>STREAM <text:s text:c="4"/>CONNECTED <text:s text:c="4"/>38744 <text:s text:c="3"/>/run/systemd/journal/stdout</text:p>
      <text:p text:style-name="P1">unix <text:s/>3 <text:s text:c="5"/>[ ] <text:s text:c="8"/>STREAM <text:s text:c="4"/>CONNECTED <text:s text:c="4"/>52993 <text:s text:c="3"/></text:p>
      <text:p text:style-name="P1">unix <text:s/>3 <text:s text:c="5"/>[ ] <text:s text:c="8"/>STREAM <text:s text:c="4"/>CONNECTED <text:s text:c="4"/>39593 <text:s text:c="3"/>/run/systemd/journal/stdout</text:p>
      <text:p text:style-name="P1">unix <text:s/>3 <text:s text:c="5"/>[ ] <text:s text:c="8"/>STREAM <text:s text:c="4"/>CONNECTED <text:s text:c="4"/>38631 <text:s text:c="3"/>/run/systemd/journal/stdout</text:p>
      <text:p text:style-name="P1">unix <text:s/>3 <text:s text:c="5"/>[ ] <text:s text:c="8"/>STREAM <text:s text:c="4"/>CONNECTED <text:s text:c="4"/>29388 <text:s text:c="3"/>/run/systemd/journal/stdout</text:p>
      <text:p text:style-name="P1">unix <text:s/>3 <text:s text:c="5"/>[ ] <text:s text:c="8"/>SEQPACKET <text:s/>CONNECTED <text:s text:c="4"/>57045 <text:s text:c="3"/></text:p>
      <text:p text:style-name="P1">unix <text:s/>3 <text:s text:c="5"/>[ ] <text:s text:c="8"/>STREAM <text:s text:c="4"/>CONNECTED <text:s text:c="4"/>44086 <text:s text:c="3"/></text:p>
      <text:p text:style-name="P1">unix <text:s/>3 <text:s text:c="5"/>[ ] <text:s text:c="8"/>STREAM <text:s text:c="4"/>CONNECTED <text:s text:c="4"/>50447 <text:s text:c="3"/></text:p>
      <text:p text:style-name="P1">unix <text:s/>3 <text:s text:c="5"/>[ ] <text:s text:c="8"/>STREAM <text:s text:c="4"/>CONNECTED <text:s text:c="4"/>50115 <text:s text:c="3"/></text:p>
      <text:p text:style-name="P1">unix <text:s/>2 <text:s text:c="5"/>[ ] <text:s text:c="8"/>DGRAM <text:s text:c="19"/>36422 <text:s text:c="3"/></text:p>
      <text:p text:style-name="P1">unix <text:s/>3 <text:s text:c="5"/>[ ] <text:s text:c="8"/>STREAM <text:s text:c="4"/>CONNECTED <text:s text:c="4"/>77755 <text:s text:c="3"/></text:p>
      <text:p text:style-name="P1">unix <text:s/>3 <text:s text:c="5"/>[ ] <text:s text:c="8"/>STREAM <text:s text:c="4"/>CONNECTED <text:s text:c="4"/>65177 <text:s text:c="3"/>/run/user/1000/bus</text:p>
      <text:p text:style-name="P1">unix <text:s/>3 <text:s text:c="5"/>[ ] <text:s text:c="8"/>STREAM <text:s text:c="4"/>CONNECTED <text:s text:c="4"/>61711 <text:s text:c="3"/>@/tmp/dbus-YoFd7DSF5A</text:p>
      <text:p text:style-name="P1">unix <text:s/>3 <text:s text:c="5"/>[ ] <text:s text:c="8"/>STREAM <text:s text:c="4"/>CONNECTED <text:s text:c="4"/>51922 <text:s text:c="3"/>/run/user/1000/bus</text:p>
      <text:p text:style-name="P1">unix <text:s/>3 <text:s text:c="5"/>[ ] <text:s text:c="8"/>STREAM <text:s text:c="4"/>CONNECTED <text:s text:c="4"/>52792 <text:s text:c="3"/></text:p>
      <text:p text:style-name="P1">unix <text:s/>3 <text:s text:c="5"/>[ ] <text:s text:c="8"/>STREAM <text:s text:c="4"/>CONNECTED <text:s text:c="4"/>89150 <text:s text:c="3"/>/run/dbus/system_bus_socket</text:p>
      <text:p text:style-name="P1">unix <text:s/>3 <text:s text:c="5"/>[ ] <text:s text:c="8"/>STREAM <text:s text:c="4"/>CONNECTED <text:s text:c="4"/>36408 <text:s text:c="3"/></text:p>
      <text:p text:style-name="P1">unix <text:s/>2 <text:s text:c="5"/>[ ] <text:s text:c="8"/>DGRAM <text:s text:c="19"/>15786 <text:s text:c="3"/></text:p>
      <text:p text:style-name="P1">unix <text:s/>3 <text:s text:c="5"/>[ ] <text:s text:c="8"/>STREAM <text:s text:c="4"/>CONNECTED <text:s text:c="4"/>56439 <text:s text:c="3"/>/run/systemd/journal/stdout</text:p>
      <text:p text:style-name="P1">unix <text:s/>3 <text:s text:c="5"/>[ ] <text:s text:c="8"/>STREAM <text:s text:c="4"/>CONNECTED <text:s text:c="4"/>82874 <text:s text:c="3"/>@/tmp/dbus-YoFd7DSF5A</text:p>
      <text:p text:style-name="P1">unix <text:s/>3 <text:s text:c="5"/>[ ] <text:s text:c="8"/>STREAM <text:s text:c="4"/>CONNECTED <text:s text:c="4"/>23340 <text:s text:c="3"/>/run/systemd/journal/stdout</text:p>
      <text:p text:style-name="P1">unix <text:s/>3 <text:s text:c="5"/>[ ] <text:s text:c="8"/>STREAM <text:s text:c="4"/>CONNECTED <text:s text:c="4"/>41793 <text:s text:c="3"/>/run/user/1000/bus</text:p>
      <text:p text:style-name="P1">unix <text:s/>3 <text:s text:c="5"/>[ ] <text:s text:c="8"/>STREAM <text:s text:c="4"/>CONNECTED <text:s text:c="4"/>53289 <text:s text:c="3"/></text:p>
      <text:p text:style-name="P1">unix <text:s/>3 <text:s text:c="5"/>[ ] <text:s text:c="8"/>STREAM <text:s text:c="4"/>CONNECTED <text:s text:c="4"/>82844 <text:s text:c="3"/>/run/systemd/journal/stdout</text:p>
      <text:p text:style-name="P1">unix <text:s/>3 <text:s text:c="5"/>[ ] <text:s text:c="8"/>STREAM <text:s text:c="4"/>CONNECTED <text:s text:c="4"/>59113 <text:s text:c="3"/></text:p>
      <text:p text:style-name="P1">unix <text:s/>3 <text:s text:c="5"/>[ ] <text:s text:c="8"/>STREAM <text:s text:c="4"/>CONNECTED <text:s text:c="4"/>46288 <text:s text:c="3"/>/run/dbus/system_bus_socket</text:p>
      <text:p text:style-name="P1">unix <text:s/>3 <text:s text:c="5"/>[ ] <text:s text:c="8"/>STREAM <text:s text:c="4"/>CONNECTED <text:s text:c="4"/>56432 <text:s text:c="3"/>/run/systemd/journal/stdout</text:p>
      <text:p text:style-name="P1">unix <text:s/>3 <text:s text:c="5"/>[ ] <text:s text:c="8"/>STREAM <text:s text:c="4"/>CONNECTED <text:s text:c="4"/>38678 <text:s text:c="3"/></text:p>
      <text:p text:style-name="P1">unix <text:s/>3 <text:s text:c="5"/>[ ] <text:s text:c="8"/>STREAM <text:s text:c="4"/>CONNECTED <text:s text:c="4"/>38380 <text:s text:c="3"/>/run/systemd/journal/stdout</text:p>
      <text:p text:style-name="P1">unix <text:s/>2 <text:s text:c="5"/>[ ] <text:s text:c="8"/>DGRAM <text:s text:c="19"/>36402 <text:s text:c="3"/></text:p>
      <text:p text:style-name="P1">unix <text:s/>3 <text:s text:c="5"/>[ ] <text:s text:c="8"/>STREAM <text:s text:c="4"/>CONNECTED <text:s text:c="4"/>23310 <text:s text:c="3"/>/run/user/1000/bus</text:p>
      <text:p text:style-name="P1">unix <text:s/>3 <text:s text:c="5"/>[ ] <text:s text:c="8"/>STREAM <text:s text:c="4"/>CONNECTED <text:s text:c="4"/>19453 <text:s text:c="3"/></text:p>
      <text:p text:style-name="P1">unix <text:s/>3 <text:s text:c="5"/>[ ] <text:s text:c="8"/>STREAM <text:s text:c="4"/>CONNECTED <text:s text:c="4"/>52992 <text:s text:c="3"/></text:p>
      <text:p text:style-name="P1">unix <text:s/>3 <text:s text:c="5"/>[ ] <text:s text:c="8"/>STREAM <text:s text:c="4"/>CONNECTED <text:s text:c="4"/>53421 <text:s text:c="3"/></text:p>
      <text:p text:style-name="P1">unix <text:s/>3 <text:s text:c="5"/>[ ] <text:s text:c="8"/>STREAM <text:s text:c="4"/>CONNECTED <text:s text:c="4"/>58843 <text:s text:c="3"/>/run/user/1000/bus</text:p>
      <text:p text:style-name="P1">unix <text:s/>3 <text:s text:c="5"/>[ ] <text:s text:c="8"/>STREAM <text:s text:c="4"/>CONNECTED <text:s text:c="4"/>50512 <text:s text:c="3"/></text:p>
      <text:p text:style-name="P1">unix <text:s/>3 <text:s text:c="5"/>[ ] <text:s text:c="8"/>STREAM <text:s text:c="4"/>CONNECTED <text:s text:c="4"/>55384 <text:s text:c="3"/></text:p>
      <text:p text:style-name="P1">unix <text:s/>3 <text:s text:c="5"/>[ ] <text:s text:c="8"/>STREAM <text:s text:c="4"/>CONNECTED <text:s text:c="4"/>19447 <text:s text:c="3"/></text:p>
      <text:p text:style-name="P1">unix <text:s/>3 <text:s text:c="5"/>[ ] <text:s text:c="8"/>STREAM <text:s text:c="4"/>CONNECTED <text:s text:c="4"/>67070 <text:s text:c="3"/></text:p>
      <text:p text:style-name="P1">unix <text:s/>3 <text:s text:c="5"/>[ ] <text:s text:c="8"/>STREAM <text:s text:c="4"/>CONNECTED <text:s text:c="4"/>66627 <text:s text:c="3"/>/run/user/1000/wayland-0</text:p>
      <text:p text:style-name="P1">unix <text:s/>3 <text:s text:c="5"/>[ ] <text:s text:c="8"/>STREAM <text:s text:c="4"/>CONNECTED <text:s text:c="4"/>58845 <text:s text:c="3"/></text:p>
      <text:p text:style-name="P1">unix <text:s/>3 <text:s text:c="5"/>[ ] <text:s text:c="8"/>STREAM <text:s text:c="4"/>CONNECTED <text:s text:c="4"/>48985 <text:s text:c="3"/>/run/dbus/system_bus_socket</text:p>
      <text:p text:style-name="P1">unix <text:s/>3 <text:s text:c="5"/>[ ] <text:s text:c="8"/>STREAM <text:s text:c="4"/>CONNECTED <text:s text:c="4"/>53373 <text:s text:c="3"/></text:p>
      <text:p text:style-name="P1"><text:soft-page-break/>unix <text:s/>3 <text:s text:c="5"/>[ ] <text:s text:c="8"/>STREAM <text:s text:c="4"/>CONNECTED <text:s text:c="4"/>57459 <text:s text:c="3"/>/run/user/1000/bus</text:p>
      <text:p text:style-name="P1">unix <text:s/>3 <text:s text:c="5"/>[ ] <text:s text:c="8"/>STREAM <text:s text:c="4"/>CONNECTED <text:s text:c="4"/>48518 <text:s text:c="3"/></text:p>
      <text:p text:style-name="P1">unix <text:s/>3 <text:s text:c="5"/>[ ] <text:s text:c="8"/>STREAM <text:s text:c="4"/>CONNECTED <text:s text:c="4"/>16035 <text:s text:c="3"/></text:p>
      <text:p text:style-name="P1">unix <text:s/>3 <text:s text:c="5"/>[ ] <text:s text:c="8"/>SEQPACKET <text:s/>CONNECTED <text:s text:c="4"/>57044 <text:s text:c="3"/></text:p>
      <text:p text:style-name="P1">unix <text:s/>3 <text:s text:c="5"/>[ ] <text:s text:c="8"/>STREAM <text:s text:c="4"/>CONNECTED <text:s text:c="4"/>48992 <text:s text:c="3"/>/run/systemd/journal/stdout</text:p>
      <text:p text:style-name="P1">unix <text:s/>3 <text:s text:c="5"/>[ ] <text:s text:c="8"/>STREAM <text:s text:c="4"/>CONNECTED <text:s text:c="4"/>50401 <text:s text:c="3"/></text:p>
      <text:p text:style-name="P1">unix <text:s/>3 <text:s text:c="5"/>[ ] <text:s text:c="8"/>STREAM <text:s text:c="4"/>CONNECTED <text:s text:c="4"/>53298 <text:s text:c="3"/></text:p>
      <text:p text:style-name="P1">unix <text:s/>3 <text:s text:c="5"/>[ ] <text:s text:c="8"/>STREAM <text:s text:c="4"/>CONNECTED <text:s text:c="4"/>50044 <text:s text:c="3"/></text:p>
      <text:p text:style-name="P1">unix <text:s/>3 <text:s text:c="5"/>[ ] <text:s text:c="8"/>STREAM <text:s text:c="4"/>CONNECTED <text:s text:c="4"/>75827 <text:s text:c="3"/>/run/user/1000/pulse/native</text:p>
      <text:p text:style-name="P1">unix <text:s/>3 <text:s text:c="5"/>[ ] <text:s text:c="8"/>STREAM <text:s text:c="4"/>CONNECTED <text:s text:c="4"/>46742 <text:s text:c="3"/></text:p>
      <text:p text:style-name="P1">unix <text:s/>3 <text:s text:c="5"/>[ ] <text:s text:c="8"/>STREAM <text:s text:c="4"/>CONNECTED <text:s text:c="4"/>53606 <text:s text:c="3"/></text:p>
      <text:p text:style-name="P1">unix <text:s/>3 <text:s text:c="5"/>[ ] <text:s text:c="8"/>STREAM <text:s text:c="4"/>CONNECTED <text:s text:c="4"/>53001 <text:s text:c="3"/>@/tmp/.X11-unix/X0</text:p>
      <text:p text:style-name="P1">unix <text:s/>3 <text:s text:c="5"/>[ ] <text:s text:c="8"/>STREAM <text:s text:c="4"/>CONNECTED <text:s text:c="4"/>38725 <text:s text:c="3"/></text:p>
      <text:p text:style-name="P1">unix <text:s/>3 <text:s text:c="5"/>[ ] <text:s text:c="8"/>STREAM <text:s text:c="4"/>CONNECTED <text:s text:c="4"/>29677 <text:s text:c="3"/></text:p>
      <text:p text:style-name="P1">unix <text:s/>3 <text:s text:c="5"/>[ ] <text:s text:c="8"/>STREAM <text:s text:c="4"/>CONNECTED <text:s text:c="4"/>29947 <text:s text:c="3"/></text:p>
      <text:p text:style-name="P1">unix <text:s/>3 <text:s text:c="5"/>[ ] <text:s text:c="8"/>STREAM <text:s text:c="4"/>CONNECTED <text:s text:c="4"/>61500 <text:s text:c="3"/></text:p>
      <text:p text:style-name="P1">unix <text:s/>3 <text:s text:c="5"/>[ ] <text:s text:c="8"/>STREAM <text:s text:c="4"/>CONNECTED <text:s text:c="4"/>51691 <text:s text:c="3"/></text:p>
      <text:p text:style-name="P1">unix <text:s/>3 <text:s text:c="5"/>[ ] <text:s text:c="8"/>STREAM <text:s text:c="4"/>CONNECTED <text:s text:c="4"/>37759 <text:s text:c="3"/>/run/user/1000/bus</text:p>
      <text:p text:style-name="P1">unix <text:s/>3 <text:s text:c="5"/>[ ] <text:s text:c="8"/>STREAM <text:s text:c="4"/>CONNECTED <text:s text:c="4"/>23200 <text:s text:c="3"/>/run/dbus/system_bus_socket</text:p>
      <text:p text:style-name="P1">unix <text:s/>3 <text:s text:c="5"/>[ ] <text:s text:c="8"/>STREAM <text:s text:c="4"/>CONNECTED <text:s text:c="4"/>50683 <text:s text:c="3"/></text:p>
      <text:p text:style-name="P1">unix <text:s/>3 <text:s text:c="5"/>[ ] <text:s text:c="8"/>STREAM <text:s text:c="4"/>CONNECTED <text:s text:c="4"/>56377 <text:s text:c="3"/>/run/user/1000/bus</text:p>
      <text:p text:style-name="P1">unix <text:s/>3 <text:s text:c="5"/>[ ] <text:s text:c="8"/>STREAM <text:s text:c="4"/>CONNECTED <text:s text:c="4"/>19441 <text:s text:c="3"/>/run/user/1000/bus</text:p>
      <text:p text:style-name="P1">unix <text:s/>3 <text:s text:c="5"/>[ ] <text:s text:c="8"/>STREAM <text:s text:c="4"/>CONNECTED <text:s text:c="4"/>58352 <text:s text:c="3"/></text:p>
      <text:p text:style-name="P1">unix <text:s/>2 <text:s text:c="5"/>[ ] <text:s text:c="8"/>DGRAM <text:s text:c="19"/>52995 <text:s text:c="3"/></text:p>
      <text:p text:style-name="P1">unix <text:s/>3 <text:s text:c="5"/>[ ] <text:s text:c="8"/>STREAM <text:s text:c="4"/>CONNECTED <text:s text:c="4"/>37742 <text:s text:c="3"/></text:p>
      <text:p text:style-name="P1">unix <text:s/>2 <text:s text:c="5"/>[ ] <text:s text:c="8"/>STREAM <text:s text:c="4"/>CONNECTED <text:s text:c="4"/>87407 <text:s text:c="3"/></text:p>
      <text:p text:style-name="P1">unix <text:s/>3 <text:s text:c="5"/>[ ] <text:s text:c="8"/>STREAM <text:s text:c="4"/>CONNECTED <text:s text:c="4"/>55163 <text:s text:c="3"/>/run/user/1000/bus</text:p>
      <text:p text:style-name="P1">unix <text:s/>3 <text:s text:c="5"/>[ ] <text:s text:c="8"/>STREAM <text:s text:c="4"/>CONNECTED <text:s text:c="4"/>55383 <text:s text:c="3"/></text:p>
      <text:p text:style-name="P1">unix <text:s/>3 <text:s text:c="5"/>[ ] <text:s text:c="8"/>STREAM <text:s text:c="4"/>CONNECTED <text:s text:c="4"/>51290 <text:s text:c="3"/>/run/user/1000/bus</text:p>
      <text:p text:style-name="P1">unix <text:s/>3 <text:s text:c="5"/>[ ] <text:s text:c="8"/>STREAM <text:s text:c="4"/>CONNECTED <text:s text:c="4"/>79976 <text:s text:c="3"/></text:p>
      <text:p text:style-name="P1">unix <text:s/>3 <text:s text:c="5"/>[ ] <text:s text:c="8"/>STREAM <text:s text:c="4"/>CONNECTED <text:s text:c="4"/>46740 <text:s text:c="3"/></text:p>
      <text:p text:style-name="P1">unix <text:s/>3 <text:s text:c="5"/>[ ] <text:s text:c="8"/>STREAM <text:s text:c="4"/>CONNECTED <text:s text:c="4"/>56730 <text:s text:c="3"/>/run/systemd/journal/stdout</text:p>
      <text:p text:style-name="P1">unix <text:s/>2 <text:s text:c="5"/>[ ] <text:s text:c="8"/>DGRAM <text:s text:c="19"/>56485 <text:s text:c="3"/></text:p>
      <text:p text:style-name="P1">unix <text:s/>3 <text:s text:c="5"/>[ ] <text:s text:c="8"/>STREAM <text:s text:c="4"/>CONNECTED <text:s text:c="4"/>57919 <text:s text:c="3"/>@/home/user/.cache/ibus/dbus-84BVNK2K</text:p>
      <text:p text:style-name="P1">unix <text:s/>3 <text:s text:c="5"/>[ ] <text:s text:c="8"/>STREAM <text:s text:c="4"/>CONNECTED <text:s text:c="4"/>57905 <text:s text:c="3"/></text:p>
      <text:p text:style-name="P1">unix <text:s/>3 <text:s text:c="5"/>[ ] <text:s text:c="8"/>STREAM <text:s text:c="4"/>CONNECTED <text:s text:c="4"/>36735 <text:s text:c="3"/>/run/user/1000/bus</text:p>
      <text:p text:style-name="P1">unix <text:s/>3 <text:s text:c="5"/>[ ] <text:s text:c="8"/>STREAM <text:s text:c="4"/>CONNECTED <text:s text:c="4"/>28079 <text:s text:c="3"/>/run/systemd/journal/stdout</text:p>
      <text:p text:style-name="P1">unix <text:s/>3 <text:s text:c="5"/>[ ] <text:s text:c="8"/>STREAM <text:s text:c="4"/>CONNECTED <text:s text:c="4"/>41581 <text:s text:c="3"/></text:p>
      <text:p text:style-name="P1">unix <text:s/>3 <text:s text:c="5"/>[ ] <text:s text:c="8"/>STREAM <text:s text:c="4"/>CONNECTED <text:s text:c="4"/>19174 <text:s text:c="3"/>/run/dbus/system_bus_socket</text:p>
      <text:p text:style-name="P1">unix <text:s/>3 <text:s text:c="5"/>[ ] <text:s text:c="8"/>STREAM <text:s text:c="4"/>CONNECTED <text:s text:c="4"/>89154 <text:s text:c="3"/>/run/dbus/system_bus_socket</text:p>
      <text:p text:style-name="P1">unix <text:s/>3 <text:s text:c="5"/>[ ] <text:s text:c="8"/>STREAM <text:s text:c="4"/>CONNECTED <text:s text:c="4"/>77916 <text:s text:c="3"/>@/tmp/.X11-unix/X0</text:p>
      <text:p text:style-name="P1">unix <text:s/>3 <text:s text:c="5"/>[ ] <text:s text:c="8"/>STREAM <text:s text:c="4"/>CONNECTED <text:s text:c="4"/>19387 <text:s text:c="3"/>/run/dbus/system_bus_socket</text:p>
      <text:p text:style-name="P1">unix <text:s/>3 <text:s text:c="5"/>[ ] <text:s text:c="8"/>STREAM <text:s text:c="4"/>CONNECTED <text:s text:c="4"/>39053 <text:s text:c="3"/>/run/dbus/system_bus_socket</text:p>
      <text:p text:style-name="P1">unix <text:s/>3 <text:s text:c="5"/>[ ] <text:s text:c="8"/>STREAM <text:s text:c="4"/>CONNECTED <text:s text:c="4"/>50776 <text:s text:c="3"/></text:p>
      <text:p text:style-name="P1">unix <text:s/>3 <text:s text:c="5"/>[ ] <text:s text:c="8"/>STREAM <text:s text:c="4"/>CONNECTED <text:s text:c="4"/>56379 <text:s text:c="3"/>/run/user/1000/bus</text:p>
      <text:p text:style-name="P1">unix <text:s/>3 <text:s text:c="5"/>[ ] <text:s text:c="8"/>STREAM <text:s text:c="4"/>CONNECTED <text:s text:c="4"/>68331 <text:s text:c="3"/></text:p>
      <text:p text:style-name="P1">unix <text:s/>3 <text:s text:c="5"/>[ ] <text:s text:c="8"/>STREAM <text:s text:c="4"/>CONNECTED <text:s text:c="4"/>58832 <text:s text:c="3"/>@/tmp/.X11-unix/X1</text:p>
      <text:p text:style-name="P1">unix <text:s/>3 <text:s text:c="5"/>[ ] <text:s text:c="8"/>STREAM <text:s text:c="4"/>CONNECTED <text:s text:c="4"/>39834 <text:s text:c="3"/>/run/user/1000/bus</text:p>
      <text:p text:style-name="P1">unix <text:s/>3 <text:s text:c="5"/>[ ] <text:s text:c="8"/>STREAM <text:s text:c="4"/>CONNECTED <text:s text:c="4"/>16191 <text:s text:c="3"/></text:p>
      <text:p text:style-name="P1"><text:soft-page-break/>unix <text:s/>3 <text:s text:c="5"/>[ ] <text:s text:c="8"/>STREAM <text:s text:c="4"/>CONNECTED <text:s text:c="4"/>23461 <text:s text:c="3"/>/run/systemd/journal/stdout</text:p>
      <text:p text:style-name="P1">unix <text:s/>3 <text:s text:c="5"/>[ ] <text:s text:c="8"/>STREAM <text:s text:c="4"/>CONNECTED <text:s text:c="4"/>51712 <text:s text:c="3"/></text:p>
      <text:p text:style-name="P1">unix <text:s/>2 <text:s text:c="5"/>[ ] <text:s text:c="8"/>DGRAM <text:s text:c="19"/>102727 <text:s text:c="2"/></text:p>
      <text:p text:style-name="P1">unix <text:s/>3 <text:s text:c="5"/>[ ] <text:s text:c="8"/>STREAM <text:s text:c="4"/>CONNECTED <text:s text:c="4"/>55395 <text:s text:c="3"/></text:p>
      <text:p text:style-name="P1">unix <text:s/>3 <text:s text:c="5"/>[ ] <text:s text:c="8"/>STREAM <text:s text:c="4"/>CONNECTED <text:s text:c="4"/>50334 <text:s text:c="3"/></text:p>
      <text:p text:style-name="P1">unix <text:s/>3 <text:s text:c="5"/>[ ] <text:s text:c="8"/>STREAM <text:s text:c="4"/>CONNECTED <text:s text:c="4"/>19440 <text:s text:c="3"/></text:p>
      <text:p text:style-name="P1">unix <text:s/>3 <text:s text:c="5"/>[ ] <text:s text:c="8"/>STREAM <text:s text:c="4"/>CONNECTED <text:s text:c="4"/>80801 <text:s text:c="3"/></text:p>
      <text:p text:style-name="P1">unix <text:s/>3 <text:s text:c="5"/>[ ] <text:s text:c="8"/>SEQPACKET <text:s/>CONNECTED <text:s text:c="4"/>95974 <text:s text:c="3"/></text:p>
      <text:p text:style-name="P1">unix <text:s/>3 <text:s text:c="5"/>[ ] <text:s text:c="8"/>STREAM <text:s text:c="4"/>CONNECTED <text:s text:c="4"/>52482 <text:s text:c="3"/></text:p>
      <text:p text:style-name="P1">unix <text:s/>3 <text:s text:c="5"/>[ ] <text:s text:c="8"/>STREAM <text:s text:c="4"/>CONNECTED <text:s text:c="4"/>41662 <text:s text:c="3"/>/run/dbus/system_bus_socket</text:p>
      <text:p text:style-name="P1">unix <text:s/>2 <text:s text:c="5"/>[ ] <text:s text:c="8"/>DGRAM <text:s text:c="19"/>37741 <text:s text:c="3"/></text:p>
      <text:p text:style-name="P1">unix <text:s/>2 <text:s text:c="5"/>[ ] <text:s text:c="8"/>DGRAM <text:s text:c="19"/>29585 <text:s text:c="3"/></text:p>
      <text:p text:style-name="P1">unix <text:s/>3 <text:s text:c="5"/>[ ] <text:s text:c="8"/>STREAM <text:s text:c="4"/>CONNECTED <text:s text:c="4"/>37128 <text:s text:c="3"/>/run/systemd/journal/stdout</text:p>
      <text:p text:style-name="P1">unix <text:s/>3 <text:s text:c="5"/>[ ] <text:s text:c="8"/>STREAM <text:s text:c="4"/>CONNECTED <text:s text:c="4"/>61499 <text:s text:c="3"/></text:p>
      <text:p text:style-name="P1">unix <text:s/>3 <text:s text:c="5"/>[ ] <text:s text:c="8"/>STREAM <text:s text:c="4"/>CONNECTED <text:s text:c="4"/>106974 <text:s text:c="2"/></text:p>
      <text:p text:style-name="P1">unix <text:s/>3 <text:s text:c="5"/>[ ] <text:s text:c="8"/>STREAM <text:s text:c="4"/>CONNECTED <text:s text:c="4"/>53362 <text:s text:c="3"/></text:p>
      <text:p text:style-name="P1">unix <text:s/>3 <text:s text:c="5"/>[ ] <text:s text:c="8"/>STREAM <text:s text:c="4"/>CONNECTED <text:s text:c="4"/>52478 <text:s text:c="3"/>/run/systemd/journal/stdout</text:p>
      <text:p text:style-name="P1">unix <text:s/>3 <text:s text:c="5"/>[ ] <text:s text:c="8"/>STREAM <text:s text:c="4"/>CONNECTED <text:s text:c="4"/>38724 <text:s text:c="3"/>/run/systemd/journal/stdout</text:p>
      <text:p text:style-name="P1">unix <text:s/>3 <text:s text:c="5"/>[ ] <text:s text:c="8"/>STREAM <text:s text:c="4"/>CONNECTED <text:s text:c="4"/>77760 <text:s text:c="3"/></text:p>
      <text:p text:style-name="P1">unix <text:s/>3 <text:s text:c="5"/>[ ] <text:s text:c="8"/>STREAM <text:s text:c="4"/>CONNECTED <text:s text:c="4"/>66479 <text:s text:c="3"/></text:p>
      <text:p text:style-name="P1">unix <text:s/>3 <text:s text:c="5"/>[ ] <text:s text:c="8"/>STREAM <text:s text:c="4"/>CONNECTED <text:s text:c="4"/>59670 <text:s text:c="3"/>@/tmp/dbus-YoFd7DSF5A</text:p>
      <text:p text:style-name="P1">unix <text:s/>3 <text:s text:c="5"/>[ ] <text:s text:c="8"/>STREAM <text:s text:c="4"/>CONNECTED <text:s text:c="4"/>55160 <text:s text:c="3"/>/run/user/1000/bus</text:p>
      <text:p text:style-name="P1">unix <text:s/>3 <text:s text:c="5"/>[ ] <text:s text:c="8"/>STREAM <text:s text:c="4"/>CONNECTED <text:s text:c="4"/>39790 <text:s text:c="3"/>/run/dbus/system_bus_socket</text:p>
      <text:p text:style-name="P1">unix <text:s/>3 <text:s text:c="5"/>[ ] <text:s text:c="8"/>STREAM <text:s text:c="4"/>CONNECTED <text:s text:c="4"/>86455 <text:s text:c="3"/></text:p>
      <text:p text:style-name="P1">unix <text:s/>3 <text:s text:c="5"/>[ ] <text:s text:c="8"/>STREAM <text:s text:c="4"/>CONNECTED <text:s text:c="4"/>46141 <text:s text:c="3"/>/run/systemd/journal/stdout</text:p>
      <text:p text:style-name="P1">unix <text:s/>3 <text:s text:c="5"/>[ ] <text:s text:c="8"/>STREAM <text:s text:c="4"/>CONNECTED <text:s text:c="4"/>44023 <text:s text:c="3"/>/run/systemd/journal/stdout</text:p>
      <text:p text:style-name="P1">unix <text:s/>3 <text:s text:c="5"/>[ ] <text:s text:c="8"/>STREAM <text:s text:c="4"/>CONNECTED <text:s text:c="4"/>59645 <text:s text:c="3"/>@/tmp/dbus-YoFd7DSF5A</text:p>
      <text:p text:style-name="P1">unix <text:s/>2 <text:s text:c="5"/>[ ] <text:s text:c="8"/>STREAM <text:s text:c="4"/>CONNECTED <text:s text:c="4"/>55387 <text:s text:c="3"/></text:p>
      <text:p text:style-name="P1">unix <text:s/>3 <text:s text:c="5"/>[ ] <text:s text:c="8"/>STREAM <text:s text:c="4"/>CONNECTED <text:s text:c="4"/>39729 <text:s text:c="3"/>/run/systemd/journal/stdout</text:p>
      <text:p text:style-name="P1">unix <text:s/>3 <text:s text:c="5"/>[ ] <text:s text:c="8"/>STREAM <text:s text:c="4"/>CONNECTED <text:s text:c="4"/>77756 <text:s text:c="3"/></text:p>
      <text:p text:style-name="P1">unix <text:s/>3 <text:s text:c="5"/>[ ] <text:s text:c="8"/>STREAM <text:s text:c="4"/>CONNECTED <text:s text:c="4"/>75345 <text:s text:c="3"/>/run/dbus/system_bus_socket</text:p>
      <text:p text:style-name="P1">unix <text:s/>3 <text:s text:c="5"/>[ ] <text:s text:c="8"/>STREAM <text:s text:c="4"/>CONNECTED <text:s text:c="4"/>68540 <text:s text:c="3"/></text:p>
      <text:p text:style-name="P1">unix <text:s/>3 <text:s text:c="5"/>[ ] <text:s text:c="8"/>STREAM <text:s text:c="4"/>CONNECTED <text:s text:c="4"/>52856 <text:s text:c="3"/></text:p>
      <text:p text:style-name="P1">unix <text:s/>3 <text:s text:c="5"/>[ ] <text:s text:c="8"/>STREAM <text:s text:c="4"/>CONNECTED <text:s text:c="4"/>40545 <text:s text:c="3"/></text:p>
      <text:p text:style-name="P1">unix <text:s/>3 <text:s text:c="5"/>[ ] <text:s text:c="8"/>STREAM <text:s text:c="4"/>CONNECTED <text:s text:c="4"/>23104 <text:s text:c="3"/>/run/systemd/journal/stdout</text:p>
      <text:p text:style-name="P1">unix <text:s/>3 <text:s text:c="5"/>[ ] <text:s text:c="8"/>STREAM <text:s text:c="4"/>CONNECTED <text:s text:c="4"/>21477 <text:s text:c="3"/>/run/systemd/journal/stdout</text:p>
      <text:p text:style-name="P1">unix <text:s/>3 <text:s text:c="5"/>[ ] <text:s text:c="8"/>STREAM <text:s text:c="4"/>CONNECTED <text:s text:c="4"/>62175 <text:s text:c="3"/></text:p>
      <text:p text:style-name="P1">unix <text:s/>3 <text:s text:c="5"/>[ ] <text:s text:c="8"/>STREAM <text:s text:c="4"/>CONNECTED <text:s text:c="4"/>50467 <text:s text:c="3"/></text:p>
      <text:p text:style-name="P1">unix <text:s/>3 <text:s text:c="5"/>[ ] <text:s text:c="8"/>STREAM <text:s text:c="4"/>CONNECTED <text:s text:c="4"/>53361 <text:s text:c="3"/></text:p>
      <text:p text:style-name="P1">unix <text:s/>3 <text:s text:c="5"/>[ ] <text:s text:c="8"/>STREAM <text:s text:c="4"/>CONNECTED <text:s text:c="4"/>53291 <text:s text:c="3"/>@/tmp/dbus-YoFd7DSF5A</text:p>
      <text:p text:style-name="P1">unix <text:s/>3 <text:s text:c="5"/>[ ] <text:s text:c="8"/>STREAM <text:s text:c="4"/>CONNECTED <text:s text:c="4"/>82847 <text:s text:c="3"/>@/tmp/dbus-YoFd7DSF5A</text:p>
      <text:p text:style-name="P1">unix <text:s/>3 <text:s text:c="5"/>[ ] <text:s text:c="8"/>STREAM <text:s text:c="4"/>CONNECTED <text:s text:c="4"/>57912 <text:s text:c="3"/>/run/user/1000/bus</text:p>
      <text:p text:style-name="P1">unix <text:s/>3 <text:s text:c="5"/>[ ] <text:s text:c="8"/>STREAM <text:s text:c="4"/>CONNECTED <text:s text:c="4"/>53416 <text:s text:c="3"/></text:p>
      <text:p text:style-name="P1">unix <text:s/>3 <text:s text:c="5"/>[ ] <text:s text:c="8"/>STREAM <text:s text:c="4"/>CONNECTED <text:s text:c="4"/>52747 <text:s text:c="3"/></text:p>
      <text:p text:style-name="P1">unix <text:s/>3 <text:s text:c="5"/>[ ] <text:s text:c="8"/>DGRAM <text:s text:c="19"/>16324 <text:s text:c="3"/></text:p>
      <text:p text:style-name="P1">unix <text:s/>3 <text:s text:c="5"/>[ ] <text:s text:c="8"/>STREAM <text:s text:c="4"/>CONNECTED <text:s text:c="4"/>29679 <text:s text:c="3"/></text:p>
      <text:p text:style-name="P1">unix <text:s/>3 <text:s text:c="5"/>[ ] <text:s text:c="8"/>STREAM <text:s text:c="4"/>CONNECTED <text:s text:c="4"/>57047 <text:s text:c="3"/></text:p>
      <text:p text:style-name="P1">unix <text:s/>3 <text:s text:c="5"/>[ ] <text:s text:c="8"/>STREAM <text:s text:c="4"/>CONNECTED <text:s text:c="4"/>41861 <text:s text:c="3"/></text:p>
      <text:p text:style-name="P1">unix <text:s/>3 <text:s text:c="5"/>[ ] <text:s text:c="8"/>STREAM <text:s text:c="4"/>CONNECTED <text:s text:c="4"/>39052 <text:s text:c="3"/>/run/dbus/system_bus_socket</text:p>
      <text:p text:style-name="P1"><text:soft-page-break/>unix <text:s/>3 <text:s text:c="5"/>[ ] <text:s text:c="8"/>STREAM <text:s text:c="4"/>CONNECTED <text:s text:c="4"/>39599 <text:s text:c="3"/>/run/systemd/journal/stdout</text:p>
      <text:p text:style-name="P1">unix <text:s/>3 <text:s text:c="5"/>[ ] <text:s text:c="8"/>STREAM <text:s text:c="4"/>CONNECTED <text:s text:c="4"/>19446 <text:s text:c="3"/></text:p>
      <text:p text:style-name="P1">unix <text:s/>3 <text:s text:c="5"/>[ ] <text:s text:c="8"/>STREAM <text:s text:c="4"/>CONNECTED <text:s text:c="4"/>50019 <text:s text:c="3"/></text:p>
      <text:p text:style-name="P1">unix <text:s/>3 <text:s text:c="5"/>[ ] <text:s text:c="8"/>STREAM <text:s text:c="4"/>CONNECTED <text:s text:c="4"/>102834 <text:s text:c="2"/></text:p>
      <text:p text:style-name="P1">unix <text:s/>3 <text:s text:c="5"/>[ ] <text:s text:c="8"/>STREAM <text:s text:c="4"/>CONNECTED <text:s text:c="4"/>82873 <text:s text:c="3"/></text:p>
      <text:p text:style-name="P1">unix <text:s/>3 <text:s text:c="5"/>[ ] <text:s text:c="8"/>STREAM <text:s text:c="4"/>CONNECTED <text:s text:c="4"/>57911 <text:s text:c="3"/></text:p>
      <text:p text:style-name="P1">unix <text:s/>3 <text:s text:c="5"/>[ ] <text:s text:c="8"/>STREAM <text:s text:c="4"/>CONNECTED <text:s text:c="4"/>55164 <text:s text:c="3"/>/run/user/1000/bus</text:p>
      <text:p text:style-name="P1">unix <text:s/>3 <text:s text:c="5"/>[ ] <text:s text:c="8"/>DGRAM <text:s text:c="19"/>16323 <text:s text:c="3"/></text:p>
      <text:p text:style-name="P1">unix <text:s/>3 <text:s text:c="5"/>[ ] <text:s text:c="8"/>STREAM <text:s text:c="4"/>CONNECTED <text:s text:c="4"/>48980 <text:s text:c="3"/>/run/user/1000/bus</text:p>
      <text:p text:style-name="P1">unix <text:s/>3 <text:s text:c="5"/>[ ] <text:s text:c="8"/>STREAM <text:s text:c="4"/>CONNECTED <text:s text:c="4"/>106975 <text:s text:c="2"/></text:p>
      <text:p text:style-name="P1">unix <text:s/>3 <text:s text:c="5"/>[ ] <text:s text:c="8"/>STREAM <text:s text:c="4"/>CONNECTED <text:s text:c="4"/>50777 <text:s text:c="3"/></text:p>
      <text:p text:style-name="P1">unix <text:s/>3 <text:s text:c="5"/>[ ] <text:s text:c="8"/>STREAM <text:s text:c="4"/>CONNECTED <text:s text:c="4"/>51639 <text:s text:c="3"/>@/tmp/dbus-YoFd7DSF5A</text:p>
      <text:p text:style-name="P1">unix <text:s/>2 <text:s text:c="5"/>[ ] <text:s text:c="8"/>DGRAM <text:s text:c="19"/>55374 <text:s text:c="3"/></text:p>
      <text:p text:style-name="P1">unix <text:s/>3 <text:s text:c="5"/>[ ] <text:s text:c="8"/>STREAM <text:s text:c="4"/>CONNECTED <text:s text:c="4"/>58175 <text:s text:c="3"/></text:p>
      <text:p text:style-name="P1">unix <text:s/>3 <text:s text:c="5"/>[ ] <text:s text:c="8"/>STREAM <text:s text:c="4"/>CONNECTED <text:s text:c="4"/>61581 <text:s text:c="3"/></text:p>
      <text:p text:style-name="P1">unix <text:s/>2 <text:s text:c="5"/>[ ] <text:s text:c="8"/>DGRAM <text:s text:c="19"/>38334 <text:s text:c="3"/></text:p>
      <text:p text:style-name="P1">unix <text:s/>3 <text:s text:c="5"/>[ ] <text:s text:c="8"/>STREAM <text:s text:c="4"/>CONNECTED <text:s text:c="4"/>85711 <text:s text:c="3"/></text:p>
      <text:p text:style-name="P1">unix <text:s/>3 <text:s text:c="5"/>[ ] <text:s text:c="8"/>STREAM <text:s text:c="4"/>CONNECTED <text:s text:c="4"/>23341 <text:s text:c="3"/>/run/systemd/journal/stdout</text:p>
      <text:p text:style-name="P1">unix <text:s/>3 <text:s text:c="5"/>[ ] <text:s text:c="8"/>STREAM <text:s text:c="4"/>CONNECTED <text:s text:c="4"/>52476 <text:s text:c="3"/>/run/systemd/journal/stdout</text:p>
      <text:p text:style-name="P1">unix <text:s/>3 <text:s text:c="5"/>[ ] <text:s text:c="8"/>STREAM <text:s text:c="4"/>CONNECTED <text:s text:c="4"/>55386 <text:s text:c="3"/></text:p>
      <text:p text:style-name="P1">unix <text:s/>3 <text:s text:c="5"/>[ ] <text:s text:c="8"/>STREAM <text:s text:c="4"/>CONNECTED <text:s text:c="4"/>58838 <text:s text:c="3"/></text:p>
      <text:p text:style-name="P1">unix <text:s/>3 <text:s text:c="5"/>[ ] <text:s text:c="8"/>STREAM <text:s text:c="4"/>CONNECTED <text:s text:c="4"/>59650 <text:s text:c="3"/>@/tmp/dbus-YoFd7DSF5A</text:p>
      <text:p text:style-name="P1">unix <text:s/>3 <text:s text:c="5"/>[ ] <text:s text:c="8"/>STREAM <text:s text:c="4"/>CONNECTED <text:s text:c="4"/>37814 <text:s text:c="3"/></text:p>
      <text:p text:style-name="P1">unix <text:s/>3 <text:s text:c="5"/>[ ] <text:s text:c="8"/>STREAM <text:s text:c="4"/>CONNECTED <text:s text:c="4"/>51683 <text:s text:c="3"/>/run/systemd/journal/stdout</text:p>
      <text:p text:style-name="P1">unix <text:s/>3 <text:s text:c="5"/>[ ] <text:s text:c="8"/>STREAM <text:s text:c="4"/>CONNECTED <text:s text:c="4"/>48520 <text:s text:c="3"/></text:p>
      <text:p text:style-name="P1">unix <text:s/>3 <text:s text:c="5"/>[ ] <text:s text:c="8"/>STREAM <text:s text:c="4"/>CONNECTED <text:s text:c="4"/>29551 <text:s text:c="3"/></text:p>
      <text:p text:style-name="P1">unix <text:s/>3 <text:s text:c="5"/>[ ] <text:s text:c="8"/>DGRAM <text:s text:c="19"/>26713 <text:s text:c="3"/></text:p>
      <text:p text:style-name="P1">unix <text:s/>3 <text:s text:c="5"/>[ ] <text:s text:c="8"/>STREAM <text:s text:c="4"/>CONNECTED <text:s text:c="4"/>46167 <text:s text:c="3"/></text:p>
      <text:p text:style-name="P1">unix <text:s/>3 <text:s text:c="5"/>[ ] <text:s text:c="8"/>STREAM <text:s text:c="4"/>CONNECTED <text:s text:c="4"/>21483 <text:s text:c="3"/>/run/systemd/journal/stdout</text:p>
      <text:p text:style-name="P1">unix <text:s/>3 <text:s text:c="5"/>[ ] <text:s text:c="8"/>STREAM <text:s text:c="4"/>CONNECTED <text:s text:c="4"/>33353 <text:s text:c="3"/>/run/dbus/system_bus_socket</text:p>
      <text:p text:style-name="P1">unix <text:s/>2 <text:s text:c="5"/>[ ] <text:s text:c="8"/>STREAM <text:s text:c="4"/>CONNECTED <text:s text:c="4"/>85160 <text:s text:c="3"/></text:p>
      <text:p text:style-name="P1">unix <text:s/>3 <text:s text:c="5"/>[ ] <text:s text:c="8"/>STREAM <text:s text:c="4"/>CONNECTED <text:s text:c="4"/>53364 <text:s text:c="3"/></text:p>
      <text:p text:style-name="P1">unix <text:s/>3 <text:s text:c="5"/>[ ] <text:s text:c="8"/>STREAM <text:s text:c="4"/>CONNECTED <text:s text:c="4"/>58822 <text:s text:c="3"/>/run/user/1000/wayland-0</text:p>
      <text:p text:style-name="P1">unix <text:s/>3 <text:s text:c="5"/>[ ] <text:s text:c="8"/>STREAM <text:s text:c="4"/>CONNECTED <text:s text:c="4"/>95117 <text:s text:c="3"/></text:p>
      <text:p text:style-name="P1">unix <text:s/>3 <text:s text:c="5"/>[ ] <text:s text:c="8"/>STREAM <text:s text:c="4"/>CONNECTED <text:s text:c="4"/>92192 <text:s text:c="3"/>/run/dbus/system_bus_socket</text:p>
      <text:p text:style-name="P1">unix <text:s/>3 <text:s text:c="5"/>[ ] <text:s text:c="8"/>STREAM <text:s text:c="4"/>CONNECTED <text:s text:c="4"/>53419 <text:s text:c="3"/></text:p>
      <text:p text:style-name="P1">unix <text:s/>3 <text:s text:c="5"/>[ ] <text:s text:c="8"/>STREAM <text:s text:c="4"/>CONNECTED <text:s text:c="4"/>37815 <text:s text:c="3"/></text:p>
      <text:p text:style-name="P1">unix <text:s/>3 <text:s text:c="5"/>[ ] <text:s text:c="8"/>STREAM <text:s text:c="4"/>CONNECTED <text:s text:c="4"/>56380 <text:s text:c="3"/>/run/user/1000/bus</text:p>
      <text:p text:style-name="P1">unix <text:s/>3 <text:s text:c="5"/>[ ] <text:s text:c="8"/>STREAM <text:s text:c="4"/>CONNECTED <text:s text:c="4"/>48470 <text:s text:c="3"/>/run/user/1000/bus</text:p>
      <text:p text:style-name="P1">unix <text:s/>3 <text:s text:c="5"/>[ ] <text:s text:c="8"/>STREAM <text:s text:c="4"/>CONNECTED <text:s text:c="4"/>39366 <text:s text:c="3"/>/run/systemd/journal/stdout</text:p>
      <text:p text:style-name="P1">unix <text:s/>3 <text:s text:c="5"/>[ ] <text:s text:c="8"/>STREAM <text:s text:c="4"/>CONNECTED <text:s text:c="4"/>42240 <text:s text:c="3"/></text:p>
      <text:p text:style-name="P1">unix <text:s/>3 <text:s text:c="5"/>[ ] <text:s text:c="8"/>STREAM <text:s text:c="4"/>CONNECTED <text:s text:c="4"/>36294 <text:s text:c="3"/></text:p>
      <text:p text:style-name="P1">unix <text:s/>3 <text:s text:c="5"/>[ ] <text:s text:c="8"/>STREAM <text:s text:c="4"/>CONNECTED <text:s text:c="4"/>73691 <text:s text:c="3"/>/run/systemd/journal/stdout</text:p>
      <text:p text:style-name="P1">unix <text:s/>3 <text:s text:c="5"/>[ ] <text:s text:c="8"/>STREAM <text:s text:c="4"/>CONNECTED <text:s text:c="4"/>46166 <text:s text:c="3"/></text:p>
      <text:p text:style-name="P1">unix <text:s/>2 <text:s text:c="5"/>[ ] <text:s text:c="8"/>DGRAM <text:s text:c="19"/>19216 <text:s text:c="3"/></text:p>
      <text:p text:style-name="P1">unix <text:s/>3 <text:s text:c="5"/>[ ] <text:s text:c="8"/>STREAM <text:s text:c="4"/>CONNECTED <text:s text:c="4"/>56438 <text:s text:c="3"/>/run/systemd/journal/stdout</text:p>
      <text:p text:style-name="P1">unix <text:s/>3 <text:s text:c="5"/>[ ] <text:s text:c="8"/>STREAM <text:s text:c="4"/>CONNECTED <text:s text:c="4"/>50511 <text:s text:c="3"/></text:p>
      <text:p text:style-name="P1">unix <text:s/>3 <text:s text:c="5"/>[ ] <text:s text:c="8"/>STREAM <text:s text:c="4"/>CONNECTED <text:s text:c="4"/>55400 <text:s text:c="3"/></text:p>
      <text:p text:style-name="P1">unix <text:s/>3 <text:s text:c="5"/>[ ] <text:s text:c="8"/>STREAM <text:s text:c="4"/>CONNECTED <text:s text:c="4"/>53363 <text:s text:c="3"/></text:p>
      <text:p text:style-name="P1"><text:soft-page-break/>unix <text:s/>3 <text:s text:c="5"/>[ ] <text:s text:c="8"/>STREAM <text:s text:c="4"/>CONNECTED <text:s text:c="4"/>88551 <text:s text:c="3"/>/run/user/1000/bus</text:p>
      <text:p text:style-name="P1">unix <text:s/>3 <text:s text:c="5"/>[ ] <text:s text:c="8"/>STREAM <text:s text:c="4"/>CONNECTED <text:s text:c="4"/>52526 <text:s text:c="3"/></text:p>
      <text:p text:style-name="P1">unix <text:s/>3 <text:s text:c="5"/>[ ] <text:s text:c="8"/>STREAM <text:s text:c="4"/>CONNECTED <text:s text:c="4"/>37295 <text:s text:c="3"/>/run/systemd/journal/stdout</text:p>
      <text:p text:style-name="P1">unix <text:s/>3 <text:s text:c="5"/>[ ] <text:s text:c="8"/>STREAM <text:s text:c="4"/>CONNECTED <text:s text:c="4"/>78099 <text:s text:c="3"/></text:p>
      <text:p text:style-name="P1">unix <text:s/>3 <text:s text:c="5"/>[ ] <text:s text:c="8"/>STREAM <text:s text:c="4"/>CONNECTED <text:s text:c="4"/>61463 <text:s text:c="3"/></text:p>
      <text:p text:style-name="P1">unix <text:s/>3 <text:s text:c="5"/>[ ] <text:s text:c="8"/>STREAM <text:s text:c="4"/>CONNECTED <text:s text:c="4"/>46251 <text:s text:c="3"/>/run/user/1000/bus</text:p>
      <text:p text:style-name="P1">unix <text:s/>3 <text:s text:c="5"/>[ ] <text:s text:c="8"/>STREAM <text:s text:c="4"/>CONNECTED <text:s text:c="4"/>36777 <text:s text:c="3"/></text:p>
      <text:p text:style-name="P1">unix <text:s/>2 <text:s text:c="5"/>[ ] <text:s text:c="8"/>DGRAM <text:s text:c="19"/>39040 <text:s text:c="3"/></text:p>
      <text:p text:style-name="P1">unix <text:s/>3 <text:s text:c="5"/>[ ] <text:s text:c="8"/>STREAM <text:s text:c="4"/>CONNECTED <text:s text:c="4"/>38745 <text:s text:c="3"/>/run/systemd/journal/stdout</text:p>
      <text:p text:style-name="P1">unix <text:s/>3 <text:s text:c="5"/>[ ] <text:s text:c="8"/>STREAM <text:s text:c="4"/>CONNECTED <text:s text:c="4"/>80800 <text:s text:c="3"/></text:p>
      <text:p text:style-name="P1">unix <text:s/>3 <text:s text:c="5"/>[ ] <text:s text:c="8"/>STREAM <text:s text:c="4"/>CONNECTED <text:s text:c="4"/>73293 <text:s text:c="3"/>/run/dbus/system_bus_socket</text:p>
      <text:p text:style-name="P1">unix <text:s/>3 <text:s text:c="5"/>[ ] <text:s text:c="8"/>STREAM <text:s text:c="4"/>CONNECTED <text:s text:c="4"/>58174 <text:s text:c="3"/></text:p>
      <text:p text:style-name="P1">unix <text:s/>3 <text:s text:c="5"/>[ ] <text:s text:c="8"/>STREAM <text:s text:c="4"/>CONNECTED <text:s text:c="4"/>51515 <text:s text:c="3"/>/run/systemd/journal/stdout</text:p>
      <text:p text:style-name="P1">unix <text:s/>3 <text:s text:c="5"/>[ ] <text:s text:c="8"/>STREAM <text:s text:c="4"/>CONNECTED <text:s text:c="4"/>48517 <text:s text:c="3"/></text:p>
      <text:p text:style-name="P1">unix <text:s/>3 <text:s text:c="5"/>[ ] <text:s text:c="8"/>STREAM <text:s text:c="4"/>CONNECTED <text:s text:c="4"/>46168 <text:s text:c="3"/></text:p>
      <text:p text:style-name="P1">unix <text:s/>3 <text:s text:c="5"/>[ ] <text:s text:c="8"/>STREAM <text:s text:c="4"/>CONNECTED <text:s text:c="4"/>39029 <text:s text:c="3"/></text:p>
      <text:p text:style-name="P1">unix <text:s/>3 <text:s text:c="5"/>[ ] <text:s text:c="8"/>STREAM <text:s text:c="4"/>CONNECTED <text:s text:c="4"/>41641 <text:s text:c="3"/></text:p>
      <text:p text:style-name="P1">unix <text:s/>3 <text:s text:c="5"/>[ ] <text:s text:c="8"/>STREAM <text:s text:c="4"/>CONNECTED <text:s text:c="4"/>50468 <text:s text:c="3"/></text:p>
      <text:p text:style-name="P1">unix <text:s/>3 <text:s text:c="5"/>[ ] <text:s text:c="8"/>STREAM <text:s text:c="4"/>CONNECTED <text:s text:c="4"/>53277 <text:s text:c="3"/></text:p>
      <text:p text:style-name="P1">unix <text:s/>3 <text:s text:c="5"/>[ ] <text:s text:c="8"/>STREAM <text:s text:c="4"/>CONNECTED <text:s text:c="4"/>37747 <text:s text:c="3"/>/run/user/1000/bus</text:p>
      <text:p text:style-name="P1">unix <text:s/>3 <text:s text:c="5"/>[ ] <text:s text:c="8"/>STREAM <text:s text:c="4"/>CONNECTED <text:s text:c="4"/>82848 <text:s text:c="3"/></text:p>
      <text:p text:style-name="P1">unix <text:s/>3 <text:s text:c="5"/>[ ] <text:s text:c="8"/>STREAM <text:s text:c="4"/>CONNECTED <text:s text:c="4"/>82845 <text:s text:c="3"/>/run/systemd/journal/stdout</text:p>
      <text:p text:style-name="P1">unix <text:s/>3 <text:s text:c="5"/>[ ] <text:s text:c="8"/>STREAM <text:s text:c="4"/>CONNECTED <text:s text:c="4"/>58824 <text:s text:c="3"/>/run/user/1000/wayland-0</text:p>
      <text:p text:style-name="P1">unix <text:s/>3 <text:s text:c="5"/>[ ] <text:s text:c="8"/>STREAM <text:s text:c="4"/>CONNECTED <text:s text:c="4"/>52525 <text:s text:c="3"/></text:p>
      <text:p text:style-name="P1">unix <text:s/>3 <text:s text:c="5"/>[ ] <text:s text:c="8"/>STREAM <text:s text:c="4"/>CONNECTED <text:s text:c="4"/>15972 <text:s text:c="3"/>/run/systemd/journal/stdout</text:p>
      <text:p text:style-name="P1">user@user-pc:~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1:37:26.633488388</meta:creation-date>
    <dc:date>2021-12-05T11:40:49.526443091</dc:date>
    <meta:editing-duration>PT3M2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7" meta:paragraph-count="808" meta:word-count="5849" meta:character-count="55861" meta:non-whitespace-character-count="29721"/>
  </office:meta>
</office:document-meta>
</file>